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1cm" fo:padding-right="1cm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1cm" svg:stroke-color="#4c4c4c" draw:marker-start-width="0.32cm" draw:marker-end-width="0.32cm" draw:fill="none" draw:textarea-horizontal-align="left" draw:textarea-vertical-align="top" draw:auto-grow-height="false" fo:padding-top="0.13cm" fo:padding-bottom="0.13cm" fo:padding-left="0.255cm" fo:padding-right="0.255cm"/>
    </style:style>
    <style:style style:name="gr6" style:family="graphic" style:parent-style-name="standard">
      <style:graphic-properties svg:stroke-color="#333333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draw:fill="none" fo:min-height="1.099cm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26cm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26cm"/>
    </style:style>
    <style:style style:name="gr12" style:family="graphic" style:parent-style-name="standard">
      <style:graphic-properties svg:stroke-color="#333333" draw:fill-color="#cccccc" draw:textarea-horizontal-align="justify" draw:textarea-vertical-align="middle" draw:auto-grow-height="false"/>
    </style:style>
    <style:style style:name="gr13" style:family="graphic" style:parent-style-name="standard">
      <style:graphic-properties svg:stroke-color="#333333" draw:fill="gradient" draw:fill-color="#cccccc" draw:fill-gradient-name="RGB" draw:textarea-horizontal-align="justify" draw:textarea-vertical-align="middle" draw:auto-grow-height="false"/>
    </style:style>
    <style:style style:name="gr14" style:family="graphic" style:parent-style-name="standard">
      <style:graphic-properties svg:stroke-width="0.01cm" svg:stroke-color="#c0c0c0" draw:marker-start-width="0.32cm" draw:marker-end-width="0.32cm" draw:fill-color="#666666" draw:opacity-name="Transparency_20_6" draw:textarea-horizontal-align="center" draw:textarea-vertical-align="middle" fo:padding-top="0.13cm" fo:padding-bottom="0.13cm" fo:padding-left="0.255cm" fo:padding-right="0.255cm"/>
    </style:style>
    <style:style style:name="gr15" style:family="graphic" style:parent-style-name="standard">
      <style:graphic-properties svg:stroke-width="0.01cm" svg:stroke-color="#666666" draw:marker-start-width="0.32cm" draw:marker-end="Arrow" draw:marker-end-width="0.32cm" draw:textarea-horizontal-align="center" draw:textarea-vertical-align="middle" fo:padding-top="0.13cm" fo:padding-bottom="0.13cm" fo:padding-left="0.255cm" fo:padding-right="0.255cm"/>
    </style:style>
    <style:style style:name="gr16" style:family="graphic" style:parent-style-name="standard">
      <style:graphic-properties svg:stroke-width="0.01cm" svg:stroke-color="#666666" draw:marker-start-width="0.32cm" draw:marker-end-width="0.32cm" draw:fill-color="#e6e6e6" draw:opacity-name="Transparency_20_6" draw:textarea-horizontal-align="center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svg:stroke-width="0.05cm" svg:stroke-color="#000080" draw:marker-start-width="0.38cm" draw:marker-end="Square" draw:marker-end-width="0.38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cm" svg:stroke-color="#808080" draw:marker-start-width="0.38cm" draw:marker-end-width="0.3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width="0.05cm" svg:stroke-color="#666666" draw:marker-start-width="0.38cm" draw:marker-end-width="0.38cm" draw:fill="none" draw:textarea-horizontal-align="left" draw:textarea-vertical-align="botto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666666" draw:marker-start-width="0.38cm" draw:marker-end-width="0.38cm" draw:fill="none" draw:textarea-horizontal-align="right" draw:textarea-vertical-align="botto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fill="none" fo:min-height="0.9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99cm"/>
    </style:style>
    <style:style style:name="gr28" style:family="graphic" style:parent-style-name="standard">
      <style:graphic-properties draw:stroke="none" draw:fill="none" fo:min-height="7.566cm"/>
    </style:style>
    <style:style style:name="gr29" style:family="graphic" style:parent-style-name="standard">
      <style:graphic-properties draw:stroke="none" draw:fill="none" fo:min-height="3.51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20cm"/>
    </style:style>
    <style:style style:name="gr31" style:family="graphic" style:parent-style-name="standard">
      <style:graphic-properties draw:stroke="none" draw:fill="none" fo:min-height="0.714cm"/>
    </style:style>
    <style:style style:name="gr32" style:family="graphic" style:parent-style-name="standard">
      <style:graphic-properties svg:stroke-width="0.05cm" svg:stroke-color="#ff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0000ff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00ff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00ff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27.3cm"/>
    </style:style>
    <style:style style:name="gr37" style:family="graphic" style:parent-style-name="standard">
      <style:graphic-properties draw:stroke="none" draw:fill="none" fo:min-height="0.78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cm" fo:min-width="26.1cm"/>
    </style:style>
    <style:style style:name="gr39" style:family="graphic" style:parent-style-name="standard">
      <style:graphic-properties draw:stroke="none" draw:fill="none" fo:min-height="12.3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25.6cm"/>
    </style:style>
    <style:style style:name="gr41" style:family="graphic" style:parent-style-name="standard">
      <style:graphic-properties draw:stroke="solid" svg:stroke-width="0.05cm" svg:stroke-color="#666666" draw:marker-start-width="0.38cm" draw:marker-end-width="0.3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2" style:family="graphic" style:parent-style-name="standard">
      <style:graphic-properties draw:stroke="solid" svg:stroke-width="0.05cm" svg:stroke-color="#666666" draw:marker-start-width="0.38cm" draw:marker-end-width="0.38cm" draw:fill="none" draw:fill-color="#ffffff" draw:textarea-horizontal-align="left" draw:auto-grow-height="true" draw:auto-grow-width="false" fo:min-height="0cm" fo:min-width="8.449cm" fo:padding-top="0.15cm" fo:padding-bottom="0.15cm" fo:padding-left="0.275cm" fo:padding-right="0.275cm"/>
    </style:style>
    <style:style style:name="gr43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4.529cm" fo:min-width="0cm"/>
    </style:style>
    <style:style style:name="gr46" style:family="graphic" style:parent-style-name="standard">
      <style:graphic-properties draw:marker-end="Circle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7cm"/>
    </style:style>
    <style:style style:name="gr48" style:family="graphic" style:parent-style-name="standard">
      <style:graphic-properties draw:stroke="none" draw:fill="none" fo:min-height="1.424cm"/>
    </style:style>
    <style:style style:name="gr4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50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7.05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1.843cm"/>
    </style:style>
    <style:style style:name="pr3" style:family="presentation" style:parent-style-name="Обычный-outline1">
      <style:graphic-properties fo:min-height="13.86cm"/>
    </style:style>
    <style:style style:name="pr4" style:family="presentation" style:parent-style-name="Обычный-title">
      <style:graphic-properties draw:auto-grow-height="true" fo:min-height="1.843cm"/>
    </style:style>
    <style:style style:name="pr5" style:family="presentation" style:parent-style-name="Обычный-outline1">
      <style:graphic-properties draw:stroke="none" draw:fill="none" fo:min-height="13.17cm"/>
    </style:style>
    <style:style style:name="pr6" style:family="presentation" style:parent-style-name="Обычный-outline1">
      <style:graphic-properties draw:stroke="none" draw:fill="none" fo:min-height="0.946cm"/>
    </style:style>
    <style:style style:name="pr7" style:family="presentation" style:parent-style-name="Обычный-outline1">
      <style:graphic-properties fo:min-height="13.859cm"/>
    </style:style>
    <style:style style:name="pr8" style:family="presentation" style:parent-style-name="Обычный-outline1">
      <style:graphic-properties fo:min-height="1.859cm"/>
    </style:style>
    <style:style style:name="pr9" style:family="presentation" style:parent-style-name="Обычный-outline2">
      <style:graphic-properties draw:stroke="none" draw:fill="none" fo:min-height="1.103cm"/>
    </style:style>
    <style:style style:name="pr10" style:family="presentation" style:parent-style-name="Обычный-outline1">
      <style:graphic-properties draw:auto-grow-height="true" fo:min-height="13.859cm"/>
    </style:style>
    <style:style style:name="pr11" style:family="presentation" style:parent-style-name="Обычный-outline1">
      <style:graphic-properties draw:auto-grow-height="true" fo:min-height="14.7cm"/>
    </style:style>
    <style:style style:name="pr12" style:family="presentation" style:parent-style-name="Обычный-outline1">
      <style:graphic-properties fo:min-height="14.001cm"/>
    </style:style>
    <style:style style:name="pr13" style:family="presentation" style:parent-style-name="Обычный-outline1" style:list-style-name="L10">
      <style:graphic-properties fo:min-height="13.86cm"/>
    </style:style>
    <style:style style:name="co1" style:family="table-column">
      <style:table-column-properties style:column-width="2.253cm" style:use-optimal-column-width="false"/>
    </style:style>
    <style:style style:name="co2" style:family="table-column">
      <style:table-column-properties style:column-width="3.388cm" style:use-optimal-column-width="false"/>
    </style:style>
    <style:style style:name="co3" style:family="table-column">
      <style:table-column-properties style:column-width="5.794cm" style:use-optimal-column-width="false"/>
    </style:style>
    <style:style style:name="co4" style:family="table-column">
      <style:table-column-properties style:column-width="2.258cm" style:use-optimal-column-width="false"/>
    </style:style>
    <style:style style:name="co5" style:family="table-column">
      <style:table-column-properties style:column-width="3.496cm" style:use-optimal-column-width="false"/>
    </style:style>
    <style:style style:name="co6" style:family="table-column">
      <style:table-column-properties style:column-width="8.505cm" style:use-optimal-column-width="false"/>
    </style:style>
    <style:style style:name="co7" style:family="table-column">
      <style:table-column-properties style:column-width="1.372cm" style:use-optimal-column-width="false"/>
    </style:style>
    <style:style style:name="co8" style:family="table-column">
      <style:table-column-properties style:column-width="1.378cm" style:use-optimal-column-width="false"/>
    </style:style>
    <style:style style:name="co9" style:family="table-column">
      <style:table-column-properties style:column-width="1.409cm" style:use-optimal-column-width="false"/>
    </style:style>
    <style:style style:name="co10" style:family="table-column">
      <style:table-column-properties style:column-width="1.418cm" style:use-optimal-column-width="false"/>
    </style:style>
    <style:style style:name="co11" style:family="table-column">
      <style:table-column-properties style:column-width="1.038cm" style:use-optimal-column-width="false"/>
    </style:style>
    <style:style style:name="co12" style:family="table-column">
      <style:table-column-properties style:column-width="1.029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2.631cm"/>
    </style:style>
    <style:style style:name="ro3" style:family="table-row">
      <style:table-row-properties style:row-height="2.157cm"/>
    </style:style>
    <style:style style:name="ro4" style:family="table-row">
      <style:table-row-properties style:row-height="1.209cm"/>
    </style:style>
    <style:style style:name="ro5" style:family="table-row">
      <style:table-row-properties style:row-height="1.468cm"/>
    </style:style>
    <style:style style:name="ro6" style:family="table-row">
      <style:table-row-properties style:row-height="0.937cm"/>
    </style:style>
    <style:style style:name="ro7" style:family="table-row">
      <style:table-row-properties style:row-height="0.972cm"/>
    </style:style>
    <style:style style:name="ro8" style:family="table-row">
      <style:table-row-properties style:row-height="0.9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ce4" style:family="table-cell">
      <style:graphic-properties style:repeat="repeat"/>
      <style:paragraph-properties fo:text-align="center"/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ce5" style:family="table-cell">
      <style:graphic-properties style:repeat="repeat"/>
      <style:paragraph-properties fo:text-align="center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top="0.42cm" fo:margin-bottom="0.35cm" fo:text-align="start"/>
      <style:text-properties fo:font-size="1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left="1cm" fo:margin-right="0cm" fo:margin-top="0cm" fo:margin-bottom="0.2cm" fo:text-indent="0cm"/>
    </style:style>
    <style:style style:name="P10" style:family="paragraph">
      <style:paragraph-properties fo:margin-top="0cm" fo:margin-bottom="0.2cm"/>
      <style:text-properties fo:font-size="20pt" style:font-size-asian="20pt" style:font-size-complex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8pt" fo:font-weight="bold" style:font-weight-asian="bold" style:font-weight-complex="bold"/>
    </style:style>
    <style:style style:name="P13" style:family="paragraph">
      <style:paragraph-properties fo:text-align="center"/>
      <style:text-properties fo:color="#333333"/>
    </style:style>
    <style:style style:name="P14" style:family="paragraph">
      <style:paragraph-properties fo:text-align="start"/>
      <style:text-properties fo:color="#333333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left="1cm" fo:margin-right="0cm" fo:text-indent="-1cm"/>
    </style:style>
    <style:style style:name="P16" style:family="paragraph">
      <style:paragraph-properties fo:margin-left="1cm" fo:margin-right="0cm" fo:text-indent="-1cm"/>
      <style:text-properties fo:font-size="28pt" style:font-size-asian="28pt" style:font-size-complex="28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margin-top="0cm" fo:margin-bottom="0.5cm"/>
    </style:style>
    <style:style style:name="P21" style:family="paragraph">
      <style:paragraph-properties fo:margin-left="1cm" fo:margin-right="0cm" fo:margin-top="0cm" fo:margin-bottom="0.5cm" fo:text-indent="-1cm"/>
    </style:style>
    <style:style style:name="P22" style:family="paragraph">
      <style:paragraph-properties fo:margin-top="0cm" fo:margin-bottom="0.5cm"/>
      <style:text-properties fo:font-size="22pt" style:font-size-asian="22pt" style:font-size-complex="22pt"/>
    </style:style>
    <style:style style:name="P23" style:family="paragraph">
      <style:text-properties fo:font-size="28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paragraph-properties fo:text-align="center"/>
      <style:text-properties fo:color="#ffff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8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9" style:family="paragraph">
      <style:paragraph-properties fo:text-align="center"/>
      <style:text-properties fo:color="#66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0" style:family="paragraph">
      <style:paragraph-properties fo:text-align="center"/>
      <style:text-properties fo:color="#666666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1" style:family="paragraph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2" style:family="paragraph">
      <style:paragraph-properties fo:margin-top="0cm" fo:margin-bottom="0.4cm"/>
    </style:style>
    <style:style style:name="P33" style:family="paragraph">
      <style:paragraph-properties fo:margin-top="0cm" fo:margin-bottom="0.4cm"/>
      <style:text-properties fo:font-size="20pt" style:font-size-asian="20pt" style:font-size-complex="20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end"/>
      <style:text-properties fo:font-size="18pt"/>
    </style:style>
    <style:style style:name="P36" style:family="paragraph">
      <style:paragraph-properties fo:text-align="end"/>
      <style:text-properties fo:font-size="14pt" style:font-size-asian="14pt" style:font-size-complex="14pt"/>
    </style:style>
    <style:style style:name="P37" style:family="paragraph">
      <style:text-properties fo:font-size="16pt" fo:font-weight="bold" style:font-size-asian="16pt" style:font-weight-asian="bold" style:font-size-complex="16pt" style:font-weight-complex="bold"/>
    </style:style>
    <style:style style:name="P38" style:family="paragraph">
      <style:text-properties fo:font-size="18pt" fo:font-weight="bold" style:font-weight-asian="bold" style:font-weight-complex="bold"/>
    </style:style>
    <style:style style:name="P39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0" style:family="paragraph">
      <style:text-properties fo:font-size="30pt" fo:font-weight="bold" style:font-size-asian="30pt" style:font-weight-asian="bold" style:font-size-complex="30pt" style:font-weight-complex="bold"/>
    </style:style>
    <style:style style:name="P41" style:family="paragraph">
      <style:text-properties fo:font-size="18pt" fo:font-weight="normal" style:font-weight-asian="normal" style:font-weight-complex="normal"/>
    </style:style>
    <style:style style:name="P42" style:family="paragraph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43" style:family="paragraph">
      <style:text-properties fo:font-size="28pt" style:font-size-asian="28pt" style:font-size-complex="28pt"/>
    </style:style>
    <style:style style:name="P44" style:family="paragraph">
      <style:text-properties fo:font-size="25pt" style:font-size-asian="25pt" style:font-size-complex="25pt"/>
    </style:style>
    <style:style style:name="P45" style:family="paragraph">
      <style:text-properties fo:font-size="30pt" style:font-size-asian="30pt" style:font-size-complex="30pt"/>
    </style:style>
    <style:style style:name="P46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7" style:family="paragraph">
      <style:text-properties fo:font-size="22pt" fo:font-weight="bold" style:font-size-asian="22pt" style:font-weight-asian="bold" style:font-size-complex="22pt" style:font-weight-complex="bold"/>
    </style:style>
    <style:style style:name="P48" style:family="paragraph">
      <style:text-properties fo:color="#000080" fo:font-size="18pt" fo:font-weight="bold" style:font-size-asian="18pt" style:font-weight-asian="bold" style:font-size-complex="18pt" style:font-weight-complex="bold"/>
    </style:style>
    <style:style style:name="P49" style:family="paragraph">
      <style:text-properties fo:font-size="18pt"/>
    </style:style>
    <style:style style:name="P50" style:family="paragraph">
      <style:paragraph-properties fo:margin-top="0cm" fo:margin-bottom="0.4cm"/>
      <style:text-properties fo:font-size="18pt" style:font-size-asian="18pt" style:font-size-complex="18pt"/>
    </style:style>
    <style:style style:name="P51" style:family="paragraph">
      <style:paragraph-properties fo:margin-top="0cm" fo:margin-bottom="0.2cm"/>
      <style:text-properties fo:font-size="18pt" style:font-size-asian="18pt" style:font-size-complex="18pt"/>
    </style:style>
    <style:style style:name="T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CMU Typewriter Text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7" style:family="text">
      <style:text-properties fo:font-family="Arial" style:font-family-generic="roman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8" style:family="text">
      <style:text-properties fo:font-family="Arial" style:font-family-generic="roman" style:font-pitch="variable" fo:font-size="24pt" fo:font-weight="bold" style:font-family-asian="Arial" style:font-style-name-asian="Normal" style:font-family-generic-asian="swiss" style:font-size-asian="24pt" style:font-weight-asian="bold" style:font-family-complex="Arial" style:font-style-name-complex="Normal" style:font-family-generic-complex="swiss" style:font-size-complex="24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333333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8pt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ffff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color="#ffffff" fo:font-family="Arial" style:font-family-generic="roman" style:font-pitch="variable" fo:font-size="18pt" fo:font-weight="bold" style:letter-kerning="true" style:font-family-asian="'Droid Sans Fallback'" style:font-family-generic-asian="system" style:font-pitch-asian="variabl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28" style:family="text">
      <style:text-properties fo:color="#66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color="#666666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24pt" fo:font-style="italic" style:font-size-asian="24pt" style:font-style-asian="italic" style:font-size-complex="24pt" style:font-style-complex="italic"/>
    </style:style>
    <style:style style:name="T35" style:family="text">
      <style:text-properties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T36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style:text-position="sub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font-size="30pt" fo:font-weight="bold" style:font-size-asian="30pt" style:font-weight-asian="bold" style:font-size-complex="30pt" style:font-weight-complex="bold"/>
    </style:style>
    <style:style style:name="T40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size="18pt" fo:font-weight="normal" style:font-weight-asian="normal" style:font-weight-complex="normal"/>
    </style:style>
    <style:style style:name="T42" style:family="text">
      <style:text-properties fo:font-size="6pt" fo:font-weight="normal" style:font-size-asian="6pt" style:font-weight-asian="normal" style:font-size-complex="6pt" style:font-weight-complex="normal"/>
    </style:style>
    <style:style style:name="T43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44" style:family="text">
      <style:text-properties fo:font-size="25pt" style:font-size-asian="25pt" style:font-size-complex="25pt"/>
    </style:style>
    <style:style style:name="T4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6" style:family="text">
      <style:text-properties fo:font-size="30pt" style:font-size-asian="30pt" style:font-size-complex="30pt"/>
    </style:style>
    <style:style style:name="T4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fo:color="#000080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0" style:family="text">
      <style:text-properties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bullet text:level="1" text:bullet-char="●">
        <style:list-level-properties text:min-label-width="1.0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1.05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1.05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1.05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2.4cm" text:min-label-width="1.05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3cm" text:min-label-width="1.05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3.6cm" text:min-label-width="1.05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4.2cm" text:min-label-width="1.05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4.8cm" text:min-label-width="1.05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5.4cm" text:min-label-width="1.05cm"/>
        <style:text-properties fo:font-family="StarSymbol" style:use-window-font-color="true" fo:font-size="100%"/>
      </text:list-level-style-bullet>
    </text:list-style>
    <text:list-style style:name="L9">
      <text:list-level-style-bullet text:level="1" text:bullet-char="●">
        <style:list-level-properties text:min-label-width="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100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7.749cm" svg:height="2.651cm" svg:x="0.2cm" svg:y="15.367cm">
          <draw:text-box>
            <text:p text:style-name="P1"><text:span text:style-name="T1">М.В. Крапошин (НИЦ Курчатовский Институт)</text:span></text:p>
            <text:p text:style-name="P1"><text:span text:style-name="T1">О.И. Самоваров (Институт Системного Программирования РАН)</text:span></text:p>
            <text:p text:style-name="P1"><text:span text:style-name="T1">С.В. Стрижак (ГОУ ВПО МГТУ им. Баумана)</text:span></text:p>
          </draw:text-box>
        </draw:frame>
        <draw:frame draw:style-name="gr2" draw:text-style-name="P4" draw:layer="layout" svg:width="28cm" svg:height="10.497cm" svg:x="0cm" svg:y="4.004cm">
          <draw:text-box>
            <text:p text:style-name="P3"><text:span text:style-name="T2">Школа-семинар</text:span></text:p>
            <text:p text:style-name="P3"><text:span text:style-name="T3">«Расширенные возможности пакета OpenFOAM»</text:span></text:p>
            <text:p text:style-name="P3"><text:span text:style-name="T3"/></text:p>
            <text:p text:style-name="P3"><text:span text:style-name="T3">СТРУКТУРНЫЕ ЕДИНИЦЫ OPENFOAM</text:span></text:p>
          </draw:text-box>
        </draw:frame>
        <draw:frame draw:style-name="gr3" draw:text-style-name="P5" draw:layer="layout" svg:width="3.008cm" svg:height="0.646cm" svg:x="14.116cm" svg:y="11.618cm">
          <draw:text-box>
            <text:p text:style-name="P5">m9hIU3EkhMLl 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ОДЕРЖАНИЕ</text:p>
          </draw:text-box>
        </draw:frame>
        <draw:frame presentation:style-name="pr3" draw:layer="layout" svg:width="28cm" svg:height="13.86cm" svg:x="0cm" svg:y="4.641cm" presentation:class="outline">
          <draw:text-box>
            <text:list text:style-name="L2">
              <text:list-item>
                <text:p>C++ в OPENFOAM</text:p>
              </text:list-item>
              <text:list-item>
                <text:p>УРОВНИ АБСТРАКЦИИ</text:p>
              </text:list-item>
              <text:list-item>
                <text:p>ОСНОВНЫЕ КЛАССЫ И ИХ НАЗНАЧЕНИЕ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8cm" svg:height="1.843cm" svg:x="0cm" svg:y="2.5cm" presentation:class="title">
          <draw:text-box>
            <text:p>ИСПОЛЬЗОВАНИЕ ТЕХНОЛОГИИ C++ В OpenFOAM</text:p>
          </draw:text-box>
        </draw:frame>
        <draw:frame presentation:style-name="pr5" draw:text-style-name="P6" draw:layer="layout" svg:width="25.986cm" svg:height="13.271cm" svg:x="1.014cm" svg:y="4.83cm">
          <draw:text-box>
            <text:p><text:span text:style-name="T4">Инкапсуляция</text:span><text:span text:style-name="T5"> — разработаны классы тензоров 0-го, 1-го и 2-го порядков в 3-х мерном пространстве, определены понятия сетки (пространства), времени, полей величин, схем дискретизации и решения систем линейных алгебраических уравнений. Работа с ними осуществляется как с отдельными объектами («чёрными ящиками»).</text:span></text:p>
            <text:p><text:span text:style-name="T4">Наследование</text:span><text:span text:style-name="T5"> — за счет гибкого, эволюционного подхода наследования исключено дублирование кода, построена естественная иерархия объектов (пример: модель турбулентности → RAS модель → k-</text:span><text:span text:style-name="T6">ε</text:span><text:span text:style-name="T7"> модель).</text:span></text:p>
            <text:p><text:span text:style-name="T8">Полиморфизм</text:span><text:span text:style-name="T7"> — одни и те же методы используются для математических операций с полями тензоров, векторов и скаляров, матриц и массивов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8cm" svg:height="1.843cm" svg:x="0cm" svg:y="2.3cm" presentation:class="title" presentation:user-transformed="true">
          <draw:text-box>
            <text:p>УРОВНИ АБСТРАКЦИИ OpenFOAM</text:p>
          </draw:text-box>
        </draw:frame>
        <draw:frame presentation:style-name="pr6" draw:text-style-name="P10" draw:layer="layout" svg:width="19.1cm" svg:height="15.423cm" svg:x="6.9cm" svg:y="4.054cm">
          <draw:text-box>
            <text:p text:style-name="P8"><text:span text:style-name="T9">Платформа OpenFOAM включает в себя следующие уровни (могут находиться <text:s/>в различных библиотеках):</text:span></text:p>
            <text:p text:style-name="P9"><text:span text:style-name="T10">1) Системный: файлы, потоки, системные команды, динамические библиотеки</text:span></text:p>
            <text:p text:style-name="P9"><text:span text:style-name="T10">2) Примитивы программирования: массивы, списки, программные указатели, хэш-списки, контейнеры</text:span></text:p>
            <text:p text:style-name="P9"><text:span text:style-name="T10">3) Математические примитивы: тензоры, вектора, скаляры, поля тензоров, размерности физических величин</text:span></text:p>
            <text:p text:style-name="P9"><text:span text:style-name="T10">4) Физическое время</text:span></text:p>
            <text:p text:style-name="P9"><text:span text:style-name="T10">5) Пространство (сетка)</text:span></text:p>
            <text:p text:style-name="P9"><text:span text:style-name="T10">6) Средства дискретизации уравнений, матрица СЛАУ</text:span></text:p>
            <text:p text:style-name="P9"><text:span text:style-name="T10">7) Методы решения систем линейных алгебраических уравнений</text:span></text:p>
            <text:p text:style-name="P9"><text:span text:style-name="T10">8) Алгоритмы интегрирования ДУ в ЧП</text:span></text:p>
            <text:p text:style-name="P9"><text:span text:style-name="T10">9) Решатели и утилиты (приложения)</text:span></text:p>
          </draw:text-box>
        </draw:frame>
        <draw:custom-shape draw:style-name="gr5" draw:text-style-name="P12" draw:layer="layout" svg:width="22cm" svg:height="2cm" svg:x="0.3cm" svg:y="17.6cm">
          <text:p text:style-name="P11"><text:span text:style-name="T11">III. Приложения, </text:span></text:p>
          <text:p text:style-name="P11"><text:span text:style-name="T11">Уровень пользователя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5.5cm" svg:height="3.7cm" svg:x="0.3cm" svg:y="6.6cm">
          <text:p text:style-name="P11"><text:span text:style-name="T11">I. Библиотека,</text:span><text:span text:style-name="T11"><text:line-break/></text:span><text:span text:style-name="T11">системный уровень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5.5cm" svg:height="7cm" svg:x="0.3cm" svg:y="10.4cm">
          <text:p text:style-name="P11"><text:span text:style-name="T11">II. Библиотека,</text:span><text:span text:style-name="T11"><text:line-break/></text:span><text:span text:style-name="T11">Уровень </text:span><text:span text:style-name="T11"><text:line-break/></text:span><text:span text:style-name="T11">разработчика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27cm" svg:y1="17cm" svg:x2="27cm" svg:y2="6.1cm">
          <text:p/>
        </draw:line>
        <draw:frame draw:style-name="gr7" draw:text-style-name="P14" draw:layer="layout" svg:width="4.21cm" svg:height="0.963cm" draw:transform="rotate (1.5707963267946) translate (26.02cm 13.69cm)">
          <draw:text-box>
            <text:p text:style-name="P11"><text:span text:style-name="T12">Сложность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УРОВНИ OPENFOAM СОГЛАСНО HRVOJE JASAK</text:p>
          </draw:text-box>
        </draw:frame>
        <draw:frame draw:style-name="gr8" draw:text-style-name="P16" draw:layer="layout" svg:width="26.087cm" svg:height="10.16cm" svg:x="1.013cm" svg:y="4.8cm">
          <draw:text-box>
            <text:list text:style-name="L3">
              <text:list-item>
                <text:p text:style-name="P15"><text:span text:style-name="T13"><text:s/></text:span><text:span text:style-name="T13">Пространство и время: </text:span><text:span text:style-name="T14">polyMesh</text:span><text:span text:style-name="T13">, </text:span><text:span text:style-name="T14">fvMesh</text:span><text:span text:style-name="T13">, </text:span><text:span text:style-name="T14">Time</text:span></text:p>
              </text:list-item>
              <text:list-item>
                <text:p text:style-name="P15"><text:span text:style-name="T13"><text:s/></text:span><text:span text:style-name="T13">Алгебраические преобразования над полями: </text:span><text:span text:style-name="T14">Field</text:span><text:span text:style-name="T13">, </text:span><text:span text:style-name="T14">DimensionedField</text:span><text:span text:style-name="T13">, </text:span><text:span text:style-name="T14">GeometricField</text:span></text:p>
              </text:list-item>
              <text:list-item>
                <text:p text:style-name="P15"><text:span text:style-name="T13"><text:s/></text:span><text:span text:style-name="T13">Граничные условия: </text:span><text:span text:style-name="T14">fvPatchField</text:span><text:span text:style-name="T13"> и наследуемые классы</text:span></text:p>
              </text:list-item>
              <text:list-item>
                <text:p text:style-name="P15"><text:span text:style-name="T13"><text:s/></text:span><text:span text:style-name="T13">Разреженные матрицы: </text:span><text:span text:style-name="T14">lduMatrix</text:span><text:span text:style-name="T13">, </text:span><text:span text:style-name="T14">fvMatrix</text:span><text:span text:style-name="T13"> и линейные решатели</text:span></text:p>
              </text:list-item>
              <text:list-item>
                <text:p text:style-name="P15"><text:span text:style-name="T13"><text:s/></text:span><text:span text:style-name="T13">Конечно-Объёмная дискретизация: пространства имён </text:span><text:span text:style-name="T14">fvc::</text:span><text:span text:style-name="T13"> и </text:span><text:span text:style-name="T14">fvm::</text:span></text:p>
              </text:list-item>
            </text:list>
          </draw:text-box>
        </draw:frame>
        <draw:frame draw:style-name="gr9" draw:text-style-name="P18" draw:layer="layout" svg:width="27cm" svg:height="3.554cm" svg:x="0.5cm" svg:y="15.7cm">
          <draw:text-box>
            <text:p text:style-name="P17"><text:span text:style-name="T13">Все эти классы соответствует 2-ому уровню абстракции. Часть из них являются общими, часть предназначена только для МКО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ИМИТИВЫ СИСТЕМНОГО УРОВНЯ (POSIX)</text:p>
          </draw:text-box>
        </draw:frame>
        <draw:frame presentation:style-name="pr7" draw:text-style-name="P19" draw:layer="layout" svg:width="28cm" svg:height="14.908cm" svg:x="0cm" svg:y="4.341cm" presentation:class="outline" presentation:user-transformed="true">
          <draw:text-box>
            <text:list text:style-name="L2">
              <text:list-item>
                <text:p><text:span text:style-name="T15">regExp</text:span><text:span text:style-name="T9"> — работа со строками, поиск выражений</text:span></text:p>
              </text:list-item>
              <text:list-item>
                <text:p><text:span text:style-name="T15">fileStat</text:span><text:span text:style-name="T9"> — статус файла (чтение и запись)</text:span></text:p>
              </text:list-item>
              <text:list-item>
                <text:p><text:span text:style-name="T15">sigFpe</text:span><text:span text:style-name="T9"> — обработка ошибки при вычислениях с плавающей точкой (SIGFPE)</text:span></text:p>
              </text:list-item>
              <text:list-item>
                <text:p><text:span text:style-name="T15">sigInt</text:span><text:span text:style-name="T9"> — обработка ошибки при прерывании с клавиатуры (SIGINT)</text:span></text:p>
              </text:list-item>
              <text:list-item>
                <text:p><text:span text:style-name="T15">sigQuit</text:span><text:span text:style-name="T9"> — обработка при выходе с клавиатуры (SIGQUIT)</text:span></text:p>
              </text:list-item>
              <text:list-item>
                <text:p><text:span text:style-name="T15">sigSegv</text:span><text:span text:style-name="T9"> — обработка ошибки при обращении к запретной области памяти (SIGSEGV)</text:span></text:p>
              </text:list-item>
              <text:list-item>
                <text:p><text:span text:style-name="T15">cpuTime</text:span><text:span text:style-name="T9"> — счет времени, затрачиваемого ЦП (CPU)</text:span></text:p>
              </text:list-item>
              <text:list-item>
                <text:p><text:span text:style-name="T15">clockTime</text:span><text:span text:style-name="T9"> — счет общего времени, затрачиваемого на выполнение</text:span></text:p>
              </text:list-item>
              <text:list-item>
                <text:p><text:span text:style-name="T15">Mutex</text:span><text:span text:style-name="T9"> — определение одноместного семафора</text:span></text:p>
              </text:list-item>
              <text:list-item>
                <text:p><text:span text:style-name="T9">И другие классы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ИМИТИВЫ СИСТЕМНОГО УРОВНЯ, ПАМЯТЬ</text:p>
          </draw:text-box>
        </draw:frame>
        <draw:frame draw:style-name="gr10" draw:text-style-name="P22" draw:layer="layout" svg:width="26.5cm" svg:height="11.299cm" svg:x="1cm" svg:y="4.9cm">
          <draw:text-box>
            <text:list text:style-name="L4">
              <text:list-header>
                <text:p text:style-name="P20"><text:span text:style-name="T9">Хранение объектов в памяти</text:span></text:p>
              </text:list-header>
              <text:list-item>
                <text:p text:style-name="P21"><text:span text:style-name="T9"><text:s text:c="2"/></text:span><text:span text:style-name="T15">template &lt;class T&gt; Xfer&lt;T&gt;</text:span><text:span text:style-name="T9"> - простейший класс для хранения объекта, у инкапсулируемого объекта должны быть реализованы методы </text:span><text:span text:style-name="T15">transfer()</text:span><text:span text:style-name="T9"> и </text:span><text:span text:style-name="T15">copy()</text:span></text:p>
              </text:list-item>
              <text:list-item>
                <text:p text:style-name="P21"><text:span text:style-name="T9"><text:s/></text:span><text:span text:style-name="T15"><text:s/></text:span><text:span text:style-name="T15">template &lt;class T&gt; autoPtr&lt;T&gt;</text:span><text:span text:style-name="T9"> - программный указатель, уничтожает объект при вызове метода </text:span><text:span text:style-name="T15">clear()</text:span><text:span text:style-name="T9">, обнуляет хранящийся адрес при вызове метода </text:span><text:span text:style-name="T15">ptr()</text:span></text:p>
              </text:list-item>
              <text:list-item>
                <text:p text:style-name="P21"><text:span text:style-name="T9"><text:s text:c="2"/></text:span><text:span text:style-name="T15">template &lt;class T&gt; tmp&lt;T&gt;</text:span><text:span text:style-name="T9"> - программный указатель с учетом числа ссылок (инкапсулированный объект должен содержать методы </text:span><text:span text:style-name="T15">count()</text:span><text:span text:style-name="T9">, </text:span><text:span text:style-name="T15">okToDelete()</text:span><text:span text:style-name="T9">,</text:span><text:span text:style-name="T15"> resetRefCount()</text:span><text:span text:style-name="T9"> и операторы </text:span><text:span text:style-name="T15">++()</text:span><text:span text:style-name="T9">, </text:span><text:span text:style-name="T9"><text:line-break/></text:span><text:span text:style-name="T9">и </text:span><text:span text:style-name="T15">--(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ИМИТИВЫ СИСТЕМНОГО УРОВНЯ, МАССИВЫ</text:p>
          </draw:text-box>
        </draw:frame>
        <draw:frame draw:style-name="gr11" draw:text-style-name="P22" draw:layer="layout" svg:width="26.5cm" svg:height="14.035cm" svg:x="1cm" svg:y="4.901cm">
          <draw:text-box>
            <text:list text:style-name="L4">
              <text:list-header>
                <text:p text:style-name="P20"><text:span text:style-name="T9">Хранение объектов в памяти</text:span></text:p>
              </text:list-header>
              <text:list-item>
                <text:p text:style-name="P21"><text:span text:style-name="T15"><text:s text:c="2"/></text:span><text:span text:style-name="T15">template &lt;class T&gt; UList&lt;T&gt;</text:span><text:span text:style-name="T9"> - одномерный массив данных с известным размером, использованием конструктора по умолчанию для вновь создаваемых элементов, итераторами, проверкой границ и вводом/выводом</text:span></text:p>
              </text:list-item>
              <text:list-item>
                <text:p text:style-name="P21"><text:span text:style-name="T9"><text:s text:c="2"/></text:span><text:span text:style-name="T15">template &lt;class T&gt; List&lt;T&gt;</text:span><text:span text:style-name="T9"> - подкласс UList&lt;T&gt;, с известным размером и возможностью сохранения данных при изменении размера, операциями копирования и удаления</text:span></text:p>
              </text:list-item>
              <text:list-item>
                <text:p text:style-name="P21"><text:span text:style-name="T9"><text:s text:c="2"/></text:span><text:span text:style-name="T15">template &lt;class T&gt; DynamicList&lt;T&gt;</text:span><text:span text:style-name="T9"> - подкласс List&lt;T&gt; с поддержкой переменного размера</text:span></text:p>
              </text:list-item>
              <text:list-item>
                <text:p text:style-name="P21"><text:span text:style-name="T9"><text:s text:c="2"/></text:span><text:span text:style-name="T15">template &lt;class T, Key, class Hash&gt; HashTable &lt;T, Key, Hash&gt;</text:span><text:span text:style-name="T9"> - хэш-таблица, построенная в соответствии со стандартами STL</text:span></text:p>
              </text:list-item>
              <text:list-item>
                <text:p text:style-name="P21"><text:span text:style-name="T9"><text:s text:c="2"/></text:span><text:span text:style-name="T9">Другие классы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ТЕНЗОРНЫЕ ПРИМИТИВЫ</text:p>
          </draw:text-box>
        </draw:frame>
        <draw:frame presentation:style-name="pr7" draw:layer="layout" svg:width="28cm" svg:height="13.859cm" svg:x="0cm" svg:y="4.641cm" presentation:class="outline">
          <draw:text-box>
            <text:list text:style-name="L2">
              <text:list-item>
                <text:p>Скаляр: <text:span text:style-name="T16">scalar</text:span> — действительное число с плавающей точкой (одинарной или двойной точности</text:p>
              </text:list-item>
              <text:list-item>
                <text:p>Вектор: <text:span text:style-name="T16">template &lt;class C&gt; Vector&lt;C&gt;</text:span> - вектор размерности N чисел с плавающей точкой и определением соответствующих операций</text:p>
              </text:list-item>
              <text:list-item>
                <text:p>Тензор: <text:span text:style-name="T16">template &lt;class C&gt; Tensor&lt;C&gt;</text:span>- тензор 3D пространства для чисел с плавающей точкой и определением операций скалярного, тензорного и прочих типов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ОПЕРАЦИИ С ТЕНЗОРНЫМИ ПРИМИТИВАМИ</text:p>
          </draw:text-box>
        </draw:frame>
        <draw:frame presentation:style-name="pr8" draw:text-style-name="P6" draw:layer="layout" svg:width="27.5cm" svg:height="1.889cm" svg:x="0.4cm" svg:y="4.641cm" presentation:class="outline" presentation:user-transformed="true">
          <draw:text-box>
            <text:p><text:span text:style-name="T5">Для выполнения алгебраических преобразований над тензорами в OpenFOAM переопределены основные операторы:</text:span></text:p>
          </draw:text-box>
        </draw:frame>
        <draw:frame draw:style-name="standard" draw:layer="layout" svg:width="25.693cm" svg:height="10.596cm" svg:x="1.337cm" svg:y="7.188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7">№№</text:span></text:p>
              </table:table-cell>
              <table:table-cell>
                <text:p><text:span text:style-name="T17">Оператор</text:span></text:p>
              </table:table-cell>
              <table:table-cell>
                <text:p><text:span text:style-name="T17">Описание</text:span></text:p>
              </table:table-cell>
              <table:table-cell>
                <text:p><text:span text:style-name="T17">№№</text:span></text:p>
              </table:table-cell>
              <table:table-cell>
                <text:p><text:span text:style-name="T17">Оператор</text:span></text:p>
              </table:table-cell>
              <table:table-cell>
                <text:p><text:span text:style-name="T17">Описание</text:span></text:p>
              </table:table-cell>
            </table:table-row>
            <table:table-row table:style-name="ro2" table:default-cell-style-name="ce1">
              <table:table-cell>
                <text:p><text:span text:style-name="T17">1</text:span></text:p>
              </table:table-cell>
              <table:table-cell>
                <text:p><text:span text:style-name="T17">=</text:span></text:p>
              </table:table-cell>
              <table:table-cell table:style-name="ce2">
                <text:p><text:span text:style-name="T18">Покомпонетное присваивание значения одного тензора другому. Ранг тензоров должен совпадать</text:span></text:p>
              </table:table-cell>
              <table:table-cell>
                <text:p><text:span text:style-name="T17">11</text:span></text:p>
              </table:table-cell>
              <table:table-cell>
                <text:p><text:span text:style-name="T17">T.T()</text:span></text:p>
              </table:table-cell>
              <table:table-cell table:style-name="ce2">
                <text:p><text:span text:style-name="T18">Операция транспонирования тензора</text:span></text:p>
              </table:table-cell>
            </table:table-row>
            <table:table-row table:style-name="ro3" table:default-cell-style-name="ce1">
              <table:table-cell>
                <text:p><text:span text:style-name="T17">2</text:span></text:p>
              </table:table-cell>
              <table:table-cell>
                <text:p><text:span text:style-name="T17">+, -, *,/</text:span></text:p>
              </table:table-cell>
              <table:table-cell table:style-name="ce2">
                <text:p><text:span text:style-name="T18">Покомпонетные операции сложения, вычитания и умножения и деления на скаляр</text:span></text:p>
              </table:table-cell>
              <table:table-cell>
                <text:p><text:span text:style-name="T17">12</text:span></text:p>
              </table:table-cell>
              <table:table-cell>
                <text:p><text:span text:style-name="T17">tr(T)</text:span></text:p>
              </table:table-cell>
              <table:table-cell table:style-name="ce2">
                <text:p><text:span text:style-name="T18">След тензора</text:span></text:p>
              </table:table-cell>
            </table:table-row>
            <table:table-row table:style-name="ro4" table:default-cell-style-name="ce1">
              <table:table-cell>
                <text:p><text:span text:style-name="T17">3</text:span></text:p>
              </table:table-cell>
              <table:table-cell>
                <text:p><text:span text:style-name="T17">*</text:span></text:p>
              </table:table-cell>
              <table:table-cell table:style-name="ce2">
                <text:p><text:span text:style-name="T18">Произведение векторов или тензоров</text:span></text:p>
              </table:table-cell>
              <table:table-cell>
                <text:p><text:span text:style-name="T17">13</text:span></text:p>
              </table:table-cell>
              <table:table-cell>
                <text:p><text:span text:style-name="T17">symm(T)</text:span></text:p>
              </table:table-cell>
              <table:table-cell table:style-name="ce2">
                <text:p><text:span text:style-name="T18">Симметричная составляющая тензора</text:span></text:p>
              </table:table-cell>
            </table:table-row>
            <table:table-row table:style-name="ro4" table:default-cell-style-name="ce1">
              <table:table-cell>
                <text:p><text:span text:style-name="T17">4</text:span></text:p>
              </table:table-cell>
              <table:table-cell>
                <text:p><text:span text:style-name="T17">&amp;</text:span></text:p>
              </table:table-cell>
              <table:table-cell table:style-name="ce2">
                <text:p><text:span text:style-name="T18">Скалярное произведение</text:span></text:p>
              </table:table-cell>
              <table:table-cell>
                <text:p><text:span text:style-name="T17">14</text:span></text:p>
              </table:table-cell>
              <table:table-cell>
                <text:p><text:span text:style-name="T17">dev(T)</text:span></text:p>
              </table:table-cell>
              <table:table-cell table:style-name="ce2">
                <text:p><text:span text:style-name="T18">Антисимметричная составляющая тензора</text:span></text:p>
              </table:table-cell>
            </table:table-row>
            <table:table-row table:style-name="ro4" table:default-cell-style-name="ce1">
              <table:table-cell>
                <text:p><text:span text:style-name="T17">5</text:span></text:p>
              </table:table-cell>
              <table:table-cell>
                <text:p><text:span text:style-name="T17">&amp;&amp;</text:span></text:p>
              </table:table-cell>
              <table:table-cell table:style-name="ce2">
                <text:p><text:span text:style-name="T18">Двойное скалярное произведение</text:span></text:p>
              </table:table-cell>
              <table:table-cell>
                <text:p><text:span text:style-name="T17">15</text:span></text:p>
              </table:table-cell>
              <table:table-cell>
                <text:p><text:span text:style-name="T17">mag(T)</text:span></text:p>
              </table:table-cell>
              <table:table-cell table:style-name="ce2">
                <text:p><text:span text:style-name="T18">Нормал (модуль) тензора</text:span></text:p>
              </table:table-cell>
            </table:table-row>
            <table:table-row table:style-name="ro4" table:default-cell-style-name="ce1">
              <table:table-cell>
                <text:p><text:span text:style-name="T17">6</text:span></text:p>
              </table:table-cell>
              <table:table-cell>
                <text:p><text:span text:style-name="T17">^</text:span></text:p>
              </table:table-cell>
              <table:table-cell table:style-name="ce2">
                <text:p><text:span text:style-name="T18">Векторное произведение двух векторов</text:span></text:p>
              </table:table-cell>
              <table:table-cell>
                <text:p><text:span text:style-name="T17">16</text:span></text:p>
              </table:table-cell>
              <table:table-cell>
                <text:p><text:span text:style-name="T17">pow(T,n)</text:span></text:p>
              </table:table-cell>
              <table:table-cell table:style-name="ce2">
                <text:p><text:span text:style-name="T18">Возведение тензора в степень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28cm" svg:height="14.87cm" svg:x="0.6cm" svg:y="4.441cm" presentation:class="outline" presentation:user-transformed="true">
          <draw:text-box>
            <text:list text:style-name="L6">
              <text:list-item>
                <text:p><text:span text:style-name="T19">dimensionSet:</text:span></text:p>
              </text:list-item>
            </text:list>
            <text:list text:style-name="L2">
              <text:list-item>
                <text:list>
                  <text:list-item>
                    <text:p><text:span text:style-name="T20">Масса, кг</text:span></text:p>
                  </text:list-item>
                  <text:list-item>
                    <text:p><text:span text:style-name="T20">Длина, м</text:span></text:p>
                  </text:list-item>
                  <text:list-item>
                    <text:p><text:span text:style-name="T20">Время, с</text:span></text:p>
                  </text:list-item>
                  <text:list-item>
                    <text:p><text:span text:style-name="T20">Температура, К</text:span></text:p>
                  </text:list-item>
                  <text:list-item>
                    <text:p><text:span text:style-name="T20">Количество вещества (моли), моль</text:span></text:p>
                  </text:list-item>
                  <text:list-item>
                    <text:p><text:span text:style-name="T20">Сила тока, А</text:span></text:p>
                  </text:list-item>
                  <text:list-item>
                    <text:p><text:span text:style-name="T20">Интенсивность освещения, Кд</text:span></text:p>
                  </text:list-item>
                </text:list>
              </text:list-item>
            </text:list>
            <text:list text:style-name="L6">
              <text:list-item>
                <text:p><text:span text:style-name="T19">dimensioned&lt;T&gt;</text:span><text:span text:style-name="T21">:</text:span></text:p>
                <text:list>
                  <text:list-item>
                    <text:p><text:span text:style-name="T20">Имя string name_</text:span></text:p>
                  </text:list-item>
                  <text:list-item>
                    <text:p><text:span text:style-name="T20">Размерность dimensionSet dimensions_</text:span></text:p>
                  </text:list-item>
                  <text:list-item>
                    <text:p><text:span text:style-name="T20">Значение T value_</text:span></text:p>
                  </text:list-item>
                  <text:list-item>
                    <text:p><text:span text:style-name="T20">dimensionedScalar, dimensionedVector, dimensionedTensor...</text:span></text:p>
                  </text:list-item>
                </text:list>
              </text:list-item>
            </text:list>
          </draw:text-box>
        </draw:frame>
        <draw:frame presentation:style-name="pr2" draw:layer="layout" svg:width="28cm" svg:height="1.843cm" svg:x="0cm" svg:y="2.5cm" presentation:class="title">
          <draw:text-box>
            <text:p>РАЗМЕРНОСТЬ ФИЗИЧЕСКИХ ВЕЛИЧИН В OPENFOAM</text:p>
          </draw:text-box>
        </draw:frame>
        <draw:custom-shape draw:style-name="gr12" draw:text-style-name="P3" draw:layer="layout" svg:width="12cm" svg:height="0.5cm" svg:x="15.5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9" draw:text-style-name="P23" draw:layer="layout" svg:width="5.827cm" svg:height="1.103cm" svg:x="19.494cm" svg:y="6.324cm">
          <draw:text-box>
            <text:p><text:span text:style-name="T22">Масса, кг</text:span></text:p>
          </draw:text-box>
        </draw:frame>
        <draw:custom-shape draw:style-name="gr12" draw:text-style-name="P3" draw:layer="layout" svg:width="12cm" svg:height="0.5cm" draw:transform="rotate (1.5707963267946) translate (24cm 1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9" draw:text-style-name="P23" draw:layer="layout" svg:width="5.827cm" svg:height="1.103cm" draw:transform="rotate (1.5707963267946) translate (22.9cm 14.727cm)">
          <draw:text-box>
            <text:p><text:span text:style-name="T22">Длина, м</text:span></text:p>
          </draw:text-box>
        </draw:frame>
        <draw:custom-shape draw:style-name="gr12" draw:text-style-name="P3" draw:layer="layout" svg:width="12cm" svg:height="0.5cm" svg:x="12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" draw:text-style-name="P23" draw:layer="layout" svg:width="5.827cm" svg:height="1.103cm" svg:x="14.795cm" svg:y="9.225cm">
          <draw:text-box>
            <text:p><text:span text:style-name="T22">Время, с</text:span></text:p>
          </draw:text-box>
        </draw:frame>
        <draw:custom-shape draw:style-name="gr13" draw:text-style-name="P3" draw:layer="layout" svg:width="5.5cm" svg:height="0.5cm" draw:transform="rotate (1.5707963267946) translate (26.7cm 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9" draw:text-style-name="P23" draw:layer="layout" svg:width="7.328cm" svg:height="1.103cm" draw:transform="rotate (1.5707963267946) translate (25.201cm 14.228cm)">
          <draw:text-box>
            <text:p><text:span text:style-name="T22">Температура, К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8cm" svg:height="1.843cm" svg:x="0cm" svg:y="2.5cm" presentation:class="title">
          <draw:text-box>
            <text:p>ВРЕМЯ в OpenFOAM</text:p>
          </draw:text-box>
        </draw:frame>
        <draw:frame presentation:style-name="pr10" draw:text-style-name="P19" draw:layer="layout" svg:width="28cm" svg:height="13.859cm" svg:x="0cm" svg:y="4.641cm" presentation:class="outline" presentation:user-transformed="true">
          <draw:text-box>
            <text:list text:style-name="L2">
              <text:list-item>
                <text:p><text:span text:style-name="T9">Управление временем модели (моделируемого процесса) — класс </text:span><text:span text:style-name="T15">Time</text:span></text:p>
              </text:list-item>
              <text:list-item>
                <text:p><text:span text:style-name="T9">Наследует от:</text:span></text:p>
                <text:list>
                  <text:list-item>
                    <text:p><text:span text:style-name="T23">clock</text:span><text:span text:style-name="T10"> — счетчик системного времени</text:span></text:p>
                  </text:list-item>
                  <text:list-item>
                    <text:p><text:span text:style-name="T23">cpuTime</text:span><text:span text:style-name="T10"> — счетчик процессорного времени</text:span></text:p>
                  </text:list-item>
                  <text:list-item>
                    <text:p><text:span text:style-name="T23">TimePaths</text:span><text:span text:style-name="T10"> — пути расположения основных файлов и каталогов случая (задачи OpenFOAM)</text:span></text:p>
                  </text:list-item>
                  <text:list-item>
                    <text:p><text:span text:style-name="T23">objectRegistry</text:span><text:span text:style-name="T10"> — регистр объектов случая OpenFOAM</text:span></text:p>
                  </text:list-item>
                  <text:list-item>
                    <text:p><text:span text:style-name="T23">TimeState</text:span><text:span text:style-name="T10"> — состояние времени (шаг-приращение по времени), номер шага по времени, определение момента времени для записи данных на диск</text:span></text:p>
                  </text:list-item>
                </text:list>
              </text:list-item>
              <text:list-item>
                <text:p><text:span text:style-name="T9">Операции ввода/вывода в определенные моменты времени</text:span></text:p>
              </text:list-item>
              <text:list-item>
                <text:p><text:span text:style-name="T9">Операции перехода к новому шагу и критерии окончания цикла</text:span></text:p>
              </text:list-item>
              <text:list-item>
                <text:p><text:span text:style-name="T9">Поиск зарегистрированных объектов случая OpenFOAM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ЕЕСТР ОБЪЕКТОВ objectRegistry</text:p>
          </draw:text-box>
        </draw:frame>
        <draw:frame presentation:style-name="pr3" draw:text-style-name="P24" draw:layer="layout" svg:width="28cm" svg:height="14.029cm" svg:x="0cm" svg:y="4.641cm" presentation:class="outline" presentation:user-transformed="true">
          <draw:text-box>
            <text:list text:style-name="L2">
              <text:list-item>
                <text:p><text:span text:style-name="T24">Разветвленное хранилище ссылок на все зарегистрированные объекты и физическое время </text:span><text:span text:style-name="T19">Time</text:span></text:p>
              </text:list-item>
              <text:list-item>
                <text:p><text:span text:style-name="T24">Физическое время является корневым регистром. Каждый регистр может содержать под-регистры.</text:span></text:p>
              </text:list-item>
              <text:list-item>
                <text:p><text:span text:style-name="T24">Наследует от </text:span><text:span text:style-name="T19">regIOobject</text:span><text:span text:style-name="T24">, </text:span><text:span text:style-name="T19">HashTable&lt;regIOobject*&gt;</text:span></text:p>
              </text:list-item>
              <text:list-item>
                <text:p><text:span text:style-name="T24">Операции работы с деревом: </text:span><text:span text:style-name="T19">parent()</text:span><text:span text:style-name="T24">, </text:span><text:span text:style-name="T19">subRegistry()</text:span><text:span text:style-name="T24">, </text:span><text:span text:style-name="T19">names()</text:span></text:p>
              </text:list-item>
              <text:list-item>
                <text:p><text:span text:style-name="T24">Операции поиска объектов:</text:span></text:p>
                <text:list>
                  <text:list-item>
                    <text:p><text:span text:style-name="T20">template&lt;class T&gt; HashTable&lt;T*&gt; lookupClass();</text:span></text:p>
                  </text:list-item>
                  <text:list-item>
                    <text:p><text:span text:style-name="T20">template&lt;class T&gt; bool foundObject (const word&amp; name);</text:span></text:p>
                  </text:list-item>
                  <text:list-item>
                    <text:p><text:span text:style-name="T20">template&lt;class T&gt; const T&amp; lookupObject (const word&amp; name);</text:span></text:p>
                  </text:list-item>
                </text:list>
              </text:list-item>
              <text:list-item>
                <text:p><text:span text:style-name="T24">Добавление/удаление объектов </text:span><text:span text:style-name="T19">checkIn(), checkOut(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8cm" svg:height="1.843cm" svg:x="0cm" svg:y="2.5cm" presentation:class="title">
          <draw:text-box>
            <text:p>ДИСКРЕТИЗАЦИЯ ПРОСТРАНСТВА в OpenFOAM</text:p>
          </draw:text-box>
        </draw:frame>
        <draw:frame presentation:style-name="pr11" draw:text-style-name="P24" draw:layer="layout" svg:width="28cm" svg:height="14.7cm" svg:x="0cm" svg:y="4.5cm" presentation:class="outline" presentation:user-transformed="true">
          <draw:text-box>
            <text:list text:style-name="L2">
              <text:list-item>
                <text:p><text:span text:style-name="T24">В терминах OpenFOAM пространство — это сетка (внутренняя — </text:span><text:span text:style-name="T19">internal</text:span><text:span text:style-name="T24"> и пограничная — </text:span><text:span text:style-name="T19">boundary</text:span><text:span text:style-name="T24">)</text:span></text:p>
              </text:list-item>
              <text:list-item>
                <text:p><text:span text:style-name="T19">fvMesh</text:span><text:span text:style-name="T24"> (наследует </text:span><text:span text:style-name="T19">polyMesh</text:span><text:span text:style-name="T24">, </text:span><text:span text:style-name="T19">lduMesh</text:span><text:span text:style-name="T24">, </text:span><text:span text:style-name="T19">surfaceInterpolation</text:span><text:span text:style-name="T24">) — конечно-объёмная сетка, содержит все необходимые методы и данные для к.о. дискретизации</text:span></text:p>
              </text:list-item>
              <text:list-item>
                <text:p><text:span text:style-name="T19">polyMesh</text:span><text:span text:style-name="T24"> (наследует </text:span><text:span text:style-name="T19">primitiveMesh</text:span><text:span text:style-name="T24">, </text:span><text:span text:style-name="T19">objectRegistry</text:span><text:span text:style-name="T24">) — неструктурированная сетка с поддержкой контрольных объёмов произвольной формы, содержит топологию сетки и методы работы с топологией</text:span></text:p>
              </text:list-item>
              <text:list-item>
                <text:p><text:span text:style-name="T19">primitiveMesh</text:span><text:span text:style-name="T24"> — класс для установления связей между ячейками, гранями, рёбрами и точками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КЛАССИФИКАЦИЯ СЕТОК ПО ТИПУ РАСЧЕТНЫХ УЗЛОВ</text:p>
          </draw:text-box>
        </draw:frame>
        <draw:frame presentation:style-name="pr3" draw:text-style-name="P25" draw:layer="layout" svg:width="28cm" svg:height="13.86cm" svg:x="0cm" svg:y="4.641cm" presentation:class="outline" presentation:user-transformed="true">
          <draw:text-box>
            <text:list text:style-name="L2">
              <text:list-item>
                <text:p><text:span text:style-name="T10">Дискретизация возможна в следующих типах расчетных узлов: а) центрах контрольных объёмов; б) центрах граней, ограничивающих к.о.; в) вершинах контрольных объёмов</text:span></text:p>
              </text:list-item>
              <text:list-item>
                <text:p><text:span text:style-name="T23">template &lt;class M&gt; GeoMesh&lt;M&gt;</text:span><text:span text:style-name="T10"> <text:s/>— базовый <text:s/>класс для всех типов сеток</text:span></text:p>
              </text:list-item>
              <text:list-item>
                <text:p><text:span text:style-name="T23">volMesh</text:span><text:span text:style-name="T10"> — наследует от </text:span><text:span text:style-name="T23">GeoMesh&lt;fvMesh&gt;</text:span><text:span text:style-name="T10"> и содержит данные для выполнения конечно-объёмной дискретизации с расчетными точками в центрах ячеек (контрольных объёмов).</text:span></text:p>
              </text:list-item>
              <text:list-item>
                <text:p><text:span text:style-name="T23">surfaceMesh</text:span><text:span text:style-name="T10"> — наследует от </text:span><text:span text:style-name="T23">GeoMesh&lt;fvMesh&gt;</text:span><text:span text:style-name="T10"> и содержит данные для выполнения конечно-объёмной дискретизации с расчетными точками в центрах граней контрольных объёмов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ДИСКРЕТИЗАЦИЯ ФИЗИЧЕСКИХ ГРАНИЦ В OpenFOAM</text:p>
          </draw:text-box>
        </draw:frame>
        <draw:frame presentation:style-name="pr3" draw:text-style-name="P26" draw:layer="layout" svg:width="28cm" svg:height="13.872cm" svg:x="0cm" svg:y="4.441cm" presentation:class="outline" presentation:user-transformed="true">
          <draw:text-box>
            <text:list text:style-name="L2">
              <text:list-item>
                <text:p><text:span text:style-name="T25">Доступ к границам:</text:span><text:span text:style-name="T20"> const fvBoundaryMesh&amp; fvMesh::boundary()</text:span><text:span text:style-name="T25"> const</text:span></text:p>
              </text:list-item>
              <text:list-item>
                <text:p><text:span text:style-name="T20">fvBoundaryMesh</text:span><text:span text:style-name="T25"> наследует от </text:span><text:span text:style-name="T20">fvPatchList</text:span><text:span text:style-name="T25"> (</text:span><text:span text:style-name="T20">List&lt;fvPatch&gt;</text:span><text:span text:style-name="T25">) - список внешних границ (патчей) расчетной области, на которых задаются граничные условия для каждого из полей задачи</text:span></text:p>
              </text:list-item>
              <text:list-item>
                <text:p><text:span text:style-name="T20">fvPatch</text:span><text:span text:style-name="T25"> содержит информацию о геометрии границы — центры граней </text:span><text:span text:style-name="T20">Cf()</text:span><text:span text:style-name="T25"> и прилегающих к ним ячеек </text:span><text:span text:style-name="T20">Cn()</text:span><text:span text:style-name="T25">, их площади </text:span><text:span text:style-name="T20">magSf()</text:span><text:span text:style-name="T25">, </text:span><text:span text:style-name="T20">Sf()</text:span><text:span text:style-name="T25"> и нормали </text:span><text:span text:style-name="T20">nf()</text:span><text:span text:style-name="T25">, вектора расстояний </text:span><text:span text:style-name="T20">delta()</text:span><text:span text:style-name="T25"> от центров граней до центров прилегающих ячеек, ссылку на объект с топологией границы </text:span><text:span text:style-name="T20">patch()</text:span></text:p>
              </text:list-item>
              <text:list-item>
                <text:p><text:span text:style-name="T20">polyPatch</text:span><text:span text:style-name="T25"> — наследует от </text:span><text:span text:style-name="T20">patchIdentifier</text:span><text:span text:style-name="T25">, </text:span><text:span text:style-name="T20">primitivePatch</text:span><text:span text:style-name="T25">, содержит в себе топологию границы и методы для работы с ней (центры граней, связи между гранями, связи между гранями и прилегающими ячейками, адресацию между номерами граней на данной внешней границе (локальными номерами) и глобальными (во всей расчетной области)</text:span></text:p>
              </text:list-item>
              <text:list-item>
                <text:p><text:span text:style-name="T20">patchIdentifier</text:span><text:span text:style-name="T25"> — идентификатор внешней границы (её номер в общем списке, имя и тип в виде строковой константы)</text:span></text:p>
              </text:list-item>
              <text:list-item>
                <text:p><text:span text:style-name="T20">primitivePatch</text:span><text:span text:style-name="T25"> — устанавливает адресацию между узлами и натянутыми на них гранями данной внешней границы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ТИПЫ ФИЗИЧЕСКИХ ГРАНИЦ OpenFOAM</text:p>
          </draw:text-box>
        </draw:frame>
        <draw:rect draw:style-name="gr14" draw:text-style-name="P27" xml:id="id2" draw:id="id2" draw:layer="layout" svg:width="4.5cm" svg:height="1cm" svg:x="1.5cm" svg:y="4.4cm">
          <text:p text:style-name="P3"><text:span text:style-name="T26">fvPatch</text:span></text:p>
        </draw:rect>
        <draw:rect draw:style-name="gr14" draw:text-style-name="P28" xml:id="id1" draw:id="id1" draw:layer="layout" svg:width="5cm" svg:height="0.9cm" svg:x="10cm" svg:y="6.6cm">
          <text:p text:style-name="P3"><text:span text:style-name="T27">genericFvPatch</text:span></text:p>
        </draw:rect>
        <draw:connector draw:style-name="gr15" draw:text-style-name="P3" draw:layer="layout" draw:type="lines" svg:x1="12.5cm" svg:y1="6.6cm" svg:x2="6cm" svg:y2="4.9cm" draw:start-shape="id1" draw:start-glue-point="0" draw:end-shape="id2" draw:end-glue-point="1" svg:d="m12500 6600v-505l-5995-1195h-505">
          <text:p/>
        </draw:connector>
        <draw:rect draw:style-name="gr14" draw:text-style-name="P28" xml:id="id3" draw:id="id3" draw:layer="layout" svg:width="5.1cm" svg:height="0.9cm" svg:x="6.9cm" svg:y="8.2cm">
          <text:p text:style-name="P3"><text:span text:style-name="T27">coupledFvPatch</text:span></text:p>
        </draw:rect>
        <draw:connector draw:style-name="gr15" draw:text-style-name="P3" draw:layer="layout" draw:type="lines" draw:line-skew="0cm -0.005cm" svg:x1="9.45cm" svg:y1="8.2cm" svg:x2="6cm" svg:y2="4.9cm" draw:start-shape="id3" draw:start-glue-point="0" draw:end-shape="id2" draw:end-glue-point="1" svg:d="m9450 8200v-505l-2950-2795h-500">
          <text:p/>
        </draw:connector>
        <draw:rect draw:style-name="gr14" draw:text-style-name="P28" xml:id="id5" draw:id="id5" draw:layer="layout" svg:width="5cm" svg:height="0.9cm" svg:x="3.4cm" svg:y="9.3cm">
          <text:p text:style-name="P3"><text:span text:style-name="T27">wallFvPatch</text:span></text:p>
        </draw:rect>
        <draw:rect draw:style-name="gr14" draw:text-style-name="P28" xml:id="id8" draw:id="id8" draw:layer="layout" svg:width="6.8cm" svg:height="0.9cm" svg:x="1.5cm" svg:y="10.5cm">
          <text:p text:style-name="P3"><text:span text:style-name="T27">directMappedFvPatch</text:span></text:p>
        </draw:rect>
        <draw:rect draw:style-name="gr14" draw:text-style-name="P28" xml:id="id4" draw:id="id4" draw:layer="layout" svg:width="8.3cm" svg:height="0.9cm" svg:x="1.5cm" svg:y="11.8cm">
          <text:p text:style-name="P3"><text:span text:style-name="T27">directMappedWallFvPatch</text:span></text:p>
        </draw:rect>
        <draw:connector draw:style-name="gr15" draw:text-style-name="P3" draw:layer="layout" draw:type="lines" svg:x1="1.5cm" svg:y1="12.25cm" svg:x2="3.4cm" svg:y2="9.75cm" draw:start-shape="id4" draw:start-glue-point="3" draw:end-shape="id5" svg:d="m1500 12250h-505l1900-2500h505">
          <text:p/>
        </draw:connector>
        <draw:rect draw:style-name="gr14" draw:text-style-name="P28" xml:id="id6" draw:id="id6" draw:layer="layout" svg:width="5.1cm" svg:height="0.9cm" svg:x="11.4cm" svg:y="9.8cm">
          <text:p text:style-name="P3"><text:span text:style-name="T27">cyclicFvPatch</text:span></text:p>
        </draw:rect>
        <draw:connector draw:style-name="gr15" draw:text-style-name="P3" draw:layer="layout" draw:type="lines" svg:x1="13.95cm" svg:y1="9.8cm" svg:x2="12cm" svg:y2="8.65cm" draw:start-shape="id6" draw:end-shape="id3" draw:end-glue-point="1" svg:d="m13950 9800v-505l-1445-645h-505">
          <text:p/>
        </draw:connector>
        <draw:rect draw:style-name="gr14" draw:text-style-name="P28" xml:id="id7" draw:id="id7" draw:layer="layout" svg:width="6cm" svg:height="0.9cm" svg:x="10.5cm" svg:y="11.1cm">
          <text:p text:style-name="P3"><text:span text:style-name="T27">processorFvPatch</text:span></text:p>
        </draw:rect>
        <draw:connector draw:style-name="gr15" draw:text-style-name="P3" draw:layer="layout" draw:type="lines" svg:x1="10.5cm" svg:y1="11.55cm" svg:x2="9.45cm" svg:y2="9.1cm" draw:start-shape="id7" draw:start-glue-point="3" draw:end-shape="id3" draw:end-glue-point="2" svg:d="m10500 11550h-505l-545-1945v-505">
          <text:p/>
        </draw:connector>
        <draw:connector draw:style-name="gr15" draw:text-style-name="P3" draw:layer="layout" draw:type="lines" svg:x1="5.9cm" svg:y1="9.3cm" svg:x2="3.75cm" svg:y2="5.4cm" draw:start-shape="id5" draw:start-glue-point="0" draw:end-shape="id2" draw:end-glue-point="2" svg:d="m5900 9300v-505l-2150-2890v-505">
          <text:p/>
        </draw:connector>
        <draw:connector draw:style-name="gr15" draw:text-style-name="P3" draw:layer="layout" draw:type="curve" svg:x1="1.5cm" svg:y1="10.95cm" svg:x2="1.5cm" svg:y2="4.9cm" draw:start-shape="id8" draw:start-glue-point="3" draw:end-shape="id2" draw:end-glue-point="3" svg:d="m1500 10950c-757 0-757-6050 0-6050">
          <text:p/>
        </draw:connector>
        <draw:rect draw:style-name="gr14" draw:text-style-name="P28" xml:id="id9" draw:id="id9" draw:layer="layout" svg:width="6cm" svg:height="0.9cm" svg:x="15.5cm" svg:y="6.6cm">
          <text:p text:style-name="P3"><text:span text:style-name="T27">symmetryFvPatch</text:span></text:p>
        </draw:rect>
        <draw:connector draw:style-name="gr15" draw:text-style-name="P3" draw:layer="layout" draw:type="lines" svg:x1="18.5cm" svg:y1="6.6cm" svg:x2="6cm" svg:y2="4.9cm" draw:start-shape="id9" draw:start-glue-point="0" draw:end-shape="id2" draw:end-glue-point="1" svg:d="m18500 6600v-505l-11995-1195h-505">
          <text:p/>
        </draw:connector>
        <draw:rect draw:style-name="gr14" draw:text-style-name="P28" xml:id="id10" draw:id="id10" draw:layer="layout" svg:width="4.7cm" svg:height="0.9cm" svg:x="22.1cm" svg:y="6.6cm">
          <text:p text:style-name="P3"><text:span text:style-name="T27">emptyFvPatch</text:span></text:p>
        </draw:rect>
        <draw:connector draw:style-name="gr15" draw:text-style-name="P3" draw:layer="layout" draw:type="lines" svg:x1="24.45cm" svg:y1="6.6cm" svg:x2="6cm" svg:y2="4.9cm" draw:start-shape="id10" draw:start-glue-point="0" draw:end-shape="id2" draw:end-glue-point="1" svg:d="m24450 6600v-505l-17945-1195h-505">
          <text:p/>
        </draw:connector>
        <draw:rect draw:style-name="gr14" draw:text-style-name="P28" xml:id="id11" draw:id="id11" draw:layer="layout" svg:width="4.7cm" svg:height="0.9cm" svg:x="22.1cm" svg:y="4.5cm">
          <text:p text:style-name="P3"><text:span text:style-name="T27">wedgeFvPatch</text:span></text:p>
        </draw:rect>
        <draw:connector draw:style-name="gr15" draw:text-style-name="P3" draw:layer="layout" draw:type="lines" svg:x1="22.1cm" svg:y1="4.95cm" svg:x2="6cm" svg:y2="4.9cm" draw:start-shape="id11" draw:start-glue-point="3" draw:end-shape="id2" draw:end-glue-point="1" svg:d="m22100 4950h-505l-15090-50h-505">
          <text:p/>
        </draw:connector>
        <draw:rect draw:style-name="gr16" draw:text-style-name="P29" xml:id="id13" draw:id="id13" draw:layer="layout" svg:width="4.5cm" svg:height="1cm" svg:x="22.7cm" svg:y="17cm">
          <text:p text:style-name="P3"><text:span text:style-name="T28">polyPatch</text:span></text:p>
        </draw:rect>
        <draw:rect draw:style-name="gr16" draw:text-style-name="P30" xml:id="id12" draw:id="id12" draw:layer="layout" svg:width="5.5cm" svg:height="1cm" svg:x="11cm" svg:y="15cm">
          <text:p text:style-name="P3"><text:span text:style-name="T29">genericPolyPatch</text:span></text:p>
        </draw:rect>
        <draw:connector draw:style-name="gr15" draw:text-style-name="P3" draw:layer="layout" draw:type="lines" svg:x1="16.5cm" svg:y1="15.5cm" svg:x2="22.7cm" svg:y2="17.5cm" draw:start-shape="id12" draw:start-glue-point="1" draw:end-shape="id13" svg:d="m16500 15500h505l5190 2000h505">
          <text:p/>
        </draw:connector>
        <draw:rect draw:style-name="gr16" draw:text-style-name="P30" xml:id="id14" draw:id="id14" draw:layer="layout" svg:width="6cm" svg:height="1cm" svg:x="18cm" svg:y="14.1cm">
          <text:p text:style-name="P3"><text:span text:style-name="T29">coupledPolyPatch</text:span></text:p>
        </draw:rect>
        <draw:connector draw:style-name="gr15" draw:text-style-name="P3" draw:layer="layout" draw:type="lines" svg:x1="21cm" svg:y1="15.1cm" svg:x2="24.95cm" svg:y2="17cm" draw:start-shape="id14" draw:start-glue-point="2" draw:end-shape="id13" draw:end-glue-point="0" svg:d="m21000 15100v505l3950 890v505">
          <text:p/>
        </draw:connector>
        <draw:rect draw:style-name="gr16" draw:text-style-name="P30" xml:id="id15" draw:id="id15" draw:layer="layout" svg:width="5.5cm" svg:height="1cm" svg:x="11cm" svg:y="16.1cm">
          <text:p text:style-name="P3"><text:span text:style-name="T29">wallPolyPatch</text:span></text:p>
        </draw:rect>
        <draw:connector draw:style-name="gr15" draw:text-style-name="P3" draw:layer="layout" draw:type="lines" svg:x1="16.5cm" svg:y1="16.6cm" svg:x2="22.7cm" svg:y2="17.5cm" draw:start-shape="id15" draw:start-glue-point="1" draw:end-shape="id13" draw:end-glue-point="3" svg:d="m16500 16600h505l5190 900h505">
          <text:p/>
        </draw:connector>
        <draw:rect draw:style-name="gr16" draw:text-style-name="P30" xml:id="id16" draw:id="id16" draw:layer="layout" svg:width="6cm" svg:height="1cm" svg:x="18cm" svg:y="9.5cm">
          <text:p text:style-name="P3"><text:span text:style-name="T29">cyclicPolyPatch</text:span></text:p>
        </draw:rect>
        <draw:rect draw:style-name="gr16" draw:text-style-name="P30" xml:id="id17" draw:id="id17" draw:layer="layout" svg:width="7cm" svg:height="1cm" svg:x="18cm" svg:y="11.9cm">
          <text:p text:style-name="P3"><text:span text:style-name="T29">processorPolyPatch</text:span></text:p>
        </draw:rect>
        <draw:connector draw:style-name="gr15" draw:text-style-name="P3" draw:layer="layout" draw:type="lines" svg:x1="24cm" svg:y1="10cm" svg:x2="24cm" svg:y2="14.6cm" draw:start-shape="id16" draw:end-shape="id14" draw:end-glue-point="1" svg:d="m24000 10000h505v4600h-505">
          <text:p/>
        </draw:connector>
        <draw:connector draw:style-name="gr15" draw:text-style-name="P3" draw:layer="layout" draw:type="lines" svg:x1="25cm" svg:y1="12.4cm" svg:x2="24cm" svg:y2="14.6cm" draw:start-shape="id17" draw:start-glue-point="1" draw:end-shape="id14" draw:end-glue-point="1" svg:d="m25000 12400h505l-1000 2200h-505">
          <text:p/>
        </draw:connector>
        <draw:rect draw:style-name="gr16" draw:text-style-name="P30" xml:id="id18" draw:id="id18" draw:layer="layout" svg:width="5.5cm" svg:height="1cm" svg:x="5.1cm" svg:y="16.1cm">
          <text:p text:style-name="P3"><text:span text:style-name="T29">emptyPolyPatch</text:span></text:p>
        </draw:rect>
        <draw:connector draw:style-name="gr15" draw:text-style-name="P3" draw:layer="layout" draw:type="lines" svg:x1="7.85cm" svg:y1="17.1cm" svg:x2="22.7cm" svg:y2="17.5cm" draw:start-shape="id18" draw:start-glue-point="2" draw:end-shape="id13" svg:d="m7850 17100v505l14345-105h505">
          <text:p/>
        </draw:connector>
        <draw:rect draw:style-name="gr16" draw:text-style-name="P30" xml:id="id19" draw:id="id19" draw:layer="layout" svg:width="6.5cm" svg:height="1cm" svg:x="0.4cm" svg:y="17.8cm">
          <text:p text:style-name="P3"><text:span text:style-name="T29">symmetryPolyPatch</text:span></text:p>
        </draw:rect>
        <draw:connector draw:style-name="gr15" draw:text-style-name="P3" draw:layer="layout" draw:type="lines" svg:x1="6.9cm" svg:y1="18.3cm" svg:x2="22.7cm" svg:y2="17.5cm" draw:start-shape="id19" draw:start-glue-point="1" draw:end-shape="id13" draw:end-glue-point="3" svg:d="m6900 18300h505l14790-800h505">
          <text:p/>
        </draw:connector>
        <draw:rect draw:style-name="gr16" draw:text-style-name="P30" xml:id="id20" draw:id="id20" draw:layer="layout" svg:width="6.5cm" svg:height="1cm" svg:x="9cm" svg:y="18.5cm">
          <text:p text:style-name="P3"><text:span text:style-name="T29">wedgePolyPatch</text:span></text:p>
        </draw:rect>
        <draw:connector draw:style-name="gr15" draw:text-style-name="P3" draw:layer="layout" draw:type="lines" svg:x1="15.5cm" svg:y1="19cm" svg:x2="22.7cm" svg:y2="17.5cm" draw:start-shape="id20" draw:start-glue-point="1" draw:end-shape="id13" draw:end-glue-point="3" svg:d="m15500 19000h505l6190-1500h505">
          <text:p/>
        </draw:connector>
        <draw:connector draw:style-name="gr17" draw:text-style-name="P3" draw:layer="layout" draw:type="curve" svg:x1="13.95cm" svg:y1="9.8cm" svg:x2="21cm" svg:y2="9.5cm" draw:start-shape="id6" draw:start-glue-point="0" draw:end-shape="id16" svg:d="m13950 9800c0-1207 7050-1057 7050-300">
          <text:p/>
        </draw:connector>
        <draw:connector draw:style-name="gr17" draw:text-style-name="P3" draw:layer="layout" draw:type="curve" svg:x1="13.5cm" svg:y1="12cm" svg:x2="18cm" svg:y2="12.4cm" draw:start-shape="id7" draw:start-glue-point="2" draw:end-shape="id17" draw:end-glue-point="3" svg:d="m13500 12000c0 757 1875 631 2719 541s656-141 1781-141">
          <text:p/>
        </draw:connector>
        <draw:frame draw:style-name="gr18" draw:text-style-name="P31" draw:layer="layout" svg:width="8.879cm" svg:height="2.434cm" svg:x="0.9cm" svg:y="13.278cm">
          <draw:text-box>
            <text:p><text:span text:style-name="T30">fvPatch содержит</text:span><text:span text:style-name="T30"><text:line-break/></text:span><text:span text:style-name="T30">ссылку на соотв. polyPatch,</text:span></text:p>
            <text:p><text:span text:style-name="T30">например - cyclicFvPat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 presentation:user-transformed="true">
          <draw:text-box>
            <text:p>ПРЕДСТАВЛЕНИЕ ПОЛЕЙ В OpenFOAM</text:p>
          </draw:text-box>
        </draw:frame>
        <draw:frame presentation:style-name="pr10" draw:text-style-name="P33" draw:layer="layout" svg:width="28cm" svg:height="13.859cm" svg:x="0cm" svg:y="4.641cm" presentation:class="outline" presentation:user-transformed="true">
          <draw:text-box>
            <text:list text:style-name="L2">
              <text:list-item>
                <text:p text:style-name="P32"><text:span text:style-name="T10">Поле как список значений в расчетных точках (например, центрах к.о.)</text:span><text:span text:style-name="T23"> Field&lt;T&gt;</text:span><text:span text:style-name="T10"> наследует от </text:span><text:span text:style-name="T23">refCount и List&lt;T&gt;</text:span></text:p>
              </text:list-item>
              <text:list-item>
                <text:p text:style-name="P32"><text:span text:style-name="T10">Поле физической величины определенной размерности</text:span><text:span text:style-name="T23"> DimensionedField &lt;class T, class GeoMesh&gt;</text:span><text:span text:style-name="T10"> наследует от </text:span><text:span text:style-name="T23">Field&lt;T&gt;</text:span><text:span text:style-name="T10"> и </text:span><text:span text:style-name="T23">regIOobject</text:span></text:p>
              </text:list-item>
              <text:list-item>
                <text:p text:style-name="P32"><text:span text:style-name="T10">Геометрическое поле </text:span><text:span text:style-name="T23">GeometricField&lt;class T, template&lt;class&gt; PatchField, class GeoMesh&gt;</text:span><text:span text:style-name="T10"> наследует от </text:span><text:span text:style-name="T23">DimensionedField&lt;T, GeoMesh&gt;</text:span><text:span text:style-name="T10"> определено на всей расчетной области и вычисляется в определенных точках (к.о., гранях, узлах)</text:span></text:p>
              </text:list-item>
              <text:list-item>
                <text:p text:style-name="P32"><text:span text:style-name="T10">Поле, определенное в центрах ячеек (</text:span><text:span text:style-name="T23">volFields.H</text:span><text:span text:style-name="T10">, </text:span><text:span text:style-name="T23">volFieldsFwd.H</text:span><text:span text:style-name="T10">):</text:span><text:span text:style-name="T10"><text:line-break/></text:span><text:span text:style-name="T23">typedef GeometricField&lt;scalar, fvPatchField,volMesh&gt; volScalarField;</text:span><text:span text:style-name="T10"><text:line-break/></text:span><text:span text:style-name="T23">typedef GeometricField&lt;vector, fvPatchField,volMesh&gt; volVectorField;</text:span><text:span text:style-name="T10"><text:line-break/></text:span><text:span text:style-name="T23">typedef GeometricField&lt;tensor, fvPatchField,volMesh&gt; volTensorField;</text:span></text:p>
              </text:list-item>
              <text:list-item>
                <text:p text:style-name="P32"><text:span text:style-name="T10">Поле, определенное в центрах граней (</text:span><text:span text:style-name="T23">surfaceFields.H</text:span><text:span text:style-name="T10">, </text:span><text:span text:style-name="T23">surfaceFieldsFwd.H</text:span><text:span text:style-name="T10">):</text:span><text:span text:style-name="T10"><text:line-break/></text:span><text:span text:style-name="T23">typedef GeometricField&lt;scalar, fvPatchField,surfaceMesh&gt; surfaceScalarField</text:span><text:span text:style-name="T10">;</text:span><text:span text:style-name="T10"><text:line-break/></text:span><text:span text:style-name="T23">typedef GeometricField&lt;vector, fvPatchField,surfaceMesh&gt; surfaceVectorFiel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скретизация полей на внешней границе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2.399cm" svg:x="0cm" svg:y="2.222cm" presentation:class="title" presentation:user-transformed="true">
          <draw:text-box>
            <text:p>ДИСКРЕТИЗАЦИЯ ПОЛЕЙ НА ВНЕШНЕЙ ГРАНИЦЕ РАСЧЕТНОЙ ОБЛАСТИ</text:p>
          </draw:text-box>
        </draw:frame>
        <draw:frame presentation:style-name="pr3" draw:text-style-name="P25" draw:layer="layout" svg:width="28cm" svg:height="15.165cm" svg:x="0cm" svg:y="4.641cm" presentation:class="outline" presentation:user-transformed="true">
          <draw:text-box>
            <text:list text:style-name="L2">
              <text:list-item>
                <text:p><text:span text:style-name="T10">Также, как и расчетная область (сетка), поля физических величин представлены значениями внутри расчетной области и значениями на границе. Последние группируются по именованному множеству граней и выступают как численная реализация граничного условия определенного типа.</text:span></text:p>
              </text:list-item>
              <text:list-item>
                <text:p><text:span text:style-name="T10">Поле, определенное на некоторой границе (</text:span><text:span text:style-name="T23">fvPatch</text:span><text:span text:style-name="T10">) определяется либо в шаблоне</text:span><text:span text:style-name="T23"> fvPatchField&lt;T&gt;</text:span><text:span text:style-name="T10"> (при дискретизации в центрах к.о., соответствует </text:span><text:span text:style-name="T23">vol***Field</text:span><text:span text:style-name="T10">) либо </text:span><text:span text:style-name="T23">fvsPatchField&lt;T&gt;</text:span><text:span text:style-name="T10"> (при дискретизации в центрах граней, соответствует</text:span><text:span text:style-name="T23"> surface***Field</text:span><text:span text:style-name="T10">). Параметр шаблона </text:span><text:span text:style-name="T23">T</text:span><text:span text:style-name="T10"> <text:s/>- это тип поля (вектор, скаляр, тензор и прочее). Три звездочки соответствуют параметру шаблона, а: Scalar, Vector, Tensor и т.д.</text:span></text:p>
              </text:list-item>
              <text:list-item>
                <text:p><text:span text:style-name="T10">Класс </text:span><text:span text:style-name="T23">fv(s)PatchField</text:span><text:span text:style-name="T10"> обязательно содержит: а) ссылку на сетку данной границы </text:span><text:span text:style-name="T23">patch()</text:span><text:span text:style-name="T10">, б) регистр объектов данного уровня</text:span><text:span text:style-name="T23"> db()</text:span><text:span text:style-name="T10">, в) внутренее поле </text:span><text:span text:style-name="T23">internalField()</text:span><text:span text:style-name="T10">, г) производную по нормали </text:span><text:span text:style-name="T23">snGrad()</text:span><text:span text:style-name="T10">, д) диагональные коэффициенты матрицы </text:span><text:span text:style-name="T23">valueInternalCoeffs()</text:span><text:span text:style-name="T10"> и </text:span><text:span text:style-name="T23">gradientInternalCoeffs()</text:span><text:span text:style-name="T10">, е) коэффициенты правой части уравнений </text:span><text:span text:style-name="T23">valueBoundaryCoeffs()</text:span><text:span text:style-name="T10"> и </text:span><text:span text:style-name="T23">gradientBoundaryCoeffs()</text:span><text:span text:style-name="T10">, ж) операторы присваивания и простейшие арифметические операторы, з) маркер, определяющий является ли это ГУ 1-го рода —</text:span><text:span text:style-name="T23"> fixesValue()</text:span><text:span text:style-name="T10">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8cm" svg:height="1.843cm" svg:x="0cm" svg:y="2.5cm" presentation:class="title">
          <draw:text-box>
            <text:p>ИЕРАРХИЯ КЛАССОВ ГРАНИЧНЫХ УСЛОВИЙ</text:p>
          </draw:text-box>
        </draw:frame>
        <draw:rect draw:style-name="gr14" draw:text-style-name="P27" xml:id="id22" draw:id="id22" draw:layer="layout" svg:width="4.5cm" svg:height="1cm" svg:x="1.3cm" svg:y="5.4cm">
          <text:p text:style-name="P3"><text:span text:style-name="T26">fvPatchField</text:span></text:p>
        </draw:rect>
        <draw:rect draw:style-name="gr14" draw:text-style-name="P27" xml:id="id21" draw:id="id21" draw:layer="layout" svg:width="4.5cm" svg:height="1cm" svg:x="1.3cm" svg:y="7.8cm">
          <text:p text:style-name="P3"><text:span text:style-name="T26">fixedValue</text:span></text:p>
        </draw:rect>
        <draw:rect draw:style-name="gr14" draw:text-style-name="P27" xml:id="id23" draw:id="id23" draw:layer="layout" svg:width="5cm" svg:height="1cm" svg:x="8.2cm" svg:y="6.5cm">
          <text:p text:style-name="P3"><text:span text:style-name="T26">fixedGradient</text:span></text:p>
        </draw:rect>
        <draw:connector draw:style-name="gr19" draw:text-style-name="P3" draw:layer="layout" draw:type="curve" svg:x1="3.55cm" svg:y1="7.8cm" svg:x2="3.55cm" svg:y2="6.4cm" draw:start-shape="id21" draw:start-glue-point="0" draw:end-shape="id22" draw:end-glue-point="2" svg:d="m3550 7800v-1400">
          <text:p/>
        </draw:connector>
        <draw:connector draw:style-name="gr19" draw:text-style-name="P3" draw:layer="layout" draw:type="curve" svg:x1="8.2cm" svg:y1="7cm" svg:x2="5.8cm" svg:y2="5.9cm" draw:start-shape="id23" draw:start-glue-point="3" draw:end-shape="id22" draw:end-glue-point="1" svg:d="m8200 7000c-1800 0-600-1100-2400-1100">
          <text:p/>
        </draw:connector>
        <draw:rect draw:style-name="gr14" draw:text-style-name="P27" xml:id="id24" draw:id="id24" draw:layer="layout" svg:width="5cm" svg:height="1cm" svg:x="1cm" svg:y="9.1cm">
          <text:p text:style-name="P3"><text:span text:style-name="T26">zeroGradient</text:span></text:p>
        </draw:rect>
        <draw:connector draw:style-name="gr19" draw:text-style-name="P3" draw:layer="layout" draw:type="curve" svg:x1="1cm" svg:y1="9.6cm" svg:x2="1.3cm" svg:y2="5.9cm" draw:start-shape="id24" draw:start-glue-point="3" draw:end-shape="id22" draw:end-glue-point="3" svg:d="m1000 9600c-757 0-907-3700 300-3700">
          <text:p/>
        </draw:connector>
        <draw:rect draw:style-name="gr14" draw:text-style-name="P27" xml:id="id25" draw:id="id25" draw:layer="layout" svg:width="4.5cm" svg:height="1cm" svg:x="8.3cm" svg:y="5.1cm">
          <text:p text:style-name="P3"><text:span text:style-name="T26">mixed</text:span></text:p>
        </draw:rect>
        <draw:connector draw:style-name="gr19" draw:text-style-name="P3" draw:layer="layout" draw:type="curve" svg:x1="8.3cm" svg:y1="5.6cm" svg:x2="5.8cm" svg:y2="5.9cm" draw:start-shape="id25" draw:start-glue-point="3" draw:end-shape="id22" draw:end-glue-point="1" svg:d="m8300 5600c-1875 0-625 300-2500 300">
          <text:p/>
        </draw:connector>
        <draw:rect draw:style-name="gr14" draw:text-style-name="P27" xml:id="id26" draw:id="id26" draw:layer="layout" svg:width="4.5cm" svg:height="1cm" svg:x="6.3cm" svg:y="8.7cm">
          <text:p text:style-name="P3"><text:span text:style-name="T26">calculated</text:span></text:p>
        </draw:rect>
        <draw:connector draw:style-name="gr19" draw:text-style-name="P3" draw:layer="layout" draw:type="curve" svg:x1="8.55cm" svg:y1="8.7cm" svg:x2="3.55cm" svg:y2="6.4cm" draw:start-shape="id26" draw:start-glue-point="0" draw:end-shape="id22" draw:end-glue-point="2" svg:d="m8550 8700c0-1725-5000-575-5000-2300">
          <text:p/>
        </draw:connector>
        <draw:rect draw:style-name="gr14" draw:text-style-name="P27" xml:id="id27" draw:id="id27" draw:layer="layout" svg:width="4.5cm" svg:height="1cm" svg:x="12cm" svg:y="9cm">
          <text:p text:style-name="P3"><text:span text:style-name="T26">coupled</text:span></text:p>
        </draw:rect>
        <draw:connector draw:style-name="gr19" draw:text-style-name="P3" draw:layer="layout" draw:type="curve" svg:x1="14.25cm" svg:y1="9cm" svg:x2="3.55cm" svg:y2="6.4cm" draw:start-shape="id27" draw:start-glue-point="0" draw:end-shape="id22" draw:end-glue-point="2" svg:d="m14250 9000c0-1950-10700-650-10700-2600">
          <text:p/>
        </draw:connector>
        <draw:rect draw:style-name="gr20" draw:text-style-name="P34" draw:layer="layout" svg:width="16.8cm" svg:height="8.2cm" svg:x="0.2cm" svg:y="4.5cm">
          <text:p text:style-name="P3"><text:span text:style-name="T17">Базовые классы (basic)</text:span></text:p>
        </draw:rect>
        <draw:rect draw:style-name="gr14" draw:text-style-name="P27" xml:id="id30" draw:id="id30" draw:layer="layout" svg:width="4.5cm" svg:height="1cm" svg:x="18.8cm" svg:y="6.9cm">
          <text:p text:style-name="P3"><text:span text:style-name="T26">cyclic</text:span></text:p>
        </draw:rect>
        <draw:rect draw:style-name="gr14" draw:text-style-name="P27" xml:id="id31" draw:id="id31" draw:layer="layout" svg:width="4.5cm" svg:height="1cm" svg:x="18.8cm" svg:y="8.2cm">
          <text:p text:style-name="P3"><text:span text:style-name="T26">processor</text:span></text:p>
        </draw:rect>
        <draw:rect draw:style-name="gr14" draw:text-style-name="P27" xml:id="id28" draw:id="id28" draw:layer="layout" svg:width="4.5cm" svg:height="1cm" svg:x="9.5cm" svg:y="10.2cm">
          <text:p text:style-name="P3"><text:span text:style-name="T26">transform</text:span></text:p>
        </draw:rect>
        <draw:connector draw:style-name="gr19" draw:text-style-name="P3" draw:layer="layout" draw:type="curve" svg:x1="11.75cm" svg:y1="10.2cm" svg:x2="3.55cm" svg:y2="6.4cm" draw:start-shape="id28" draw:start-glue-point="0" draw:end-shape="id22" draw:end-glue-point="2" svg:d="m11750 10200c0-2850-8200-950-8200-3800">
          <text:p/>
        </draw:connector>
        <draw:rect draw:style-name="gr14" draw:text-style-name="P27" xml:id="id29" draw:id="id29" draw:layer="layout" svg:width="5.5cm" svg:height="1cm" svg:x="11.3cm" svg:y="11.5cm">
          <text:p text:style-name="P3"><text:span text:style-name="T26">basicSymmetry</text:span></text:p>
        </draw:rect>
        <draw:connector draw:style-name="gr19" draw:text-style-name="P3" draw:layer="layout" draw:type="curve" svg:x1="11.3cm" svg:y1="12cm" svg:x2="9.5cm" svg:y2="10.7cm" draw:start-shape="id29" draw:start-glue-point="3" draw:end-shape="id28" draw:end-glue-point="3" svg:d="m11300 12000c-3457 0-2557-1300-1800-1300">
          <text:p/>
        </draw:connector>
        <draw:connector draw:style-name="gr19" draw:text-style-name="P3" draw:layer="layout" draw:type="curve" svg:x1="18.8cm" svg:y1="7.4cm" svg:x2="16.5cm" svg:y2="9.5cm" draw:start-shape="id30" draw:start-glue-point="3" draw:end-shape="id27" svg:d="m18800 7400c-1725 0-575 2100-2300 2100">
          <text:p/>
        </draw:connector>
        <draw:connector draw:style-name="gr19" draw:text-style-name="P3" draw:layer="layout" draw:type="curve" svg:x1="18.8cm" svg:y1="8.7cm" svg:x2="16.5cm" svg:y2="9.5cm" draw:start-shape="id31" draw:end-shape="id27" draw:end-glue-point="1" svg:d="m18800 8700c-1725 0-575 800-2300 800">
          <text:p/>
        </draw:connector>
        <draw:rect draw:style-name="gr14" draw:text-style-name="P27" xml:id="id32" draw:id="id32" draw:layer="layout" svg:width="4.5cm" svg:height="1cm" svg:x="18.8cm" svg:y="5.6cm">
          <text:p text:style-name="P3"><text:span text:style-name="T26">jumpCyclic</text:span></text:p>
        </draw:rect>
        <draw:connector draw:style-name="gr19" draw:text-style-name="P3" draw:layer="layout" draw:type="curve" svg:x1="18.8cm" svg:y1="6.1cm" svg:x2="16.5cm" svg:y2="9.5cm" draw:start-shape="id32" draw:start-glue-point="3" draw:end-shape="id27" draw:end-glue-point="1" svg:d="m18800 6100c-1725 0-575 3400-2300 3400">
          <text:p/>
        </draw:connector>
        <draw:rect draw:style-name="gr14" draw:text-style-name="P27" xml:id="id33" draw:id="id33" draw:layer="layout" svg:width="4.5cm" svg:height="1cm" svg:x="18.8cm" svg:y="10.8cm">
          <text:p text:style-name="P3"><text:span text:style-name="T26">symmetry</text:span></text:p>
        </draw:rect>
        <draw:connector draw:style-name="gr19" draw:text-style-name="P3" draw:layer="layout" draw:type="curve" svg:x1="18.8cm" svg:y1="11.3cm" svg:x2="16.8cm" svg:y2="12cm" draw:start-shape="id33" draw:end-shape="id29" draw:end-glue-point="1" svg:d="m18800 11300c-1500 0-500 700-2000 700">
          <text:p/>
        </draw:connector>
        <draw:rect draw:style-name="gr14" draw:text-style-name="P27" xml:id="id34" draw:id="id34" draw:layer="layout" svg:width="4.5cm" svg:height="1cm" svg:x="18.8cm" svg:y="9.5cm">
          <text:p text:style-name="P3"><text:span text:style-name="T26">wedge</text:span></text:p>
        </draw:rect>
        <draw:connector draw:style-name="gr19" draw:text-style-name="P3" draw:layer="layout" draw:type="curve" svg:x1="18.8cm" svg:y1="10cm" svg:x2="14cm" svg:y2="10.7cm" draw:start-shape="id34" draw:start-glue-point="3" draw:end-shape="id28" svg:d="m18800 10000c-3600 0-1200 700-4800 700">
          <text:p/>
        </draw:connector>
        <draw:rect draw:style-name="gr14" draw:text-style-name="P27" xml:id="id35" draw:id="id35" draw:layer="layout" svg:width="4.5cm" svg:height="1cm" svg:x="18.8cm" svg:y="4.3cm">
          <text:p text:style-name="P3"><text:span text:style-name="T26">empty</text:span></text:p>
        </draw:rect>
        <draw:connector draw:style-name="gr21" draw:text-style-name="P3" draw:layer="layout" draw:type="curve" svg:x1="18.8cm" svg:y1="4.8cm" svg:x2="3.55cm" svg:y2="5.4cm" draw:start-shape="id35" draw:start-glue-point="3" draw:end-shape="id22" draw:end-glue-point="0" svg:d="m18800 4800c-10167 0-15250 200-15250 600">
          <text:p/>
        </draw:connector>
        <draw:rect draw:style-name="gr22" draw:text-style-name="P35" draw:layer="layout" svg:width="10cm" svg:height="9.4cm" svg:x="17.5cm" svg:y="4.1cm">
          <text:p text:style-name="P1"><text:span text:style-name="T17">Специальные типы</text:span><text:span text:style-name="T17"><text:line-break/></text:span><text:span text:style-name="T17">(constraint)</text:span></text:p>
        </draw:rect>
        <draw:rect draw:style-name="gr14" draw:text-style-name="P27" xml:id="id36" draw:id="id36" draw:layer="layout" svg:width="4.5cm" svg:height="1cm" svg:x="1cm" svg:y="16cm">
          <text:p text:style-name="P3"><text:span text:style-name="T26">advective</text:span></text:p>
        </draw:rect>
        <draw:rect draw:style-name="gr14" draw:text-style-name="P27" xml:id="id37" draw:id="id37" draw:layer="layout" svg:width="4.5cm" svg:height="1cm" svg:x="1.8cm" svg:y="13.1cm">
          <text:p text:style-name="P3"><text:span text:style-name="T26">mixed</text:span></text:p>
        </draw:rect>
        <draw:connector draw:style-name="gr19" draw:text-style-name="P3" draw:layer="layout" draw:type="curve" svg:x1="1cm" svg:y1="16.5cm" svg:x2="1.8cm" svg:y2="13.6cm" draw:start-shape="id36" draw:start-glue-point="3" draw:end-shape="id37" draw:end-glue-point="3" svg:d="m1000 16500c-757 0-1157-2900 800-2900">
          <text:p/>
        </draw:connector>
        <draw:rect draw:style-name="gr14" draw:text-style-name="P27" xml:id="id38" draw:id="id38" draw:layer="layout" svg:width="6.5cm" svg:height="1cm" svg:x="8.2cm" svg:y="14.4cm">
          <text:p text:style-name="P3"><text:span text:style-name="T26">buoyantPressure</text:span></text:p>
        </draw:rect>
        <draw:rect draw:style-name="gr14" draw:text-style-name="P27" xml:id="id39" draw:id="id39" draw:layer="layout" svg:width="5cm" svg:height="1cm" svg:x="9.1cm" svg:y="13.1cm">
          <text:p text:style-name="P3"><text:span text:style-name="T26">fixedGradient</text:span></text:p>
        </draw:rect>
        <draw:connector draw:style-name="gr19" draw:text-style-name="P3" draw:layer="layout" draw:type="curve" svg:x1="14.7cm" svg:y1="14.9cm" svg:x2="14.1cm" svg:y2="13.6cm" draw:start-shape="id38" draw:start-glue-point="1" draw:end-shape="id39" svg:d="m14700 14900c757 0 1057-1300-600-1300">
          <text:p/>
        </draw:connector>
        <draw:rect draw:style-name="gr14" draw:text-style-name="P27" xml:id="id40" draw:id="id40" draw:layer="layout" svg:width="4.5cm" svg:height="1cm" svg:x="1.6cm" svg:y="14.5cm">
          <text:p text:style-name="P3"><text:span text:style-name="T26">inletOutlet</text:span></text:p>
        </draw:rect>
        <draw:connector draw:style-name="gr19" draw:text-style-name="P3" draw:layer="layout" draw:type="curve" svg:x1="6.1cm" svg:y1="15cm" svg:x2="6.3cm" svg:y2="13.6cm" draw:start-shape="id40" draw:start-glue-point="1" draw:end-shape="id37" draw:end-glue-point="1" svg:d="m6100 15000c1057 0 957-1400 200-1400">
          <text:p/>
        </draw:connector>
        <draw:rect draw:style-name="gr14" draw:text-style-name="P27" xml:id="id41" draw:id="id41" draw:layer="layout" svg:width="4.5cm" svg:height="1cm" svg:x="5.8cm" svg:y="15.8cm">
          <text:p text:style-name="P3"><text:span text:style-name="T26">outletInlet</text:span></text:p>
        </draw:rect>
        <draw:connector draw:style-name="gr19" draw:text-style-name="P3" draw:layer="layout" draw:type="curve" svg:x1="8.05cm" svg:y1="15.8cm" svg:x2="6.3cm" svg:y2="13.6cm" draw:start-shape="id41" draw:end-shape="id37" draw:end-glue-point="1" svg:d="m8050 15800c0-1467-583-2200-1750-2200">
          <text:p/>
        </draw:connector>
        <draw:rect draw:style-name="gr14" draw:text-style-name="P27" xml:id="id42" draw:id="id42" draw:layer="layout" svg:width="6.8cm" svg:height="1cm" svg:x="1cm" svg:y="18.6cm">
          <text:p text:style-name="P3"><text:span text:style-name="T26">waveTransmissive</text:span></text:p>
        </draw:rect>
        <draw:connector draw:style-name="gr19" draw:text-style-name="P3" draw:layer="layout" draw:type="curve" svg:x1="1cm" svg:y1="19.1cm" svg:x2="1cm" svg:y2="16.5cm" draw:start-shape="id42" draw:end-shape="id36" draw:end-glue-point="3" svg:d="m1000 19100c-757 0-757-2600 0-2600">
          <text:p/>
        </draw:connector>
        <draw:rect draw:style-name="gr14" draw:text-style-name="P27" xml:id="id43" draw:id="id43" draw:layer="layout" svg:width="11cm" svg:height="1cm" svg:x="5.1cm" svg:y="17.3cm">
          <text:p text:style-name="P3"><text:span text:style-name="T26">timeVaryingUniformFixedValue</text:span></text:p>
        </draw:rect>
        <draw:rect draw:style-name="gr14" draw:text-style-name="P27" xml:id="id44" draw:id="id44" draw:layer="layout" svg:width="4.5cm" svg:height="1cm" svg:x="10.5cm" svg:y="15.8cm">
          <text:p text:style-name="P3"><text:span text:style-name="T26">fixedValue</text:span></text:p>
        </draw:rect>
        <draw:connector draw:style-name="gr19" draw:text-style-name="P3" draw:layer="layout" draw:type="curve" svg:x1="16.1cm" svg:y1="17.8cm" svg:x2="15cm" svg:y2="16.3cm" draw:start-shape="id43" draw:start-glue-point="1" draw:end-shape="id44" draw:end-glue-point="1" svg:d="m16100 17800c757 0 1307-1500-1100-1500">
          <text:p/>
        </draw:connector>
        <draw:rect draw:style-name="gr22" draw:text-style-name="P36" draw:layer="layout" svg:width="20.3cm" svg:height="6.7cm" svg:x="0.2cm" svg:y="13cm">
          <text:p text:style-name="P1"><text:span text:style-name="T31">Производные типы</text:span><text:span text:style-name="T31"><text:line-break/></text:span><text:span text:style-name="T31">(derived)</text:span></text:p>
        </draw:rect>
        <draw:frame draw:style-name="gr23" draw:text-style-name="P37" draw:layer="layout" svg:width="10.497cm" svg:height="3.33cm" svg:x="17.244cm" svg:y="14.7cm">
          <draw:text-box>
            <text:p><text:span text:style-name="T32">Имя исходника: &lt;имя_ГУ&gt;FvPatchField.H</text:span></text:p>
            <text:p><text:span text:style-name="T32">Пример:</text:span></text:p>
            <text:p><text:span text:style-name="T32">fixedValue — fixedValueFvPatchField.H</text:span></text:p>
            <text:p><text:span text:style-name="T33"/></text:p>
            <text:p><text:span text:style-name="T23">::updateCoeffs(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4" draw:text-style-name="P24" draw:layer="layout" svg:width="28cm" svg:height="1.843cm" svg:x="0cm" svg:y="2.5cm" presentation:class="title" presentation:user-transformed="true">
          <draw:text-box>
            <text:p><text:span text:style-name="T24">ПРЕДСТАВЛЕНИЕ РАЗРЕЖЕННЫХ МАТРИЦ. ИСХОДНАЯ МАТРИЦА</text:span></text:p>
          </draw:text-box>
        </draw:frame>
        <draw:frame draw:style-name="gr24" draw:layer="layout" svg:width="3.441cm" svg:height="1.4cm" svg:x="1.059cm" svg:y="4.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5" draw:text-style-name="P6" draw:layer="layout" svg:width="15.149cm" svg:height="1.195cm" svg:x="5.9cm" svg:y="4.731cm">
          <draw:text-box>
            <text:p><text:span text:style-name="T5">Или, разворачивая запись, получаем</text:span></text:p>
          </draw:text-box>
        </draw:frame>
        <draw:frame draw:style-name="gr24" draw:layer="layout" svg:width="11.541cm" svg:height="2.58cm" svg:x="7.259cm" svg:y="6.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4" draw:layer="layout" svg:width="1.526cm" svg:height="1.588cm" svg:x="1.453cm" svg:y="8.20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4" draw:layer="layout" svg:width="1.5cm" svg:height="1.588cm" svg:x="1.5cm" svg:y="10.11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4" draw:layer="layout" svg:width="4.694cm" svg:height="2.58cm" svg:x="1.4cm" svg:y="12.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4" draw:layer="layout" svg:width="1.222cm" svg:height="1.588cm" svg:x="1.5cm" svg:y="15.61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6" draw:text-style-name="P6" draw:layer="layout" svg:width="19.716cm" svg:height="1.196cm" svg:x="6.284cm" svg:y="8.606cm">
          <draw:text-box>
            <text:p><text:span text:style-name="T5">Диагональные элементы матрицы </text:span><text:span text:style-name="T34">A</text:span></text:p>
          </draw:text-box>
        </draw:frame>
        <draw:frame draw:style-name="gr26" draw:text-style-name="P6" draw:layer="layout" svg:width="20.216cm" svg:height="1.196cm" svg:x="6.284cm" svg:y="10.506cm">
          <draw:text-box>
            <text:p><text:span text:style-name="T5">Искомое поле, определенное в расчетных точках</text:span></text:p>
          </draw:text-box>
        </draw:frame>
        <draw:frame draw:style-name="gr26" draw:text-style-name="P6" draw:layer="layout" svg:width="20.216cm" svg:height="1.196cm" svg:x="6.384cm" svg:y="12.806cm">
          <draw:text-box>
            <text:p><text:span text:style-name="T5">Сумма недиагональных элементов в строке </text:span><text:span text:style-name="T34">i</text:span></text:p>
          </draw:text-box>
        </draw:frame>
        <draw:frame draw:style-name="gr26" draw:text-style-name="P6" draw:layer="layout" svg:width="20.216cm" svg:height="1.196cm" svg:x="6.384cm" svg:y="15.706cm">
          <draw:text-box>
            <text:p><text:span text:style-name="T5">Правая часть уравнения (источник)</text:span></text:p>
          </draw:text-box>
        </draw:frame>
        <draw:frame draw:style-name="gr27" draw:text-style-name="P6" draw:layer="layout" svg:width="22.099cm" svg:height="2.139cm" svg:x="1.401cm" svg:y="17.432cm">
          <draw:text-box>
            <text:p><text:span text:style-name="T5">Имеем матрицу </text:span><text:span text:style-name="T34">N</text:span><text:span text:style-name="T5">x</text:span><text:span text:style-name="T34">N</text:span><text:span text:style-name="T5">, где </text:span><text:span text:style-name="T34">N</text:span><text:span text:style-name="T5"> — число расчетных точек (</text:span><text:span text:style-name="T5"><text:line-break/></text:span><text:span text:style-name="T5">контрольных объёмов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<text:span text:style-name="T24">ПРЕДСТАВЛЕНИЕ РАЗРЕЖЕННЫХ МАТРИЦ В ПАМЯТИ</text:span></text:p>
          </draw:text-box>
        </draw:frame>
        <draw:frame draw:style-name="standard" xml:id="id45" draw:id="id45" draw:layer="layout" svg:width="4.121cm" svg:height="4.403cm" svg:x="1.078cm" svg:y="4.686cm">
          <table:table table:template-name="gray">
            <table:table-column table:style-name="co7"/>
            <table:table-column table:style-name="co7"/>
            <table:table-column table:style-name="co8"/>
            <table:table-row table:style-name="ro5" table:default-cell-style-name="ce3">
              <table:table-cell>
                <text:p><text:span text:style-name="T35">1</text:span></text:p>
              </table:table-cell>
              <table:table-cell>
                <text:p><text:span text:style-name="T35">2</text:span></text:p>
              </table:table-cell>
              <table:table-cell>
                <text:p><text:span text:style-name="T35">3</text:span></text:p>
              </table:table-cell>
            </table:table-row>
            <table:table-row table:style-name="ro5" table:default-cell-style-name="ce3">
              <table:table-cell>
                <text:p><text:span text:style-name="T35">6</text:span></text:p>
              </table:table-cell>
              <table:table-cell>
                <text:p><text:span text:style-name="T35">5</text:span></text:p>
              </table:table-cell>
              <table:table-cell>
                <text:p><text:span text:style-name="T35">4</text:span></text:p>
              </table:table-cell>
            </table:table-row>
            <table:table-row table:style-name="ro5" table:default-cell-style-name="ce3">
              <table:table-cell>
                <text:p><text:span text:style-name="T35">7</text:span></text:p>
              </table:table-cell>
              <table:table-cell>
                <text:p><text:span text:style-name="T35">8</text:span></text:p>
              </table:table-cell>
              <table:table-cell>
                <text:p><text:span text:style-name="T35">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6" draw:id="id46" draw:layer="layout" svg:width="14.098cm" svg:height="11.369cm" svg:x="5.629cm" svg:y="8.21cm">
          <table:table table:template-name="gray" table:use-first-row-styles="true" table:use-first-column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6" table:default-cell-style-name="ce4">
              <table:table-cell>
                <text:p text:style-name="P3"><text:span text:style-name="T36">i</text:span></text:p>
              </table:table-cell>
              <table:table-cell>
                <text:p text:style-name="P3"><text:span text:style-name="T36">1</text:span></text:p>
              </table:table-cell>
              <table:table-cell>
                <text:p text:style-name="P3"><text:span text:style-name="T36">2</text:span></text:p>
              </table:table-cell>
              <table:table-cell>
                <text:p text:style-name="P3"><text:span text:style-name="T36">3</text:span></text:p>
              </table:table-cell>
              <table:table-cell>
                <text:p text:style-name="P3"><text:span text:style-name="T36">4</text:span></text:p>
              </table:table-cell>
              <table:table-cell>
                <text:p text:style-name="P3"><text:span text:style-name="T36">5</text:span></text:p>
              </table:table-cell>
              <table:table-cell>
                <text:p text:style-name="P3"><text:span text:style-name="T36">6</text:span></text:p>
              </table:table-cell>
              <table:table-cell>
                <text:p text:style-name="P3"><text:span text:style-name="T36">7</text:span></text:p>
              </table:table-cell>
              <table:table-cell>
                <text:p text:style-name="P3"><text:span text:style-name="T36">8</text:span></text:p>
              </table:table-cell>
              <table:table-cell>
                <text:p text:style-name="P3"><text:span text:style-name="T36">9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36">1</text:span></text:p>
              </table:table-cell>
              <table:table-cell>
                <text:p text:style-name="P3"><text:span text:style-name="T36">D</text:span></text:p>
              </table:table-cell>
              <table:table-cell>
                <text:p text:style-name="P3"><text:span text:style-name="T36">U</text:span></text:p>
              </table:table-cell>
              <table:table-cell/>
              <table:table-cell/>
              <table:table-cell/>
              <table:table-cell>
                <text:p text:style-name="P3"><text:span text:style-name="T36">U</text:span></text:p>
              </table:table-cell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3"><text:span text:style-name="T36">2</text:span></text:p>
              </table:table-cell>
              <table:table-cell>
                <text:p text:style-name="P3"><text:span text:style-name="T36">L</text:span></text:p>
              </table:table-cell>
              <table:table-cell>
                <text:p text:style-name="P3"><text:span text:style-name="T36">D</text:span></text:p>
              </table:table-cell>
              <table:table-cell>
                <text:p text:style-name="P3"><text:span text:style-name="T36">U</text:span></text:p>
              </table:table-cell>
              <table:table-cell/>
              <table:table-cell>
                <text:p text:style-name="P3"><text:span text:style-name="T36">U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3"><text:span text:style-name="T36">3</text:span></text:p>
              </table:table-cell>
              <table:table-cell/>
              <table:table-cell>
                <text:p text:style-name="P3"><text:span text:style-name="T36">L</text:span></text:p>
              </table:table-cell>
              <table:table-cell>
                <text:p text:style-name="P3"><text:span text:style-name="T36">D</text:span></text:p>
              </table:table-cell>
              <table:table-cell>
                <text:p text:style-name="P3"><text:span text:style-name="T36">U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3"><text:span text:style-name="T36">4</text:span></text:p>
              </table:table-cell>
              <table:table-cell/>
              <table:table-cell/>
              <table:table-cell>
                <text:p text:style-name="P3"><text:span text:style-name="T36">L</text:span></text:p>
              </table:table-cell>
              <table:table-cell>
                <text:p text:style-name="P3"><text:span text:style-name="T36">D</text:span></text:p>
              </table:table-cell>
              <table:table-cell>
                <text:p text:style-name="P3"><text:span text:style-name="T36">U</text:span></text:p>
              </table:table-cell>
              <table:table-cell/>
              <table:table-cell/>
              <table:table-cell/>
              <table:table-cell>
                <text:p text:style-name="P3"><text:span text:style-name="T36">U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36">5</text:span></text:p>
              </table:table-cell>
              <table:table-cell/>
              <table:table-cell>
                <text:p text:style-name="P3"><text:span text:style-name="T36">L</text:span></text:p>
              </table:table-cell>
              <table:table-cell/>
              <table:table-cell>
                <text:p text:style-name="P3"><text:span text:style-name="T36">L</text:span></text:p>
              </table:table-cell>
              <table:table-cell>
                <text:p text:style-name="P3"><text:span text:style-name="T36">D</text:span></text:p>
              </table:table-cell>
              <table:table-cell>
                <text:p text:style-name="P3"><text:span text:style-name="T36">U</text:span></text:p>
              </table:table-cell>
              <table:table-cell/>
              <table:table-cell>
                <text:p text:style-name="P3"><text:span text:style-name="T36">U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3"><text:span text:style-name="T36">6</text:span></text:p>
              </table:table-cell>
              <table:table-cell>
                <text:p text:style-name="P3"><text:span text:style-name="T36">L</text:span></text:p>
              </table:table-cell>
              <table:table-cell/>
              <table:table-cell/>
              <table:table-cell/>
              <table:table-cell>
                <text:p text:style-name="P3"><text:span text:style-name="T36">L</text:span></text:p>
              </table:table-cell>
              <table:table-cell>
                <text:p text:style-name="P3"><text:span text:style-name="T36">D</text:span></text:p>
              </table:table-cell>
              <table:table-cell>
                <text:p text:style-name="P3"><text:span text:style-name="T36">U</text:span></text:p>
              </table:table-cell>
              <table:table-cell/>
              <table:table-cell/>
            </table:table-row>
            <table:table-row table:style-name="ro6" table:default-cell-style-name="ce4">
              <table:table-cell>
                <text:p text:style-name="P3"><text:span text:style-name="T36">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6">L</text:span></text:p>
              </table:table-cell>
              <table:table-cell>
                <text:p text:style-name="P3"><text:span text:style-name="T36">D</text:span></text:p>
              </table:table-cell>
              <table:table-cell>
                <text:p text:style-name="P3"><text:span text:style-name="T36">U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3"><text:span text:style-name="T36">8</text:span></text:p>
              </table:table-cell>
              <table:table-cell/>
              <table:table-cell/>
              <table:table-cell/>
              <table:table-cell/>
              <table:table-cell>
                <text:p text:style-name="P3"><text:span text:style-name="T36">L</text:span></text:p>
              </table:table-cell>
              <table:table-cell/>
              <table:table-cell>
                <text:p text:style-name="P3"><text:span text:style-name="T36">L</text:span></text:p>
              </table:table-cell>
              <table:table-cell>
                <text:p text:style-name="P3"><text:span text:style-name="T36">D</text:span></text:p>
              </table:table-cell>
              <table:table-cell>
                <text:p text:style-name="P3"><text:span text:style-name="T36">U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36">9</text:span></text:p>
              </table:table-cell>
              <table:table-cell/>
              <table:table-cell/>
              <table:table-cell/>
              <table:table-cell>
                <text:p text:style-name="P3"><text:span text:style-name="T36">L</text:span></text:p>
              </table:table-cell>
              <table:table-cell/>
              <table:table-cell/>
              <table:table-cell/>
              <table:table-cell>
                <text:p text:style-name="P3"><text:span text:style-name="T36">L</text:span></text:p>
              </table:table-cell>
              <table:table-cell>
                <text:p text:style-name="P3"><text:span text:style-name="T36">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38" draw:layer="layout" svg:width="22.697cm" svg:height="3.095cm" svg:x="5.5cm" svg:y="4.6cm">
          <draw:text-box>
            <text:p><text:span text:style-name="T11">L-D-U — матрица по сути описывает соединение контрольных</text:span><text:span text:style-name="T11"><text:line-break/></text:span><text:span text:style-name="T11">объёмов с её соседями. L — соседи с номером меньшим номера к.о.,</text:span></text:p>
            <text:p><text:span text:style-name="T11">D — диагональный элемент (данный к.о.) и U — верхний треугольник,</text:span><text:span text:style-name="T11"><text:line-break/></text:span><text:span text:style-name="T11">элементы с большим номером</text:span></text:p>
          </draw:text-box>
        </draw:frame>
        <draw:connector draw:style-name="gr21" draw:text-style-name="P3" draw:layer="layout" draw:type="curve" svg:x1="3.138cm" svg:y1="9.089cm" svg:x2="5.629cm" svg:y2="13.894cm" draw:start-shape="id45" draw:start-glue-point="2" draw:end-shape="id46" draw:end-glue-point="3" svg:d="m3138 9089c0 3204 830 4805 2491 4805">
          <text:p/>
        </draw:connector>
        <draw:frame draw:style-name="gr24" draw:layer="layout" svg:width="7.748cm" svg:height="1.718cm" svg:x="19.959cm" svg:y="7.6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8" draw:text-style-name="P39" draw:layer="layout" svg:width="7.316cm" svg:height="8.738cm" svg:x="20.184cm" svg:y="9.484cm">
          <draw:text-box>
            <text:p><text:span text:style-name="T37">Отдельно хранятся диагональные элементы, верхний и нижний треугольники (хранятся только не нулевые значения). Получаем, что при S</text:span><text:span text:style-name="T38">i</text:span><text:span text:style-name="T37"> = 0, сумма недиагональных по строке должна <text:s/>иметь знак, обратный к диагональному.</text:span></text:p>
            <text:p><text:span text:style-name="T37"/></text:p>
            <text:p><text:span text:style-name="T37">Должно выполняться условие диагонального преобладания</text:span></text:p>
          </draw:text-box>
        </draw:frame>
        <draw:frame draw:style-name="gr25" draw:text-style-name="P40" draw:layer="layout" svg:width="5.197cm" svg:height="1.432cm" draw:transform="rotate (1.5707963267946) translate (1.57cm 17.47cm)">
          <draw:text-box>
            <text:p><text:span text:style-name="T39">lduMatr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2" draw:text-style-name="P6" draw:layer="layout" svg:width="28cm" svg:height="1.843cm" svg:x="0cm" svg:y="2.5cm" presentation:class="title" presentation:user-transformed="true">
          <draw:text-box>
            <text:p><text:span text:style-name="T5">ПРЕДСТАВЛЕНИЕ РАЗРЕЖЕННЫХ МАТРИЦ В ПАМЯТИ. АДРЕСАЦИЯ</text:span></text:p>
          </draw:text-box>
        </draw:frame>
        <draw:frame draw:style-name="gr7" draw:text-style-name="P38" draw:layer="layout" svg:width="26.5cm" svg:height="4.517cm" svg:x="1cm" svg:y="4.5cm">
          <draw:text-box>
            <text:p><text:span text:style-name="T11">COO (Coordinate storage) — все непустые значения хранятся в одном массиве (values). Помимо него используются ещё два вектора — номера непустых колонок (cols) и номера непустых рядов (rows)</text:span></text:p>
            <text:p><text:span text:style-name="T11"/></text:p>
            <text:p><text:span text:style-name="T11">OpenFOAM COO — отдельно хранятся диагональные элементы (D), верхние (U) — номера ячеек с индексом U &gt; D, и нижние (L) с индексом L &lt; D</text:span></text:p>
          </draw:text-box>
        </draw:frame>
        <draw:frame draw:style-name="gr7" draw:text-style-name="P38" draw:layer="layout" svg:width="7.987cm" svg:height="0.963cm" svg:x="14.213cm" svg:y="9.2cm">
          <draw:text-box>
            <text:p><text:span text:style-name="T11">D = 1, 2, 3, 4, 5, 6, 7, 8, 9</text:span></text:p>
          </draw:text-box>
        </draw:frame>
        <draw:frame draw:style-name="gr7" draw:text-style-name="P38" draw:layer="layout" svg:width="9.986cm" svg:height="0.963cm" svg:x="14.214cm" svg:y="10.301cm">
          <draw:text-box>
            <text:p><text:span text:style-name="T11">U = 2, 6, 3, 5, 4, 5, 9, 6, 8, 7, 8, 9</text:span></text:p>
          </draw:text-box>
        </draw:frame>
        <draw:frame draw:style-name="gr7" draw:text-style-name="P38" draw:layer="layout" svg:width="9.985cm" svg:height="0.963cm" svg:x="14.315cm" svg:y="11.302cm">
          <draw:text-box>
            <text:p><text:span text:style-name="T11">L = 2, 3, 3, 2, 4, 1, 5, 6, 5, 7, 4, 8</text:span></text:p>
          </draw:text-box>
        </draw:frame>
        <draw:frame draw:style-name="gr7" draw:text-style-name="P38" draw:layer="layout" svg:width="10.486cm" svg:height="0.963cm" svg:x="14.314cm" svg:y="12.301cm">
          <draw:text-box>
            <text:p><text:span text:style-name="T11">R = 1, 1, 2, 2, 3, 4, 4, 5, 5, 6, 7, 8</text:span></text:p>
          </draw:text-box>
        </draw:frame>
        <draw:frame draw:style-name="standard" draw:layer="layout" svg:width="10.37cm" svg:height="9.727cm" svg:x="1.029cm" svg:y="9.611cm">
          <table:table table:template-name="gray" table:use-first-row-styles="true" table:use-first-column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7" table:default-cell-style-name="ce5">
              <table:table-cell>
                <text:p text:style-name="P3"><text:span text:style-name="T40">i</text:span></text:p>
              </table:table-cell>
              <table:table-cell>
                <text:p text:style-name="P3"><text:span text:style-name="T40">1</text:span></text:p>
              </table:table-cell>
              <table:table-cell>
                <text:p text:style-name="P3"><text:span text:style-name="T40">2</text:span></text:p>
              </table:table-cell>
              <table:table-cell>
                <text:p text:style-name="P3"><text:span text:style-name="T40">3</text:span></text:p>
              </table:table-cell>
              <table:table-cell>
                <text:p text:style-name="P3"><text:span text:style-name="T40">4</text:span></text:p>
              </table:table-cell>
              <table:table-cell>
                <text:p text:style-name="P3"><text:span text:style-name="T40">5</text:span></text:p>
              </table:table-cell>
              <table:table-cell>
                <text:p text:style-name="P3"><text:span text:style-name="T40">6</text:span></text:p>
              </table:table-cell>
              <table:table-cell>
                <text:p text:style-name="P3"><text:span text:style-name="T40">7</text:span></text:p>
              </table:table-cell>
              <table:table-cell>
                <text:p text:style-name="P3"><text:span text:style-name="T40">8</text:span></text:p>
              </table:table-cell>
              <table:table-cell>
                <text:p text:style-name="P3"><text:span text:style-name="T40">9</text:span></text:p>
              </table:table-cell>
            </table:table-row>
            <table:table-row table:style-name="ro7" table:default-cell-style-name="ce5">
              <table:table-cell>
                <text:p text:style-name="P3"><text:span text:style-name="T40">1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U</text:span></text:p>
              </table:table-cell>
              <table:table-cell/>
              <table:table-cell/>
              <table:table-cell/>
              <table:table-cell>
                <text:p text:style-name="P3"><text:span text:style-name="T40">U</text:span></text:p>
              </table:table-cell>
              <table:table-cell/>
              <table:table-cell/>
              <table:table-cell/>
            </table:table-row>
            <table:table-row table:style-name="ro7" table:default-cell-style-name="ce5">
              <table:table-cell>
                <text:p text:style-name="P3"><text:span text:style-name="T40">2</text:span></text:p>
              </table:table-cell>
              <table:table-cell>
                <text:p text:style-name="P3"><text:span text:style-name="T40">L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U</text:span></text:p>
              </table:table-cell>
              <table:table-cell/>
              <table:table-cell>
                <text:p text:style-name="P3"><text:span text:style-name="T40">U</text:span></text:p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5">
              <table:table-cell>
                <text:p text:style-name="P3"><text:span text:style-name="T40">3</text:span></text:p>
              </table:table-cell>
              <table:table-cell/>
              <table:table-cell>
                <text:p text:style-name="P3"><text:span text:style-name="T40">L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U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5">
              <table:table-cell>
                <text:p text:style-name="P3"><text:span text:style-name="T40">4</text:span></text:p>
              </table:table-cell>
              <table:table-cell/>
              <table:table-cell/>
              <table:table-cell>
                <text:p text:style-name="P3"><text:span text:style-name="T40">L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U</text:span></text:p>
              </table:table-cell>
              <table:table-cell/>
              <table:table-cell/>
              <table:table-cell/>
              <table:table-cell>
                <text:p text:style-name="P3"><text:span text:style-name="T40">U</text:span></text:p>
              </table:table-cell>
            </table:table-row>
            <table:table-row table:style-name="ro7" table:default-cell-style-name="ce5">
              <table:table-cell>
                <text:p text:style-name="P3"><text:span text:style-name="T40">5</text:span></text:p>
              </table:table-cell>
              <table:table-cell/>
              <table:table-cell>
                <text:p text:style-name="P3"><text:span text:style-name="T40">L</text:span></text:p>
              </table:table-cell>
              <table:table-cell/>
              <table:table-cell>
                <text:p text:style-name="P3"><text:span text:style-name="T40">L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U</text:span></text:p>
              </table:table-cell>
              <table:table-cell/>
              <table:table-cell>
                <text:p text:style-name="P3"><text:span text:style-name="T40">U</text:span></text:p>
              </table:table-cell>
              <table:table-cell/>
            </table:table-row>
            <table:table-row table:style-name="ro7" table:default-cell-style-name="ce5">
              <table:table-cell>
                <text:p text:style-name="P3"><text:span text:style-name="T40">6</text:span></text:p>
              </table:table-cell>
              <table:table-cell>
                <text:p text:style-name="P3"><text:span text:style-name="T40">L</text:span></text:p>
              </table:table-cell>
              <table:table-cell/>
              <table:table-cell/>
              <table:table-cell/>
              <table:table-cell>
                <text:p text:style-name="P3"><text:span text:style-name="T40">L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U</text:span></text:p>
              </table:table-cell>
              <table:table-cell/>
              <table:table-cell/>
            </table:table-row>
            <table:table-row table:style-name="ro7" table:default-cell-style-name="ce5">
              <table:table-cell>
                <text:p text:style-name="P3"><text:span text:style-name="T40">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3"><text:span text:style-name="T40">L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U</text:span></text:p>
              </table:table-cell>
              <table:table-cell/>
            </table:table-row>
            <table:table-row table:style-name="ro7" table:default-cell-style-name="ce5">
              <table:table-cell>
                <text:p text:style-name="P3"><text:span text:style-name="T40">8</text:span></text:p>
              </table:table-cell>
              <table:table-cell/>
              <table:table-cell/>
              <table:table-cell/>
              <table:table-cell/>
              <table:table-cell>
                <text:p text:style-name="P3"><text:span text:style-name="T40">L</text:span></text:p>
              </table:table-cell>
              <table:table-cell/>
              <table:table-cell>
                <text:p text:style-name="P3"><text:span text:style-name="T40">L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U</text:span></text:p>
              </table:table-cell>
            </table:table-row>
            <table:table-row table:style-name="ro8" table:default-cell-style-name="ce5">
              <table:table-cell>
                <text:p text:style-name="P3"><text:span text:style-name="T40">9</text:span></text:p>
              </table:table-cell>
              <table:table-cell/>
              <table:table-cell/>
              <table:table-cell/>
              <table:table-cell>
                <text:p text:style-name="P3"><text:span text:style-name="T40">L</text:span></text:p>
              </table:table-cell>
              <table:table-cell/>
              <table:table-cell/>
              <table:table-cell/>
              <table:table-cell>
                <text:p text:style-name="P3"><text:span text:style-name="T40">L</text:span></text:p>
              </table:table-cell>
              <table:table-cell>
                <text:p text:style-name="P3"><text:span text:style-name="T40">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38" draw:layer="layout" svg:width="10.486cm" svg:height="0.963cm" svg:x="14.314cm" svg:y="13.402cm">
          <draw:text-box>
            <text:p><text:span text:style-name="T11">С = 1, 1, 2, 2, 3, 4, 4, 5, 5, 6, 7, 8</text:span></text:p>
          </draw:text-box>
        </draw:frame>
        <draw:frame draw:style-name="gr29" draw:text-style-name="P38" draw:layer="layout" svg:width="15.596cm" svg:height="3.806cm" svg:x="12.404cm" svg:y="14.635cm">
          <draw:text-box>
            <text:p><text:span text:style-name="T11">В представлении матрицы OpenFOAM каждой ячейке соответствуют: а) диагональный элемент, б) список элементов верхнего треугольника (по строкам), в) список элементов нижнего треугольника (по рядам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ВЯЗЬ АДРЕСАЦИИ МАТРИЦЫ С РАСЧЕТНОЙ СЕТКОЙ</text:p>
          </draw:text-box>
        </draw:frame>
        <draw:frame draw:style-name="standard" draw:layer="layout" svg:width="10.37cm" svg:height="9.727cm" svg:x="1.029cm" svg:y="9.112cm">
          <table:table table:template-name="gray" table:use-first-row-styles="true" table:use-first-column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7" table:default-cell-style-name="ce5">
              <table:table-cell>
                <text:p text:style-name="P3"><text:span text:style-name="T40">i</text:span></text:p>
              </table:table-cell>
              <table:table-cell>
                <text:p text:style-name="P3"><text:span text:style-name="T40">1</text:span></text:p>
              </table:table-cell>
              <table:table-cell>
                <text:p text:style-name="P3"><text:span text:style-name="T40">2</text:span></text:p>
              </table:table-cell>
              <table:table-cell>
                <text:p text:style-name="P3"><text:span text:style-name="T40">3</text:span></text:p>
              </table:table-cell>
              <table:table-cell>
                <text:p text:style-name="P3"><text:span text:style-name="T40">4</text:span></text:p>
              </table:table-cell>
              <table:table-cell>
                <text:p text:style-name="P3"><text:span text:style-name="T40">5</text:span></text:p>
              </table:table-cell>
              <table:table-cell>
                <text:p text:style-name="P3"><text:span text:style-name="T40">6</text:span></text:p>
              </table:table-cell>
              <table:table-cell>
                <text:p text:style-name="P3"><text:span text:style-name="T40">7</text:span></text:p>
              </table:table-cell>
              <table:table-cell>
                <text:p text:style-name="P3"><text:span text:style-name="T40">8</text:span></text:p>
              </table:table-cell>
              <table:table-cell>
                <text:p text:style-name="P3"><text:span text:style-name="T40">9</text:span></text:p>
              </table:table-cell>
            </table:table-row>
            <table:table-row table:style-name="ro7" table:default-cell-style-name="ce5">
              <table:table-cell>
                <text:p text:style-name="P3"><text:span text:style-name="T40">1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O</text:span></text:p>
              </table:table-cell>
              <table:table-cell/>
              <table:table-cell/>
              <table:table-cell/>
              <table:table-cell>
                <text:p text:style-name="P3"><text:span text:style-name="T40">O</text:span></text:p>
              </table:table-cell>
              <table:table-cell/>
              <table:table-cell/>
              <table:table-cell/>
            </table:table-row>
            <table:table-row table:style-name="ro7" table:default-cell-style-name="ce5">
              <table:table-cell>
                <text:p text:style-name="P3"><text:span text:style-name="T40">2</text:span></text:p>
              </table:table-cell>
              <table:table-cell>
                <text:p text:style-name="P3"><text:span text:style-name="T40">N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O</text:span></text:p>
              </table:table-cell>
              <table:table-cell/>
              <table:table-cell>
                <text:p text:style-name="P3"><text:span text:style-name="T40">O</text:span></text:p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5">
              <table:table-cell>
                <text:p text:style-name="P3"><text:span text:style-name="T40">3</text:span></text:p>
              </table:table-cell>
              <table:table-cell/>
              <table:table-cell>
                <text:p text:style-name="P3"><text:span text:style-name="T40">N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O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5">
              <table:table-cell>
                <text:p text:style-name="P3"><text:span text:style-name="T40">4</text:span></text:p>
              </table:table-cell>
              <table:table-cell/>
              <table:table-cell/>
              <table:table-cell>
                <text:p text:style-name="P3"><text:span text:style-name="T40">N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O</text:span></text:p>
              </table:table-cell>
              <table:table-cell/>
              <table:table-cell/>
              <table:table-cell/>
              <table:table-cell>
                <text:p text:style-name="P3"><text:span text:style-name="T40">O</text:span></text:p>
              </table:table-cell>
            </table:table-row>
            <table:table-row table:style-name="ro7" table:default-cell-style-name="ce5">
              <table:table-cell>
                <text:p text:style-name="P3"><text:span text:style-name="T40">5</text:span></text:p>
              </table:table-cell>
              <table:table-cell/>
              <table:table-cell>
                <text:p text:style-name="P3"><text:span text:style-name="T40">N</text:span></text:p>
              </table:table-cell>
              <table:table-cell/>
              <table:table-cell>
                <text:p text:style-name="P3"><text:span text:style-name="T40">N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O</text:span></text:p>
              </table:table-cell>
              <table:table-cell/>
              <table:table-cell>
                <text:p text:style-name="P3"><text:span text:style-name="T40">O</text:span></text:p>
              </table:table-cell>
              <table:table-cell/>
            </table:table-row>
            <table:table-row table:style-name="ro7" table:default-cell-style-name="ce5">
              <table:table-cell>
                <text:p text:style-name="P3"><text:span text:style-name="T40">6</text:span></text:p>
              </table:table-cell>
              <table:table-cell>
                <text:p text:style-name="P3"><text:span text:style-name="T40">N</text:span></text:p>
              </table:table-cell>
              <table:table-cell/>
              <table:table-cell/>
              <table:table-cell/>
              <table:table-cell>
                <text:p text:style-name="P3"><text:span text:style-name="T40">N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O</text:span></text:p>
              </table:table-cell>
              <table:table-cell/>
              <table:table-cell/>
            </table:table-row>
            <table:table-row table:style-name="ro7" table:default-cell-style-name="ce5">
              <table:table-cell>
                <text:p text:style-name="P3"><text:span text:style-name="T40">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3"><text:span text:style-name="T40">N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O</text:span></text:p>
              </table:table-cell>
              <table:table-cell/>
            </table:table-row>
            <table:table-row table:style-name="ro7" table:default-cell-style-name="ce5">
              <table:table-cell>
                <text:p text:style-name="P3"><text:span text:style-name="T40">8</text:span></text:p>
              </table:table-cell>
              <table:table-cell/>
              <table:table-cell/>
              <table:table-cell/>
              <table:table-cell/>
              <table:table-cell>
                <text:p text:style-name="P3"><text:span text:style-name="T40">N</text:span></text:p>
              </table:table-cell>
              <table:table-cell/>
              <table:table-cell>
                <text:p text:style-name="P3"><text:span text:style-name="T40">N</text:span></text:p>
              </table:table-cell>
              <table:table-cell>
                <text:p text:style-name="P3"><text:span text:style-name="T40">D</text:span></text:p>
              </table:table-cell>
              <table:table-cell>
                <text:p text:style-name="P3"><text:span text:style-name="T40">O</text:span></text:p>
              </table:table-cell>
            </table:table-row>
            <table:table-row table:style-name="ro8" table:default-cell-style-name="ce5">
              <table:table-cell>
                <text:p text:style-name="P3"><text:span text:style-name="T40">9</text:span></text:p>
              </table:table-cell>
              <table:table-cell/>
              <table:table-cell/>
              <table:table-cell/>
              <table:table-cell>
                <text:p text:style-name="P3"><text:span text:style-name="T40">N</text:span></text:p>
              </table:table-cell>
              <table:table-cell/>
              <table:table-cell/>
              <table:table-cell/>
              <table:table-cell>
                <text:p text:style-name="P3"><text:span text:style-name="T40">N</text:span></text:p>
              </table:table-cell>
              <table:table-cell>
                <text:p text:style-name="P3"><text:span text:style-name="T40">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121cm" svg:height="4.403cm" svg:x="1.079cm" svg:y="4.487cm">
          <table:table table:template-name="gray">
            <table:table-column table:style-name="co7"/>
            <table:table-column table:style-name="co7"/>
            <table:table-column table:style-name="co8"/>
            <table:table-row table:style-name="ro5" table:default-cell-style-name="ce3">
              <table:table-cell>
                <text:p><text:span text:style-name="T35">1</text:span></text:p>
              </table:table-cell>
              <table:table-cell>
                <text:p><text:span text:style-name="T35">2</text:span></text:p>
              </table:table-cell>
              <table:table-cell>
                <text:p><text:span text:style-name="T35">3</text:span></text:p>
              </table:table-cell>
            </table:table-row>
            <table:table-row table:style-name="ro5" table:default-cell-style-name="ce3">
              <table:table-cell>
                <text:p><text:span text:style-name="T35">6</text:span></text:p>
              </table:table-cell>
              <table:table-cell>
                <text:p><text:span text:style-name="T35">5</text:span></text:p>
              </table:table-cell>
              <table:table-cell>
                <text:p><text:span text:style-name="T35">4</text:span></text:p>
              </table:table-cell>
            </table:table-row>
            <table:table-row table:style-name="ro5" table:default-cell-style-name="ce3">
              <table:table-cell>
                <text:p><text:span text:style-name="T35">7</text:span></text:p>
              </table:table-cell>
              <table:table-cell>
                <text:p><text:span text:style-name="T35">8</text:span></text:p>
              </table:table-cell>
              <table:table-cell>
                <text:p><text:span text:style-name="T35">9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0" draw:text-style-name="P41" draw:layer="layout" svg:width="20.5cm" svg:height="14.709cm" svg:x="6.5cm" svg:y="4.017cm">
          <draw:text-box>
            <text:p><text:span text:style-name="T41">Структура представления расчетной сетки OpenFOAM соответствует представлению данных матрицы. Расчетная сетка представляет собой:</text:span></text:p>
            <text:p><text:span text:style-name="T42"/></text:p>
            <text:p><text:span text:style-name="T41">1) Список координат вершин, образующих контрольные объёмы</text:span></text:p>
            <text:p><text:span text:style-name="T41">2) Список граней, образующих контрольные объёмы, каждый</text:span><text:span text:style-name="T41"><text:line-break/></text:span><text:span text:style-name="T41"> <text:s text:c="28"/>элемент такого списка содержит массив номеров</text:span><text:span text:style-name="T41"><text:line-break/></text:span><text:span text:style-name="T41"> <text:s text:c="28"/>узлов из списка вершин пункта 1, сортированный</text:span><text:span text:style-name="T41"><text:line-break/></text:span><text:span text:style-name="T41"> <text:s text:c="28"/>таким образом, что нормаль грани «смотрит»</text:span><text:span text:style-name="T41"><text:line-break/></text:span><text:span text:style-name="T41"> <text:s text:c="28"/>во-вне контрольного объёма</text:span></text:p>
            <text:p><text:span text:style-name="T41"><text:s text:c="29"/></text:span><text:span text:style-name="T41">3) Список граней, принадлежащих контрольным</text:span><text:span text:style-name="T41"><text:line-break/></text:span><text:span text:style-name="T41"> <text:s text:c="28"/>объёмам (соединяющим один объём с другим,</text:span><text:span text:style-name="T41"><text:line-break/></text:span><text:span text:style-name="T41"> <text:s text:c="28"/>чей номер выше данного); нормаль такой грани <text:s text:c="32"/>направлена наружу упомянутого объёма </text:span><text:span text:style-name="T41"><text:line-break/></text:span><text:span text:style-name="T41"> <text:s text:c="30"/>(</text:span><text:span text:style-name="T11">N</text:span><text:span text:style-name="T41">eighbours), Число элементов — кол-во</text:span><text:span text:style-name="T41"><text:line-break/></text:span><text:span text:style-name="T41"> <text:s text:c="29"/>внутренних.</text:span></text:p>
            <text:p><text:span text:style-name="T41"><text:s text:c="29"/></text:span><text:span text:style-name="T41">4) Список граней, принадлежащих соседним</text:span><text:span text:style-name="T41"><text:line-break/></text:span><text:span text:style-name="T41"> <text:s text:c="28"/>контрольным объёмам (с номером, меньшим чем</text:span><text:span text:style-name="T41"><text:line-break/></text:span><text:span text:style-name="T41"> <text:s text:c="28"/>данный) — </text:span><text:span text:style-name="T11">O</text:span><text:span text:style-name="T41">wners. Число элементов - </text:span><text:span text:style-name="T41"><text:line-break/></text:span><text:span text:style-name="T41"> <text:s text:c="28"/>общее количество внутренних граней</text:span><text:span text:style-name="T41"><text:line-break/></text:span><text:span text:style-name="T41"> <text:s text:c="28"/>(внутренние + внешние)</text:span></text:p>
          </draw:text-box>
        </draw:frame>
        <draw:frame draw:style-name="gr31" draw:text-style-name="P42" draw:layer="layout" svg:width="22cm" svg:height="1.119cm" svg:x="1cm" svg:y="18.6cm">
          <draw:text-box>
            <text:p><text:span text:style-name="T43">Owners — верхний треугольник, Neighbours - нижний</text:span></text:p>
          </draw:text-box>
        </draw:frame>
        <draw:custom-shape draw:style-name="gr32" draw:text-style-name="P3" draw:layer="layout" svg:width="3.5cm" svg:height="1cm" svg:x="7.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3.5cm" svg:height="1cm" svg:x="2.7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5cm" svg:height="1.5cm" svg:x="2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3" draw:layer="layout" svg:x1="3.5cm" svg:y1="7cm" svg:x2="6.5cm" svg:y2="13.5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асс lduMatrix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<text:span text:style-name="T5">ПРЕДСТАВЛЕНИЕ РАЗРЕЖЕННЫХ МАТРИЦ В ПАМЯТИ</text:span></text:p>
          </draw:text-box>
        </draw:frame>
        <draw:frame presentation:style-name="pr3" draw:layer="layout" svg:width="28cm" svg:height="14.075cm" svg:x="0cm" svg:y="4.641cm" presentation:class="outline" presentation:user-transformed="true">
          <draw:text-box>
            <text:list text:style-name="L2">
              <text:list-item>
                <text:p>Матрица содержится в классе lduMatrix:</text:p>
                <text:list>
                  <text:list-item>
                    <text:p>Коэффициенты матрицы lowerPtr_, diagPtr_, upperPtr_</text:p>
                  </text:list-item>
                  <text:list-item>
                    <text:p>Адресация осуществляется через объект типа lduAddressing - <text:s/>::lduAddr()</text:p>
                  </text:list-item>
                  <text:list-item>
                    <text:p>Доступ к матрице — lower(), diag(), upper()</text:p>
                  </text:list-item>
                  <text:list-item>
                    <text:p>Доступ к операторам H() и A()</text:p>
                  </text:list-item>
                  <text:list-item>
                    <text:p>Операторы сложения и вычитания -=, +=</text:p>
                  </text:list-item>
                  <text:list-item>
                    <text:p>Ссылку на расчетную область mesh()</text:p>
                  </text:list-item>
                  <text:list-item>
                    <text:p>Подклассы: а) solver; б) solverPerfomance; в) smoother; г) preconditioner</text:p>
                  </text:list-item>
                </text:list>
              </text:list-item>
            </text:list>
          </draw:text-box>
        </draw:frame>
        <draw:frame draw:style-name="gr24" draw:layer="layout" svg:width="9.487cm" svg:height="1.588cm" svg:x="17.053cm" svg:y="11.66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office:forms form:automatic-focus="false" form:apply-design-mode="false"/>
        <draw:frame presentation:style-name="pr2" draw:text-style-name="P24" draw:layer="layout" svg:width="28cm" svg:height="1.843cm" svg:x="0cm" svg:y="2.5cm" presentation:class="title" presentation:user-transformed="true">
          <draw:text-box>
            <text:p><text:span text:style-name="T24">РЕШЕНИЕ СИСТЕМЫ ЛИНЕЙНЫХ АЛГЕБРАИЧЕСКИХ УРАВНЕНИЙ</text:span></text:p>
          </draw:text-box>
        </draw:frame>
        <draw:frame presentation:style-name="pr9" draw:text-style-name="P23" draw:layer="layout" svg:width="26.336cm" svg:height="8.607cm" svg:x="0.664cm" svg:y="4.897cm">
          <draw:text-box>
            <text:p><text:span text:style-name="T22">Класс lduMatrix::solver:</text:span></text:p>
            <text:list text:style-name="L2">
              <text:list-item>
                <text:p><text:span text:style-name="T22">Имя искомой величины</text:span></text:p>
              </text:list-item>
              <text:list-item>
                <text:p><text:span text:style-name="T22">Ссылка на параметры поиска</text:span></text:p>
              </text:list-item>
              <text:list-item>
                <text:p><text:span text:style-name="T22">Критерий выхода из итераций</text:span></text:p>
              </text:list-item>
              <text:list-item>
                <text:p><text:span text:style-name="T22">Процедура решения — BICCG, ICCG, PCG, PbiCG</text:span></text:p>
              </text:list-item>
              <text:list-item>
                <text:p><text:span text:style-name="T22">Для решения используется процедура Matrix::solve(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ТАТИСТИКА СОЛВЕРА</text:p>
          </draw:text-box>
        </draw:frame>
        <draw:frame presentation:style-name="pr3" draw:text-style-name="P43" draw:layer="layout" svg:width="28cm" svg:height="14.504cm" svg:x="0.5cm" svg:y="4.641cm" presentation:class="outline" presentation:user-transformed="true">
          <draw:text-box>
            <text:p><text:span text:style-name="T13">lduMatrix::solverPerfomance — информация о процессе решения системы линейных алгебраических уравнений (private):</text:span></text:p>
            <text:list text:style-name="L2">
              <text:list-item>
                <text:p><text:span text:style-name="T13">Имя решателя solverName_</text:span></text:p>
              </text:list-item>
              <text:list-item>
                <text:p><text:span text:style-name="T13">Имя поля fieldName_</text:span></text:p>
              </text:list-item>
              <text:list-item>
                <text:p><text:span text:style-name="T13">Начальная невязка initialResidual_</text:span></text:p>
              </text:list-item>
              <text:list-item>
                <text:p><text:span text:style-name="T13">Конечная невязка finalResidual_</text:span></text:p>
              </text:list-item>
              <text:list-item>
                <text:p><text:span text:style-name="T13">Число итераций noIterations_</text:span></text:p>
              </text:list-item>
              <text:list-item>
                <text:p><text:span text:style-name="T13">Сходимость решения converged_</text:span></text:p>
              </text:list-item>
              <text:list-item>
                <text:p><text:span text:style-name="T13">Сингулярность решения singular_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ГЛАЖИВАНИЕ РЕШЕНИЯ</text:p>
          </draw:text-box>
        </draw:frame>
        <draw:frame draw:style-name="gr36" draw:text-style-name="P6" draw:layer="layout" svg:width="27.8cm" svg:height="4.027cm" svg:x="0.2cm" svg:y="4.3cm">
          <draw:text-box>
            <text:p><text:span text:style-name="T5">Сглаживание — процедура подавления высокочастотных составляющих решения (релаксация) при использовании многосеточных методов. Целью сглаживателя (smoother) ставится сглаживание решения для улучшения приближения на грубой сетке</text:span></text:p>
          </draw:text-box>
        </draw:frame>
        <draw:frame draw:style-name="gr37" draw:text-style-name="P6" draw:layer="layout" svg:width="26.828cm" svg:height="9.691cm" svg:x="0.672cm" svg:y="8.857cm">
          <draw:text-box>
            <text:p><text:span text:style-name="T5">Базовый абстрактный класс сглаживателя определен в классе lduMatrix::smoother, его реализации в классах:</text:span></text:p>
            <text:list text:style-name="L4">
              <text:list-item>
                <text:p><text:span text:style-name="T5"><text:s/></text:span><text:span text:style-name="T5">DICSmoother — сглаживание методом неполного разложения Холецкого</text:span></text:p>
              </text:list-item>
              <text:list-item>
                <text:p><text:span text:style-name="T5"><text:s/></text:span><text:span text:style-name="T5">DICGaussSeidelSmoother — сглаживание методом неполного разложения Холецкого и Гаусса-Зейделя</text:span></text:p>
              </text:list-item>
              <text:list-item>
                <text:p><text:span text:style-name="T5"><text:s/></text:span><text:span text:style-name="T5">DILUSmoother — сглаживание методом LU-разложения</text:span></text:p>
              </text:list-item>
              <text:list-item>
                <text:p><text:span text:style-name="T5"><text:s/></text:span><text:span text:style-name="T5">DILUGaussSeidelSmoother — сглаживание методом LU-разложения и Гаусса-Зейделя</text:span></text:p>
              </text:list-item>
              <text:list-item>
                <text:p><text:span text:style-name="T5"><text:s/></text:span><text:span text:style-name="T5">GaussSeidelSmoother — сглаживание методов Гаусса-Зейделя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ЕДОБУСЛАВЛИВАТЕЛИ</text:p>
          </draw:text-box>
        </draw:frame>
        <draw:frame presentation:style-name="pr3" draw:text-style-name="P44" draw:layer="layout" svg:width="28cm" svg:height="13.86cm" svg:x="0.3cm" svg:y="4.641cm" presentation:class="outline" presentation:user-transformed="true">
          <draw:text-box>
            <text:p><text:span text:style-name="T44">Базовый класс для всех предобуславливателей — lduMatrix::preconditioner, их реализации содержатся в классах:</text:span></text:p>
            <text:list text:style-name="L2">
              <text:list-item>
                <text:p><text:span text:style-name="T44">noPreconditioner — без предобуславливания</text:span></text:p>
              </text:list-item>
              <text:list-item>
                <text:p><text:span text:style-name="T44">diagonalPreconditioner — диагональный предобуславливатель</text:span></text:p>
              </text:list-item>
              <text:list-item>
                <text:p><text:span text:style-name="T44">GAMGPreconditioner — многосеточный предобуславливатель</text:span></text:p>
              </text:list-item>
              <text:list-item>
                <text:p><text:span text:style-name="T44">DILUPreconditioner — предобусловливание</text:span><text:span text:style-name="T5"> методом LU-разложения</text:span><text:span text:style-name="T44"> </text:span></text:p>
              </text:list-item>
              <text:list-item>
                <text:p><text:span text:style-name="T44">DICPreconditioner — предобусловливание методом неполного разложения Холецкого</text:span></text:p>
              </text:list-item>
              <text:list-item>
                <text:p><text:span text:style-name="T44">FDICPreconditioner — предобусловливание методом быстрого неполного разложения Холецкого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">
        <office:forms form:automatic-focus="false" form:apply-design-mode="false"/>
        <draw:frame presentation:style-name="pr2" draw:text-style-name="P19" draw:layer="layout" svg:width="28cm" svg:height="1.843cm" svg:x="0cm" svg:y="2.5cm" presentation:class="title" presentation:user-transformed="true">
          <draw:text-box>
            <text:p><text:span text:style-name="T9">РЕШЕНИЕ СЛАУ, ПОЛУЧЕННЫХ ПОСЛЕ ДИСКРЕТИЗАЦИИ УРАВНЕНИЙ МЕТОДОМ КОНЕЧНЫХ ОБЪЁМОВ</text:span></text:p>
          </draw:text-box>
        </draw:frame>
        <draw:frame draw:style-name="gr38" draw:text-style-name="P19" draw:layer="layout" svg:width="26.6cm" svg:height="13cm" svg:x="0.7cm" svg:y="5cm">
          <draw:text-box>
            <text:p><text:span text:style-name="T15">fvMatrix</text:span><text:span text:style-name="T9"> — реализация </text:span><text:span text:style-name="T15">lduMatrix</text:span><text:span text:style-name="T9">, предназначенная для решения СЛАУ, полученных МКО, наследует от </text:span><text:span text:style-name="T15">refCount</text:span><text:span text:style-name="T9"> и </text:span><text:span text:style-name="T15">lduMatrix</text:span><text:span text:style-name="T9">, осуществляет выбор решателя (</text:span><text:span text:style-name="T15">fvMatrix::fvSolver</text:span><text:span text:style-name="T9">). Уравнения могут решаться только </text:span><text:span text:style-name="T45">для одной переменной (скаляр)</text:span><text:span text:style-name="T9">, решение уравнений для тензоров и векторов производится последовательно:</text:span></text:p>
            <text:list text:style-name="L7">
              <text:list-item>
                <text:p><text:span text:style-name="T9"><text:s/></text:span><text:span text:style-name="T9">solve() - решение системы СЛАУ, полученных после дискретизации уравнений на сетке</text:span></text:p>
              </text:list-item>
              <text:list-item>
                <text:p><text:span text:style-name="T9"><text:s/></text:span><text:span text:style-name="T9">psi() - искомое поле (скаляр)</text:span></text:p>
              </text:list-item>
              <text:list-item>
                <text:p><text:span text:style-name="T9"><text:s/></text:span><text:span text:style-name="T9">source() - источник</text:span></text:p>
              </text:list-item>
              <text:list-item>
                <text:p><text:span text:style-name="T9"><text:s/></text:span><text:span text:style-name="T9">другие функции связанные lduMatrix</text:span></text:p>
              </text:list-item>
            </text:list>
            <text:p><text:span text:style-name="T9"/></text:p>
            <text:p><text:span text:style-name="T9">Класс fvMatrix обладает свойствами самотождественности, аддитивности и коммутативности через переопределенные операторы:</text:span></text:p>
          </draw:text-box>
        </draw:frame>
        <draw:frame draw:style-name="gr24" draw:layer="layout" svg:width="23.557cm" svg:height="1.617cm" svg:x="1.105cm" svg:y="16.876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MULES</text:p>
          </draw:text-box>
        </draw:frame>
        <draw:frame draw:style-name="gr39" draw:text-style-name="P6" draw:layer="layout" svg:width="25.5cm" svg:height="14.411cm" svg:x="1cm" svg:y="4.18cm">
          <draw:text-box>
            <text:p><text:span text:style-name="T5">Для решения конвективных задач можно воспользоваться методом MULES — Multidimensional Universal Limiter with Explicit Solution — Многомерный Ограниченный Явный Метод Решения. Метод реализован в виде набора функций пространства имен MULES:</text:span></text:p>
            <text:p><text:span text:style-name="T5"/></text:p>
            <text:list text:style-name="L1">
              <text:list-item>
                <text:p><text:span text:style-name="T5"><text:s/></text:span><text:span text:style-name="T5">MULES::explicitSolve(rho, psi, …) - явное решение с учетом плотности</text:span></text:p>
              </text:list-item>
              <text:list-item>
                <text:p><text:span text:style-name="T5"><text:s/></text:span><text:span text:style-name="T5">MULES::explicitSolve(psi, ...) - явное решение без учета плотности</text:span></text:p>
              </text:list-item>
              <text:list-item>
                <text:p><text:span text:style-name="T5"><text:s/></text:span><text:span text:style-name="T5">MULES::implicitSolve(rho, gamma, ...) - неявное решение с учетом плотности</text:span></text:p>
              </text:list-item>
              <text:list-item>
                <text:p><text:span text:style-name="T5"><text:s/></text:span><text:span text:style-name="T5">MULES::implcitSolve(gamma, …) - неявное решение без учета плотности</text:span></text:p>
              </text:list-item>
              <text:list-item>
                <text:p><text:span text:style-name="T5"><text:s/></text:span><text:span text:style-name="T5">MULES::limiter(...) - ограничение переменной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1">
        <office:forms form:automatic-focus="false" form:apply-design-mode="false"/>
        <draw:frame presentation:style-name="pr2" draw:text-style-name="P45" draw:layer="layout" svg:width="28cm" svg:height="1.843cm" svg:x="0cm" svg:y="2.5cm" presentation:class="title" presentation:user-transformed="true">
          <draw:text-box>
            <text:p><text:span text:style-name="T46">ОБЩИЙ ПОРЯДОК ИНТЕГРИРОВАНИЯ УРАВНЕНИЙ</text:span></text:p>
          </draw:text-box>
        </draw:frame>
        <draw:frame draw:style-name="gr40" draw:text-style-name="P19" draw:layer="layout" svg:width="27cm" svg:height="8.931cm" svg:x="0.5cm" svg:y="4.4cm">
          <draw:text-box>
            <text:p><text:span text:style-name="T9">Решение задачи проводится на три этапа. Результат выполнения каждого из трех — </text:span><text:span text:style-name="T15">fvMatrix</text:span><text:span text:style-name="T9">. В случае неявной дискретизации (</text:span><text:span text:style-name="T15">fvm::</text:span><text:span text:style-name="T9">) - матрица коэффициентов в левой части, в случае явной (</text:span><text:span text:style-name="T15">fvc::</text:span><text:span text:style-name="T9">) — вектор правой части (поле, определенное в расчетных точках)</text:span></text:p>
            <text:p><text:span text:style-name="T9">1) Неявная дискретизация слагаемых уравнений (</text:span><text:span text:style-name="T15">fvm::</text:span><text:span text:style-name="T9">)</text:span></text:p>
            <text:p><text:span text:style-name="T9">2) Явная дискретизация слагаемых уравнений (</text:span><text:span text:style-name="T15">fvc::</text:span><text:span text:style-name="T9">)</text:span></text:p>
            <text:p><text:span text:style-name="T9">3) Дискретизация по времени (</text:span><text:span text:style-name="T15">fvm::ddt,fvm::d2dt2 </text:span><text:span text:style-name="T9"><text:s/>и </text:span><text:span text:style-name="T15">fvc::dtdt, fvc::d2tdt2</text:span><text:span text:style-name="T9">)</text:span></text:p>
            <text:p><text:span text:style-name="T9">4) Обновление граничных условий (возможно на шагах 1 и 2)</text:span></text:p>
            <text:p><text:span text:style-name="T9">5) Решение системы уравнений</text:span></text:p>
          </draw:text-box>
        </draw:frame>
        <draw:frame draw:style-name="gr24" xml:id="id48" draw:id="id48" draw:layer="layout" svg:width="4.376cm" svg:height="1.439cm" svg:x="11.505cm" svg:y="16.07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1" draw:text-style-name="P24" xml:id="id47" draw:id="id47" draw:layer="layout" svg:width="7.033cm" svg:height="1.326cm" svg:x="18.8cm" svg:y="13.47cm">
          <draw:text-box>
            <text:p><text:span text:style-name="T24">fvc::operator(...)</text:span></text:p>
          </draw:text-box>
        </draw:frame>
        <draw:connector draw:style-name="gr19" draw:text-style-name="P3" draw:layer="layout" draw:type="curve" svg:x1="22.316cm" svg:y1="14.796cm" svg:x2="15.881cm" svg:y2="16.795cm" draw:start-shape="id47" draw:start-glue-point="2" draw:end-shape="id48" draw:end-glue-point="1" svg:d="m22316 14796c0 1333-2145 1999-6435 1999">
          <text:p/>
        </draw:connector>
        <draw:frame draw:style-name="gr41" draw:text-style-name="P24" xml:id="id49" draw:id="id49" draw:layer="layout" svg:width="7.342cm" svg:height="1.326cm" svg:x="1.101cm" svg:y="13.47cm">
          <draw:text-box>
            <text:p><text:span text:style-name="T24">fvm::operator(...)</text:span></text:p>
          </draw:text-box>
        </draw:frame>
        <draw:connector draw:style-name="gr19" draw:text-style-name="P3" draw:layer="layout" draw:type="curve" svg:x1="4.772cm" svg:y1="14.796cm" svg:x2="11.505cm" svg:y2="16.795cm" draw:start-shape="id49" draw:start-glue-point="2" draw:end-shape="id48" draw:end-glue-point="3" svg:d="m4772 14796c0 1333 2244 1999 6733 1999">
          <text:p/>
        </draw:connector>
        <draw:frame draw:style-name="gr41" draw:text-style-name="P24" xml:id="id50" draw:id="id50" draw:layer="layout" svg:width="6.885cm" svg:height="1.326cm" svg:x="10.201cm" svg:y="13.37cm">
          <draw:text-box>
            <text:p><text:span text:style-name="T24">Сетка (fvMesh)</text:span></text:p>
          </draw:text-box>
        </draw:frame>
        <draw:connector draw:style-name="gr19" draw:text-style-name="P3" draw:layer="layout" draw:type="curve" svg:x1="13.643cm" svg:y1="14.696cm" svg:x2="13.693cm" svg:y2="16.076cm" draw:start-shape="id50" draw:start-glue-point="2" draw:end-shape="id48" draw:end-glue-point="0" svg:d="m13643 14696c0 1054 50 365 50 1380">
          <text:p/>
        </draw:connector>
        <draw:connector draw:style-name="gr19" draw:text-style-name="P3" draw:layer="layout" draw:type="curve" svg:x1="13.643cm" svg:y1="14.696cm" svg:x2="8.443cm" svg:y2="14.133cm" draw:start-shape="id50" draw:start-glue-point="2" draw:end-shape="id49" draw:end-glue-point="1" svg:d="m13643 14696c0 787-2161 656-3131 319s-751-882-2069-882">
          <text:p/>
        </draw:connector>
        <draw:connector draw:style-name="gr19" draw:text-style-name="P3" draw:layer="layout" draw:type="curve" svg:x1="13.643cm" svg:y1="14.696cm" svg:x2="18.8cm" svg:y2="14.133cm" draw:start-shape="id50" draw:start-glue-point="2" draw:end-shape="id47" draw:end-glue-point="3" svg:d="m13643 14696c0 787 2150 656 3118 319s754-882 2039-882">
          <text:p/>
        </draw:connector>
        <draw:frame draw:style-name="gr42" draw:text-style-name="P24" xml:id="id51" draw:id="id51" draw:layer="layout" svg:width="7.699cm" svg:height="1.326cm" svg:x="0.801cm" svg:y="18.37cm">
          <draw:text-box>
            <text:p><text:span text:style-name="T24">solve( <text:s text:c="16"/>)</text:span></text:p>
          </draw:text-box>
        </draw:frame>
        <draw:connector draw:style-name="gr19" draw:text-style-name="P3" draw:layer="layout" draw:type="curve" svg:x1="13.693cm" svg:y1="17.515cm" svg:x2="4.65cm" svg:y2="18.37cm" draw:start-shape="id48" draw:start-glue-point="2" draw:end-shape="id51" draw:end-glue-point="0" svg:d="m13693 17515c0 750-3678 500-3678 415s-5365-347-5365 440">
          <text:p/>
        </draw:connector>
        <draw:frame draw:style-name="gr24" draw:layer="layout" svg:width="4.376cm" svg:height="1.439cm" svg:x="3.505cm" svg:y="17.97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4" xml:id="id52" draw:id="id52" draw:layer="layout" svg:width="1.136cm" svg:height="1.443cm" svg:x="14.105cm" svg:y="18.27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9" draw:text-style-name="P3" draw:layer="layout" draw:type="curve" svg:x1="8.5cm" svg:y1="19.033cm" svg:x2="14.105cm" svg:y2="18.998cm" draw:start-shape="id51" draw:start-glue-point="1" draw:end-shape="id52" draw:end-glue-point="3" svg:d="m8500 19033c4222 0 1420-35 5605-35">
          <text:p/>
        </draw:connecto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<text:span text:style-name="T16">ПРОСТРАНСТВА ИМЕН FVC и FVM</text:span></text:p>
          </draw:text-box>
        </draw:frame>
        <draw:frame presentation:style-name="pr12" draw:layer="layout" svg:width="28cm" svg:height="14.001cm" svg:x="0cm" svg:y="4.5cm" presentation:class="outline" presentation:user-transformed="true">
          <draw:text-box>
            <text:list text:style-name="L2">
              <text:list-item>
                <text:p>fvc:: — Finite Volume Calculus</text:p>
              </text:list-item>
              <text:list-item>
                <text:p>fvm:: — Finite Volume Method - </text:p>
              </text:list-item>
            </text:list>
          </draw:text-box>
        </draw:frame>
        <draw:frame draw:style-name="gr43" draw:text-style-name="P46" draw:layer="layout" svg:width="10.37cm" svg:height="1.195cm" svg:x="3.7cm" svg:y="8.2cm">
          <draw:text-box>
            <text:p><text:span text:style-name="T47">Общая схема вызовов:</text:span></text:p>
          </draw:text-box>
        </draw:frame>
        <draw:frame draw:style-name="gr44" draw:text-style-name="P47" xml:id="id53" draw:id="id53" draw:layer="layout" svg:width="14.756cm" svg:height="2.855cm" svg:x="2.585cm" svg:y="10cm">
          <draw:text-box>
            <text:p><text:span text:style-name="T15">Шаблоны функций операторов</text:span><text:span text:style-name="T15"><text:line-break/></text:span><text:span text:style-name="T15">численного дифференцирования</text:span><text:span text:style-name="T15"><text:line-break/></text:span><text:span text:style-name="T15">(fvm:: и fvc::) - fvm::div(...), fvc::ddt(...)</text:span></text:p>
          </draw:text-box>
        </draw:frame>
        <draw:frame draw:style-name="gr44" draw:text-style-name="P47" xml:id="id54" draw:id="id54" draw:layer="layout" svg:width="16.288cm" svg:height="4.591cm" svg:x="1.685cm" svg:y="13.501cm">
          <draw:text-box>
            <text:p><text:span text:style-name="T15">Статическая функция создания</text:span><text:span text:style-name="T15"><text:line-break/></text:span><text:span text:style-name="T15">конкретной реализации численного</text:span><text:span text:style-name="T15"><text:line-break/></text:span><text:span text:style-name="T15">оператора определенного класса</text:span><text:span text:style-name="T15"><text:line-break/></text:span><text:span text:style-name="T15">fvc::, fvm:: operatorScheme::New(...)</text:span></text:p>
            <text:p><text:span text:style-name="T15">(divScheme::New(...), ddtScheme::New(...))</text:span></text:p>
          </draw:text-box>
        </draw:frame>
        <draw:frame draw:style-name="gr45" draw:text-style-name="P47" xml:id="id55" draw:id="id55" draw:layer="layout" svg:width="14.667cm" svg:height="4.779cm" draw:transform="rotate (1.5707963267946) translate (20.721cm 19.14cm)">
          <draw:text-box>
            <text:p><text:span text:style-name="T15">Реализация конкретного численного</text:span><text:span text:style-name="T15"><text:line-break/></text:span><text:span text:style-name="T15">оператора дифференцирования</text:span><text:span text:style-name="T15"><text:line-break/></text:span><text:span text:style-name="T15">определенного класса (градиент, </text:span><text:span text:style-name="T15"><text:line-break/></text:span><text:span text:style-name="T15">дивергенция, диффузия,</text:span><text:span text:style-name="T15"><text:line-break/></text:span><text:span text:style-name="T15">производная по времени)</text:span></text:p>
          </draw:text-box>
        </draw:frame>
        <draw:connector draw:style-name="gr46" draw:text-style-name="P3" draw:layer="layout" draw:type="curve" svg:x1="2.585cm" svg:y1="11.427cm" svg:x2="1.685cm" svg:y2="15.796cm" draw:start-shape="id53" draw:start-glue-point="3" draw:end-shape="id54" draw:end-glue-point="3" svg:d="m2585 11427c-2100 0-1650 4369-900 4369">
          <text:p/>
        </draw:connector>
        <draw:frame draw:style-name="gr25" draw:text-style-name="P48" draw:layer="layout" svg:width="18.616cm" svg:height="0.962cm" svg:x="1.3cm" svg:y="18.9cm">
          <draw:text-box>
            <text:p><text:span text:style-name="T48">Линия с кружочком означает вызов, а не наследование!!!</text:span></text:p>
          </draw:text-box>
        </draw:frame>
        <draw:connector draw:style-name="gr46" draw:text-style-name="P3" draw:layer="layout" draw:type="curve" svg:x1="17.973cm" svg:y1="15.796cm" svg:x2="20.721cm" svg:y2="11.807cm" draw:start-shape="id54" draw:end-shape="id55" svg:d="m17973 15796c2061 0 687-3989 2748-3989">
          <text:p/>
        </draw:connecto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ХЕМА ВЫЗОВОВ (ОТ ОПЕРАТОРА ДО РЕАЛИЗАЦИИ)</text:p>
          </draw:text-box>
        </draw:frame>
        <draw:frame draw:style-name="gr44" draw:text-style-name="P47" xml:id="id56" draw:id="id56" draw:layer="layout" svg:width="10.421cm" svg:height="1.119cm" svg:x="1.585cm" svg:y="5.101cm">
          <draw:text-box>
            <text:p><text:span text:style-name="T15">Оператор fv::operator(psi)</text:span></text:p>
          </draw:text-box>
        </draw:frame>
        <draw:frame draw:style-name="gr44" draw:text-style-name="P47" xml:id="id57" draw:id="id57" draw:layer="layout" svg:width="15.065cm" svg:height="3.723cm" svg:x="1.586cm" svg:y="7.102cm">
          <draw:text-box>
            <text:p><text:span text:style-name="T15">Селектор класса оператора</text:span><text:span text:style-name="T15"><text:line-break/></text:span><text:span text:style-name="T15">(fv::convectionScheme, fv::ddtScheme,</text:span><text:span text:style-name="T15"><text:line-break/></text:span><text:span text:style-name="T15">fv::gradScheme, fv::laplacianScheme,</text:span></text:p>
            <text:p><text:span text:style-name="T15">fv::ddtScheme)</text:span></text:p>
          </draw:text-box>
        </draw:frame>
        <draw:frame draw:style-name="gr44" draw:text-style-name="P47" xml:id="id58" draw:id="id58" draw:layer="layout" svg:width="13.109cm" svg:height="1.987cm" svg:x="1.586cm" svg:y="11.802cm">
          <draw:text-box>
            <text:p><text:span text:style-name="T15">Селектор реализации оператора</text:span><text:span text:style-name="T15"><text:line-break/></text:span><text:span text:style-name="T15">operatorScheme::New</text:span></text:p>
          </draw:text-box>
        </draw:frame>
        <draw:frame draw:style-name="gr44" draw:text-style-name="P47" xml:id="id59" draw:id="id59" draw:layer="layout" svg:width="12.91cm" svg:height="3.723cm" svg:x="1.59cm" svg:y="14.3cm">
          <draw:text-box>
            <text:p><text:span text:style-name="T15">Селектор явного/неявного</text:span><text:span text:style-name="T15"><text:line-break/></text:span><text:span text:style-name="T15">дифференцирования</text:span><text:span text:style-name="T15"><text:line-break/></text:span><text:span text:style-name="T15">(operatorScheme.fvcOperator(...),</text:span><text:span text:style-name="T15"><text:line-break/></text:span><text:span text:style-name="T15">operatorScheme.fvmOperator(...))</text:span></text:p>
          </draw:text-box>
        </draw:frame>
        <draw:connector draw:style-name="gr46" draw:text-style-name="P3" draw:layer="layout" draw:type="curve" svg:x1="1.585cm" svg:y1="5.66cm" svg:x2="1.586cm" svg:y2="8.963cm" draw:start-shape="id56" draw:start-glue-point="3" draw:end-shape="id57" svg:d="m1585 5660c-750 0-750 3303 1 3303">
          <text:p/>
        </draw:connector>
        <draw:connector draw:style-name="gr46" draw:text-style-name="P3" draw:layer="layout" draw:type="curve" svg:x1="16.651cm" svg:y1="8.963cm" svg:x2="14.695cm" svg:y2="12.795cm" draw:start-shape="id57" draw:start-glue-point="1" draw:end-shape="id58" svg:d="m16651 8963c750 0 1728 3832-1956 3832">
          <text:p/>
        </draw:connector>
        <draw:connector draw:style-name="gr46" draw:text-style-name="P3" draw:layer="layout" draw:type="curve" svg:x1="1.586cm" svg:y1="12.795cm" svg:x2="1.59cm" svg:y2="16.161cm" draw:start-shape="id58" draw:end-shape="id59" svg:d="m1586 12795c-750 0-752 3366 4 3366">
          <text:p/>
        </draw:connector>
        <draw:frame draw:style-name="gr44" draw:text-style-name="P47" xml:id="id60" draw:id="id60" draw:layer="layout" svg:width="5.967cm" svg:height="1.119cm" svg:x="19.786cm" svg:y="5.402cm">
          <draw:text-box>
            <text:p><text:span text:style-name="T15">fvm::div(phi,U)</text:span></text:p>
          </draw:text-box>
        </draw:frame>
        <draw:frame draw:style-name="gr44" draw:text-style-name="P47" xml:id="id61" draw:id="id61" draw:layer="layout" svg:width="8.774cm" svg:height="1.119cm" svg:x="18.487cm" svg:y="8.403cm">
          <draw:text-box>
            <text:p><text:span text:style-name="T15">fv::convectionScheme</text:span></text:p>
          </draw:text-box>
        </draw:frame>
        <draw:frame draw:style-name="gr44" draw:text-style-name="P47" xml:id="id62" draw:id="id62" draw:layer="layout" svg:width="8.774cm" svg:height="1.987cm" svg:x="18.487cm" svg:y="11.504cm">
          <draw:text-box>
            <text:p><text:span text:style-name="T15">fv::convectionScheme</text:span><text:span text:style-name="T15"><text:line-break/></text:span><text:span text:style-name="T15">::New(....) - </text:span><text:span text:style-name="T49">static</text:span></text:p>
          </draw:text-box>
        </draw:frame>
        <draw:frame draw:style-name="gr44" draw:text-style-name="P47" xml:id="id63" draw:id="id63" draw:layer="layout" svg:width="8.774cm" svg:height="1.987cm" svg:x="18.487cm" svg:y="15.205cm">
          <draw:text-box>
            <text:p><text:span text:style-name="T15">fv::convectionScheme</text:span><text:span text:style-name="T15"><text:line-break/></text:span><text:span text:style-name="T15">::fvmDiv(phi,U)</text:span></text:p>
          </draw:text-box>
        </draw:frame>
        <draw:connector draw:style-name="gr46" draw:text-style-name="P3" draw:layer="layout" draw:type="curve" svg:x1="22.769cm" svg:y1="6.521cm" svg:x2="22.874cm" svg:y2="8.403cm" draw:start-shape="id60" draw:start-glue-point="2" draw:end-shape="id61" draw:end-glue-point="0" svg:d="m22769 6521c0 1411 105 471 105 1882">
          <text:p/>
        </draw:connector>
        <draw:connector draw:style-name="gr46" draw:text-style-name="P3" draw:layer="layout" draw:type="curve" svg:x1="22.874cm" svg:y1="9.522cm" svg:x2="22.874cm" svg:y2="11.504cm" draw:start-shape="id61" draw:start-glue-point="2" draw:end-shape="id62" svg:d="m22874 9522v1982">
          <text:p/>
        </draw:connector>
        <draw:connector draw:style-name="gr46" draw:text-style-name="P3" draw:layer="layout" draw:type="curve" svg:x1="22.874cm" svg:y1="13.491cm" svg:x2="22.874cm" svg:y2="15.205cm" draw:start-shape="id62" draw:start-glue-point="2" draw:end-shape="id63" draw:end-glue-point="0" svg:d="m22874 13491v1714">
          <text:p/>
        </draw:connecto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ДИСКРЕТИЗАЦИЯ ДИВЕРГЕНЦИИ</text:p>
          </draw:text-box>
        </draw:frame>
        <draw:frame draw:style-name="gr47" draw:text-style-name="P26" draw:layer="layout" svg:width="28cm" svg:height="9.494cm" svg:x="0.3cm" svg:y="9.9cm">
          <draw:text-box>
            <text:p><text:span text:style-name="T25">Дискретизация конвективного слагаемого осуществляется с помощью группы функций </text:span><text:span text:style-name="T20">div(...)</text:span><text:span text:style-name="T25"> пространства имён </text:span><text:span text:style-name="T20">fvc::</text:span><text:span text:style-name="T25"> и </text:span><text:span text:style-name="T20">fvm::, </text:span><text:span text:style-name="T50">файлы </text:span><text:span text:style-name="T20">fvmDiv.H, fvcDiv.H</text:span></text:p>
            <text:p><text:span text:style-name="T20"/></text:p>
            <text:p><text:span text:style-name="T20">template&lt;class Type&gt; tmp&lt;fvMatrix&lt;Type&gt; &gt;</text:span></text:p>
            <text:p><text:span text:style-name="T20">fvm::div (const surfaceScalarField&amp; flux, GeometricField&lt;Type, fvPatchField, volMesh&gt;&amp; vf, <text:s text:c="2"/>const word&amp; name);</text:span></text:p>
            <text:p><text:span text:style-name="T20"/></text:p>
            <text:p><text:span text:style-name="T20">template&lt;class Type&gt; tmp &lt;GeometricField&lt;</text:span></text:p>
            <text:p><text:span text:style-name="T20">typename innerProduct&lt;vector, Type&gt;::type, fvPatchField, volMesh&gt; &gt;</text:span></text:p>
            <text:p><text:span text:style-name="T20">div (const GeometricField&lt;Type, fvPatchField, volMesh&gt;&amp; vf, const word&amp; name)</text:span></text:p>
            <text:p><text:span text:style-name="T20"/></text:p>
            <text:p><text:span text:style-name="T50">Классы-реализации операторов:</text:span></text:p>
            <text:p><text:span text:style-name="T20">fv::convectionScheme (fvm::, fvc::), fv::divScheme (fvc)</text:span></text:p>
          </draw:text-box>
        </draw:frame>
        <draw:frame draw:style-name="gr24" draw:layer="layout" svg:width="28.027cm" svg:height="2.673cm" svg:x="-0.248cm" svg:y="4.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4" draw:layer="layout" svg:width="20.547cm" svg:height="2.673cm" svg:x="3.153cm" svg:y="7.001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ДИСКРЕТИЗАЦИЯ ГРАДИЕНТА</text:p>
          </draw:text-box>
        </draw:frame>
        <draw:frame draw:style-name="gr24" draw:layer="layout" svg:width="20.257cm" svg:height="2.66cm" svg:x="3.353cm" svg:y="5.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8" draw:text-style-name="P26" draw:layer="layout" svg:width="28.201cm" svg:height="8.783cm" svg:x="-0.014cm" svg:y="8.682cm">
          <draw:text-box>
            <text:p><text:span text:style-name="T25">Дискретизация градиента (метод наименьших квадратов, теорема Гаусса и т. д.) осуществляется с помощью группы функций </text:span><text:span text:style-name="T20">grad(...)</text:span><text:span text:style-name="T25"> пространства имён </text:span><text:span text:style-name="T20">fvc::,</text:span><text:span text:style-name="T50"> для дискретизации градиента определенным методом используются</text:span><text:span text:style-name="T20"> fvc::gGrad(...), fvc::lsGrad(...) и т. д. </text:span><text:span text:style-name="T50">Файл </text:span><text:span text:style-name="T20">fvcGrad.H</text:span></text:p>
            <text:p><text:span text:style-name="T20"/></text:p>
            <text:p><text:span text:style-name="T20">template&lt;class Type&gt; tmp &lt;GeometricField&lt;</text:span></text:p>
            <text:p><text:span text:style-name="T20"><text:s text:c="8"/></text:span><text:span text:style-name="T20">typename outerProduct&lt;vector,Type&gt;::type, fvPatchField, volMesh&gt; &gt;</text:span></text:p>
            <text:p><text:span text:style-name="T20">fvc::grad (</text:span></text:p>
            <text:p><text:span text:style-name="T20"><text:s text:c="4"/></text:span><text:span text:style-name="T20">const GeometricField&lt;Type, fvPatchField, volMesh&gt;&amp; vf,</text:span></text:p>
            <text:p><text:span text:style-name="T20"><text:s text:c="4"/></text:span><text:span text:style-name="T20">const word&amp; name)</text:span></text:p>
            <text:p><text:span text:style-name="T20"/></text:p>
            <text:p><text:span text:style-name="T50">Операторы реализуются в классе</text:span><text:span text:style-name="T20"> gradSche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ДИСКРЕТИЗАЦИЯ ДИФФУЗИОННОГО СЛАГАЕМОГО</text:p>
          </draw:text-box>
        </draw:frame>
        <draw:frame draw:style-name="gr24" draw:layer="layout" svg:width="26.167cm" svg:height="2.353cm" svg:x="0.752cm" svg:y="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8" draw:text-style-name="P26" draw:layer="layout" svg:width="28.201cm" svg:height="9.494cm" svg:x="-0.013cm" svg:y="8.683cm">
          <draw:text-box>
            <text:p><text:span text:style-name="T25">Дискретизация диффузионного слагаемого (лапласиан в OpenFOAM) осуществляется с помощью группы функций </text:span><text:span text:style-name="T20">laplacian(...)</text:span><text:span text:style-name="T25"> пространства имён </text:span><text:span text:style-name="T20">fvc:: </text:span><text:span text:style-name="T50">и</text:span><text:span text:style-name="T20"> fvm::, </text:span><text:span text:style-name="T50">файлы</text:span><text:span text:style-name="T20"> fvmLaplacian.H </text:span><text:span text:style-name="T50">и</text:span><text:span text:style-name="T20"> fvcLaplacian.H</text:span></text:p>
            <text:p><text:span text:style-name="T20"/></text:p>
            <text:p><text:span text:style-name="T20">template&lt;class Type, class GType&gt; tmp&lt;fvMatrix&lt;Type&gt; &gt;</text:span></text:p>
            <text:p><text:span text:style-name="T20">fvm::laplacian (const GeometricField&lt;GType, fvsPatchField, surfaceMesh&gt;&amp; gamma, GeometricField&lt;Type, fvPatchField, volMesh&gt;&amp; vf, const word&amp; name)</text:span></text:p>
            <text:p><text:span text:style-name="T20"/></text:p>
            <text:p><text:span text:style-name="T20">template&lt;class Type, class Gtype&gt; tmp&lt;GeometricField&lt;Type, fvPatchField, volMesh&gt; &gt; fvc::laplacian ( <text:s text:c="3"/>const GeometricField&lt;GType, fvsPatchField, surfaceMesh&gt;&amp; gamma, const GeometricField&lt;Type, fvPatchField, volMesh&gt;&amp; vf, const word&amp; name);</text:span></text:p>
            <text:p><text:span text:style-name="T20"/></text:p>
            <text:p><text:span text:style-name="T50">Операторы реализуются в классе</text:span><text:span text:style-name="T20"> laplacianSche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ЕРВАЯ ПРОИЗВОДНАЯ ПО ВРЕМЕНИ</text:p>
          </draw:text-box>
        </draw:frame>
        <draw:frame draw:style-name="gr24" draw:layer="layout" svg:width="6.85cm" svg:height="2.613cm" svg:x="10.353cm" svg:y="5.00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8" draw:text-style-name="P26" draw:layer="layout" svg:width="27.134cm" svg:height="8.072cm" svg:x="0.519cm" svg:y="8.99cm">
          <draw:text-box>
            <text:p><text:span text:style-name="T25">Дискретизация первой производной осуществляется с помощью группы функций </text:span><text:span text:style-name="T20">ddt(...)</text:span><text:span text:style-name="T25"> пространства имён </text:span><text:span text:style-name="T20">fvc:: </text:span><text:span text:style-name="T50">и</text:span><text:span text:style-name="T20"> fvm::, </text:span><text:span text:style-name="T50">используются схемы первого порядка (Эйлера) и второго порядка (обратного дифференцирования), файлы </text:span><text:span text:style-name="T20">fvmDdt.H</text:span><text:span text:style-name="T50">, </text:span><text:span text:style-name="T20">fvcDdt.H</text:span></text:p>
            <text:p><text:span text:style-name="T20"/></text:p>
            <text:p><text:span text:style-name="T20">template&lt;class Type&gt; tmp&lt;fvMatrix&lt;Type&gt; &gt;</text:span></text:p>
            <text:p><text:span text:style-name="T20">fvm::ddt ( GeometricField&lt;Type, fvPatchField, volMesh&gt;&amp; vf)</text:span></text:p>
            <text:p><text:span text:style-name="T20"/></text:p>
            <text:p><text:span text:style-name="T20">template&lt;class Type&gt; tmp&lt;GeometricField&lt;Type, fvPatchField, volMesh&gt; &gt;</text:span></text:p>
            <text:p><text:span text:style-name="T20">fvc::ddt (const dimensioned&lt;Type&gt; dt, <text:s/>const fvMesh&amp; mesh)</text:span></text:p>
            <text:p><text:span text:style-name="T20"/></text:p>
            <text:p><text:span text:style-name="T50">Операторы реализуются в классе</text:span><text:span text:style-name="T20"> ddtSche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ВТОРАЯ ПРОИЗВОДНАЯ ПО ВРЕМЕНИ</text:p>
          </draw:text-box>
        </draw:frame>
        <draw:frame draw:style-name="gr24" draw:layer="layout" svg:width="7.931cm" svg:height="3.027cm" svg:x="9.453cm" svg:y="5.00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8" draw:text-style-name="P26" draw:layer="layout" svg:width="27.134cm" svg:height="8.783cm" svg:x="0.519cm" svg:y="8.99cm">
          <draw:text-box>
            <text:p><text:span text:style-name="T25">Дискретизация первой производной осуществляется с помощью группы функций </text:span><text:span text:style-name="T20">d2dt2(...)</text:span><text:span text:style-name="T25"> пространства имён </text:span><text:span text:style-name="T20">fvc:: </text:span><text:span text:style-name="T50">и</text:span><text:span text:style-name="T20"> fvm::, </text:span><text:span text:style-name="T50">используются схема первого порядка (Эйлера), файлы </text:span><text:span text:style-name="T20">fvmD2dt2.H</text:span><text:span text:style-name="T50">, </text:span><text:span text:style-name="T20">fvcD2dt2.H</text:span></text:p>
            <text:p><text:span text:style-name="T20"/></text:p>
            <text:p><text:span text:style-name="T20">template&lt;class Type&gt; tmp&lt;fvMatrix&lt;Type&gt; &gt; fvm::d2dt2 (GeometricField&lt;Type, fvPatchField, volMesh&gt;&amp; vf)</text:span></text:p>
            <text:p><text:span text:style-name="T20"/></text:p>
            <text:p><text:span text:style-name="T20"/></text:p>
            <text:p><text:span text:style-name="T20">template&lt;class Type&gt; tmp&lt;GeometricField&lt;Type, fvPatchField, volMesh&gt; &gt;</text:span></text:p>
            <text:p><text:span text:style-name="T20">fvc::d2dt2 (const GeometricField&lt;Type, fvPatchField, volMesh&gt;&amp; vf)</text:span></text:p>
            <text:p><text:span text:style-name="T20"/></text:p>
            <text:p><text:span text:style-name="T50">Операторы реализуются в классе</text:span><text:span text:style-name="T20"> d2dt2Sche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ОИЗВОДНАЯ ПО НОРМАЛИ</text:p>
          </draw:text-box>
        </draw:frame>
        <draw:frame draw:style-name="gr24" draw:layer="layout" svg:width="2.209cm" svg:height="3.028cm" svg:x="11.154cm" svg:y="5.10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8" draw:text-style-name="P26" draw:layer="layout" svg:width="27.134cm" svg:height="9.494cm" svg:x="0.519cm" svg:y="8.991cm">
          <draw:text-box>
            <text:p><text:span text:style-name="T25">Дискретизация производной по нормали осуществляется с помощью группы функций </text:span><text:span text:style-name="T20">snGrad(...)</text:span><text:span text:style-name="T25"> пространства имён </text:span><text:span text:style-name="T20">fvc::, </text:span><text:span text:style-name="T50">множество расчетных значений определено на поверхности (на гранях расчетной сетки), файлы </text:span><text:span text:style-name="T20">fvcSnGrad.H</text:span></text:p>
            <text:p><text:span text:style-name="T20"/></text:p>
            <text:p><text:span text:style-name="T20">template&lt;class Type&gt; tmp&lt;GeometricField&lt;Type, fvsPatchField, surfaceMesh&gt; &gt; fvc::snGrad (const GeometricField&lt;Type, fvPatchField, volMesh&gt;&amp; vf, const word&amp; name)</text:span></text:p>
            <text:p><text:span text:style-name="T20">{</text:span></text:p>
            <text:p><text:span text:style-name="T20"><text:s text:c="4"/></text:span><text:span text:style-name="T20">return fv::snGradScheme&lt;Type&gt;::New</text:span></text:p>
            <text:p><text:span text:style-name="T20"><text:s text:c="4"/></text:span><text:span text:style-name="T20">(vf.mesh(), vf.mesh().snGradScheme(name))().snGrad(vf);</text:span></text:p>
            <text:p><text:span text:style-name="T20">}</text:span></text:p>
            <text:p><text:span text:style-name="T20"/></text:p>
            <text:p><text:span text:style-name="T50">Операторы реализуются в классе</text:span><text:span text:style-name="T20"> snGradSche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ИНТЕРПОЛЯЦИЯ</text:p>
          </draw:text-box>
        </draw:frame>
        <draw:g xml:id="id64" draw:id="id64">
          <draw:custom-shape draw:style-name="gr49" draw:text-style-name="P3" draw:layer="layout" svg:width="6cm" svg:height="2cm" svg:x="4.9cm" svg:y="5.1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50" draw:text-style-name="P3" draw:layer="layout" svg:width="0.5cm" svg:height="0.5cm" svg:x="7.6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" draw:layer="layout" svg:width="6cm" svg:height="2cm" svg:x="4.9cm" svg:y="7.1cm">
            <text:p/>
            <draw:enhanced-geometry svg:viewBox="0 0 21600 21600" draw:mirror-horizontal="tru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50" draw:text-style-name="P3" draw:layer="layout" svg:width="0.5cm" svg:height="0.5cm" svg:x="7.6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custom-shape draw:style-name="gr49" draw:text-style-name="P3" draw:layer="layout" svg:width="6cm" svg:height="2cm" svg:x="16.3cm" svg:y="5.1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50" draw:text-style-name="P3" draw:layer="layout" svg:width="0.5cm" svg:height="0.5cm" svg:x="16.7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" draw:layer="layout" svg:width="0.5cm" svg:height="0.5cm" svg:x="19.3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" draw:layer="layout" svg:width="0.5cm" svg:height="0.5cm" svg:x="21.4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" draw:layer="layout" svg:width="6cm" svg:height="2cm" svg:x="16.3cm" svg:y="7.1cm">
            <text:p/>
            <draw:enhanced-geometry svg:viewBox="0 0 21600 21600" draw:mirror-horizontal="tru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50" draw:text-style-name="P3" draw:layer="layout" svg:width="0.5cm" svg:height="0.5cm" svg:x="16.7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" draw:layer="layout" svg:width="0.5cm" svg:height="0.5cm" svg:x="18.5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" draw:layer="layout" svg:width="0.5cm" svg:height="0.5cm" svg:x="19.3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" draw:layer="layout" svg:width="0.5cm" svg:height="0.5cm" svg:x="21.4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9" draw:text-style-name="P3" draw:layer="layout" draw:type="line" svg:x1="10.9cm" svg:y1="7.1cm" svg:x2="16.3cm" svg:y2="7.1cm" draw:start-shape="id64" draw:start-glue-point="1" draw:end-shape="id65" draw:end-glue-point="3" svg:d="m10900 7100h5400">
          <text:p/>
        </draw:connector>
        <draw:frame draw:style-name="gr24" draw:layer="layout" svg:width="1.648cm" svg:height="1.585cm" svg:x="7.315cm" svg:y="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4" draw:layer="layout" svg:width="1.499cm" svg:height="1.585cm" svg:x="18.915cm" svg:y="9.00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1" draw:text-style-name="P49" draw:layer="layout" svg:width="27.558cm" svg:height="7.361cm" svg:x="0cm" svg:y="11cm">
          <draw:text-box>
            <text:list text:style-name="L8">
              <text:list-item>
                <text:p><text:span text:style-name="T17">Интерполяция с узлов ячеек на центры ячеек: </text:span><text:span text:style-name="T11">pointVolInterpolation</text:span><text:span text:style-name="T17"> (веса обратно пропорциональны расстоянию)</text:span></text:p>
              </text:list-item>
              <text:list-item>
                <text:p><text:span text:style-name="T17">Интерполяция с центров ячеек на узлы ячеек </text:span><text:span text:style-name="T11">volPointInterpolation</text:span><text:span text:style-name="T17"> (веса обратно пропорциональны расстоянию)</text:span></text:p>
              </text:list-item>
              <text:list-item>
                <text:p><text:span text:style-name="T17">Интерполяция поля (объёмного или поверхностного) в произвольной точке пространства, классы </text:span><text:span text:style-name="T11">interpolationCell</text:span><text:span text:style-name="T17">, </text:span><text:span text:style-name="T11">interpolationCellPoint</text:span><text:span text:style-name="T17">, </text:span><text:span text:style-name="T11">interpolationCellPointFace</text:span></text:p>
              </text:list-item>
              <text:list-item>
                <text:p><text:span text:style-name="T17">Интерполяция с объёмного поля на поверхностное поле — surfaceInterpolationScheme. Ограниченные схемы интерполяции — папка </text:span><text:span text:style-name="T11">limitedSchemes</text:span><text:span text:style-name="T17">, неограниченные — </text:span><text:span text:style-name="T11">schemes</text:span><text:span text:style-name="T17">, многомерные схемы интерполяции — папка </text:span><text:span text:style-name="T11">multivariateSchem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 presentation:user-transformed="true">
          <draw:text-box>
            <text:p>ПАРАЛЛЕЛЬНОЕ ВЫПОЛНЕНИЕ: УПРАВЛЕНИЕ ПОТОКАМИ</text:p>
          </draw:text-box>
        </draw:frame>
        <draw:frame presentation:style-name="pr3" draw:layer="layout" svg:width="28cm" svg:height="13.86cm" svg:x="0cm" svg:y="4.641cm" presentation:class="outline">
          <draw:text-box>
            <text:list text:style-name="L2">
              <text:list-item>
                <text:p>Класс Pstream (почти все члены статические)</text:p>
              </text:list-item>
              <text:list-item>
                <text:p>bool parRun()</text:p>
              </text:list-item>
              <text:list-item>
                <text:p>nProcs()</text:p>
              </text:list-item>
              <text:list-item>
                <text:p>master()</text:p>
              </text:list-item>
              <text:list-item>
                <text:p>masterNo()</text:p>
              </text:list-item>
              <text:list-item>
                <text:p>myProcNo()</text:p>
              </text:list-item>
              <text:list-item>
                <text:p>Классы IPstream (ввод данных, оператор &gt;&gt;), OPstream (вывод данных, оператор &lt;&lt;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ОДДЕРЖКА ДВИЖУЩИХСЯ СЕТОК</text:p>
          </draw:text-box>
        </draw:frame>
        <draw:frame presentation:style-name="pr3" draw:layer="layout" svg:width="28cm" svg:height="13.86cm" svg:x="0cm" svg:y="4.641cm" presentation:class="outline">
          <draw:text-box>
            <text:list text:style-name="L2">
              <text:list-item>
                <text:p>dynamicFvMesh наследует от fvMesh</text:p>
              </text:list-item>
              <text:list-item>
                <text:p>fvMotionSolver — движение сетки (наследует от motionSolver) без изменения топологии</text:p>
              </text:list-item>
              <text:list-item>
                <text:p>motionSmoother — контроль за качеством сетки при её деформации</text:p>
              </text:list-item>
              <text:list-item>
                <text:p>topoChangerFvMesh — движение сетки с изменением топологии (остальные классы наследуют от этого, например mixerFvMesh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 presentation:presentation-page-layout-name="AL1T1">
        <office:forms form:automatic-focus="false" form:apply-design-mode="false"/>
        <draw:frame presentation:style-name="pr2" draw:text-style-name="P6" draw:layer="layout" svg:width="28cm" svg:height="1.843cm" svg:x="0cm" svg:y="2.5cm" presentation:class="title" presentation:user-transformed="true">
          <draw:text-box>
            <text:p><text:span text:style-name="T5">ДИНАМИЧЕСКИЕ БИБЛИОТЕКИ: МОДЕЛИ ТУРБУЛЕНТНОСТИ</text:span></text:p>
          </draw:text-box>
        </draw:frame>
        <draw:frame draw:style-name="gr24" draw:layer="layout" svg:width="15.763cm" svg:height="1.877cm" svg:x="6.155cm" svg:y="4.30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2" draw:text-style-name="P49" draw:layer="layout" svg:width="27.4cm" svg:height="13.523cm" svg:x="0.3cm" svg:y="6.4cm">
          <draw:text-box>
            <text:p><text:span text:style-name="T11">(mu + mut) * (fvc::grad(U) + fvc::grad(U).T())</text:span></text:p>
            <text:p><text:span text:style-name="T11"/></text:p>
            <text:p><text:span text:style-name="T41">1) Все RAS-модели опираются на одно и тоже предположение Буссинеска</text:span></text:p>
            <text:p><text:span text:style-name="T41">2) Расчет эффективного тензора Рейнольдса зависит только от параметров конкретной модели</text:span></text:p>
            <text:p><text:span text:style-name="T41">3) Эти особенности выносятся в отдельную библиотеку, например, </text:span><text:span text:style-name="T11">libincompressibleRASModels</text:span></text:p>
            <text:p><text:span text:style-name="T41">4) Множественность вариантов одной и той же функции осуществляется за счет полиморфизма — механизма виртуальных функций</text:span></text:p>
            <text:p><text:span text:style-name="T41">4) Для включения в динамическую библиотеку информации о возможных вариантах виртуальной функции используются макросы:</text:span><text:span text:style-name="T11"><text:line-break/></text:span><text:span text:style-name="T11"/></text:p>
            <text:list text:style-name="L9">
              <text:list-item>
                <text:p><text:span text:style-name="T11">defineTypeNameAndDebug(kEpsilon,0)</text:span><text:span text:style-name="T11"><text:line-break/></text:span><text:span text:style-name="T11">addToRunTimeSelectionTable(RASModel,kEpsilon,dictionary)</text:span></text:p>
              </text:list-item>
              <text:list-item>
                <text:p><text:span text:style-name="T17"/></text:p>
              </text:list-item>
              <text:list-item>
                <text:p><text:span text:style-name="T11">defineTemplateTypeNameAndDebugWithName(&lt;name&gt;, &lt;debug level&gt;)</text:span></text:p>
              </text:list-item>
            </text:list>
            <text:p><text:span text:style-name="T51"/></text:p>
            <text:p><text:span text:style-name="T41">&lt;debug level&gt; - уровень отладки. 0 — без отладки, 1 — минимальный вывод</text:span><text:span text:style-name="T41"><text:line-break/></text:span><text:span text:style-name="T41">2 — вывод всех сообщений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ОБЗОР БИБЛИОТЕК (ПОДПАПКИ src), 1</text:p>
          </draw:text-box>
        </draw:frame>
        <draw:frame presentation:style-name="pr3" draw:text-style-name="P50" draw:layer="layout" svg:width="28cm" svg:height="15.155cm" svg:x="0cm" svg:y="4.341cm" presentation:class="outline" presentation:user-transformed="true">
          <draw:text-box>
            <text:list text:style-name="L2">
              <text:list-item>
                <text:p text:style-name="P32"><text:span text:style-name="T20">ODE</text:span><text:span text:style-name="T25"> — методы интегрирования обыкновенных дифференциальных уравнений</text:span></text:p>
              </text:list-item>
              <text:list-item>
                <text:p text:style-name="P32"><text:span text:style-name="T20">OSspecific</text:span><text:span text:style-name="T25"> — системные вызовы и функции</text:span></text:p>
              </text:list-item>
              <text:list-item>
                <text:p text:style-name="P32"><text:span text:style-name="T20">OpenFOAM</text:span><text:span text:style-name="T25"> — ядро программы, её основные классы</text:span></text:p>
              </text:list-item>
              <text:list-item>
                <text:p text:style-name="P32"><text:span text:style-name="T20">Pstream</text:span><text:span text:style-name="T25"> — работа с потоками исполнения</text:span></text:p>
              </text:list-item>
              <text:list-item>
                <text:p text:style-name="P32"><text:span text:style-name="T20">autoMesh</text:span><text:span text:style-name="T25"> — алгоритмы автоматического создания сеток</text:span></text:p>
              </text:list-item>
              <text:list-item>
                <text:p text:style-name="P32"><text:span text:style-name="T20">conversion</text:span><text:span text:style-name="T25"> — алгоритмы конвертации форматов сеток</text:span></text:p>
              </text:list-item>
              <text:list-item>
                <text:p text:style-name="P32"><text:span text:style-name="T20">decompositionMethods</text:span><text:span text:style-name="T25"> — методы декомпозиции задачи по пространству</text:span></text:p>
              </text:list-item>
              <text:list-item>
                <text:p text:style-name="P32"><text:span text:style-name="T20">dummyThirdParty</text:span><text:span text:style-name="T25"> — интерфейсы к сторонним методам декомпозиции по пространству</text:span></text:p>
              </text:list-item>
              <text:list-item>
                <text:p text:style-name="P32"><text:span text:style-name="T20">dynamicFvMesh</text:span><text:span text:style-name="T25"> — конечно-объёмная сетка с поддержкой её деформации</text:span></text:p>
              </text:list-item>
              <text:list-item>
                <text:p text:style-name="P32"><text:span text:style-name="T20">dynamicMesh</text:span><text:span text:style-name="T25"> — методы деформации и изменения сетки</text:span></text:p>
              </text:list-item>
              <text:list-item>
                <text:p text:style-name="P32"><text:span text:style-name="T20">edgeMesh</text:span><text:span text:style-name="T25"> — сетка, состоящая из отрезков (рёбер)</text:span></text:p>
              </text:list-item>
              <text:list-item>
                <text:p text:style-name="P32"><text:span text:style-name="T20">engine</text:span><text:span text:style-name="T25"> — библиотека для решения задач, связанных с горением в двигателе</text:span></text:p>
              </text:list-item>
              <text:list-item>
                <text:p text:style-name="P32"><text:span text:style-name="T20">errorEstimation</text:span><text:span text:style-name="T25"> — оценка погрешностей, ошибок аппроксимации, невязок</text:span></text:p>
              </text:list-item>
              <text:list-item>
                <text:p text:style-name="P32"><text:span text:style-name="T20">finiteVolume</text:span><text:span text:style-name="T25"> — реализация метода конечных объёмов в OpenFOAM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ОБЗОР БИБЛИОТЕК (ПОДПАПКИ src), 2</text:p>
          </draw:text-box>
        </draw:frame>
        <draw:frame presentation:style-name="pr3" draw:text-style-name="P51" draw:layer="layout" svg:width="28cm" svg:height="14.688cm" svg:x="0cm" svg:y="4.441cm" presentation:class="outline" presentation:user-transformed="true">
          <draw:text-box>
            <text:list text:style-name="L2">
              <text:list-item>
                <text:p text:style-name="P8"><text:span text:style-name="T20">fvAgglomerationMethods</text:span><text:span text:style-name="T25"> — методы укрупнения сеток при использовании многосеточных алгоритмов решения систем линейных алгебраических уравнений</text:span></text:p>
              </text:list-item>
              <text:list-item>
                <text:p text:style-name="P8"><text:span text:style-name="T20">fvMotionSolver</text:span><text:span text:style-name="T25"> — методы деформации сетки без изменения топологии по заданным перемещениям внешних границ расчетной области</text:span></text:p>
              </text:list-item>
              <text:list-item>
                <text:p text:style-name="P8"><text:span text:style-name="T20">genericPatchFields</text:span><text:span text:style-name="T25"> — описание нетипизированного (абстрактного) граничного условия</text:span></text:p>
              </text:list-item>
              <text:list-item>
                <text:p text:style-name="P8"><text:span text:style-name="T20">lagrangian</text:span><text:span text:style-name="T25"> — решение задач в переменных Лагранжа</text:span></text:p>
              </text:list-item>
              <text:list-item>
                <text:p text:style-name="P8"><text:span text:style-name="T20">meshTools</text:span><text:span text:style-name="T25"> — утилиты для работы с сеткой</text:span></text:p>
              </text:list-item>
              <text:list-item>
                <text:p text:style-name="P8"><text:span text:style-name="T20">postProcessing</text:span><text:span text:style-name="T25"> — анализ расчетных результатов</text:span></text:p>
              </text:list-item>
              <text:list-item>
                <text:p text:style-name="P8"><text:span text:style-name="T20">randomProcesses</text:span><text:span text:style-name="T25"> — анализ случайных процессов (например, БПФ)</text:span></text:p>
              </text:list-item>
              <text:list-item>
                <text:p text:style-name="P8"><text:span text:style-name="T20">sampling</text:span><text:span text:style-name="T25"> — анализ выборки из общих расчетных данных (полей)</text:span></text:p>
              </text:list-item>
              <text:list-item>
                <text:p text:style-name="P8"><text:span text:style-name="T20">surfMesh</text:span><text:span text:style-name="T25"> — поверхностная сетка</text:span></text:p>
              </text:list-item>
              <text:list-item>
                <text:p text:style-name="P8"><text:span text:style-name="T20">thermophysicalModels</text:span><text:span text:style-name="T25"> — термодинамические и теплофизические модели</text:span></text:p>
              </text:list-item>
              <text:list-item>
                <text:p text:style-name="P8"><text:span text:style-name="T20">topoChangerFvMesh</text:span><text:span text:style-name="T25"> — изменение топологии конечно-объёмной сетки</text:span></text:p>
              </text:list-item>
              <text:list-item>
                <text:p text:style-name="P8"><text:span text:style-name="T20">transportModels</text:span><text:span text:style-name="T25"> — модели транспорта (Ньютоновская и не-Ньютоновские)</text:span></text:p>
              </text:list-item>
              <text:list-item>
                <text:p text:style-name="P8"><text:span text:style-name="T20">triSurface</text:span><text:span text:style-name="T25"> — триангулированная поверхность</text:span></text:p>
              </text:list-item>
              <text:list-item>
                <text:p text:style-name="P8"><text:span text:style-name="T20">turbulenceModels</text:span><text:span text:style-name="T25"> — сжимаемые и несжимаемые RAS, LES и DES модели</text:span><text:span text:style-name="T25"><text:line-break/></text:span><text:span text:style-name="T25">турбулентности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ИЛОЖЕНИЕ OpenFOAM. ОСНОВНЫЕ ЭТАПЫ</text:p>
          </draw:text-box>
        </draw:frame>
        <draw:frame presentation:style-name="pr13" draw:layer="layout" svg:width="28cm" svg:height="14.888cm" svg:x="0cm" svg:y="4.641cm" presentation:class="outline" presentation:user-transformed="true">
          <draw:text-box>
            <text:list text:style-name="L10">
              <text:list-item>
                <text:p>Инициализация структуры каталогов рабочей задачи</text:p>
              </text:list-item>
              <text:list-item>
                <text:p>Инициализация потоков выполнения (MPI)</text:p>
              </text:list-item>
              <text:list-item>
                <text:p>Инициализация физического времени</text:p>
              </text:list-item>
              <text:list-item>
                <text:p>Инициализация расчетной сетки</text:p>
              </text:list-item>
              <text:list-item>
                <text:p>Инициализация искомых полей</text:p>
              </text:list-item>
              <text:list-item>
                <text:p>Инициализация цикла интегрирования (время)</text:p>
              </text:list-item>
              <text:list-item>
                <text:p>Интегрирование уравнений и запись результатов</text:p>
              </text:list-item>
              <text:list-item>
                <text:p>Завершение работы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ПАСИБО ЗА ВНИМАНИЕ!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GB" draw:style="linear" draw:start-color="#0000ff" draw:end-color="#ff0000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6" draw:display-name="Transparency 6" draw:style="linear" draw:start="90%" draw:end="80%" draw:angle="0" draw:border="0%"/>
    <draw:opacity draw:name="Transparency_20_9" draw:display-name="Transparency 9" draw:style="linear" draw:start="92%" draw:end="88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ИсходныйКод" style:family="graphic" style:parent-style-name="standard">
      <style:graphic-properties draw:stroke="dash" draw:stroke-dash="Ultrafine_20_Dashed" svg:stroke-color="#000080" draw:fill="none" draw:fill-gradient-name="Gradient_20_7" draw:fill-hatch-name="Hatch_20_1" draw:fill-image-name="Bitmape_20_1" draw:fill-image-width="0cm" draw:fill-image-height="0cm"/>
      <style:text-properties fo:color="#000080" fo:font-family="'Courier New'" style:font-style-name="Normal" style:font-family-generic="modern" style:font-pitch="fixe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urier New'" style:font-style-name="Normal" style:font-family-generic="modern" style:font-pitch="fixed" fo:font-size="30pt" fo:font-style="italic" fo:text-shadow="none" style:text-underline-style="solid" style:text-underline-width="auto" style:text-underline-color="font-color" fo:font-weight="bold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ole-draw-aspect="1" style:protect="size"/>
    </style:style>
    <style:style style:name="Mgr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 draw:shadow-opacity="100%"/>
    </style:style>
    <style:style style:name="Mgr6" style:family="graphic" style:parent-style-name="standard">
      <style:graphic-properties draw:stroke="none" draw:fill="none" fo:min-height="5.6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svg:stroke-width="0.05cm" svg:stroke-color="#00000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3" style:family="presentation" style:parent-style-name="Обычный-backgroundobjects">
      <style:graphic-properties svg:stroke-width="0.05cm" svg:stroke-color="#4c4c4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4" style:family="presentation" style:parent-style-name="Обычный-backgroundobjects">
      <style:graphic-properties svg:stroke-width="0.05cm" svg:stroke-color="#999999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Обычный-backgroundobjects">
      <style:graphic-properties svg:stroke-width="0.05cm" svg:stroke-color="#b3b3b3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Обычный-backgroundobjects">
      <style:graphic-properties svg:stroke-width="0.05cm" svg:stroke-color="#ccccc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Обычный-backgroundobjects">
      <style:graphic-properties svg:stroke-width="0.03cm" draw:marker-start-width="0.26cm" draw:marker-end-width="0.26cm" draw:fill-color="#333333" draw:auto-grow-height="false" fo:min-height="0.749cm" fo:min-width="0.499cm" fo:padding-top="0.015cm" fo:padding-bottom="0.015cm" fo:padding-left="0.015cm" fo:padding-right="0.015cm" fo:wrap-option="no-wrap"/>
    </style:style>
    <style:style style:name="Mpr8" style:family="presentation" style:parent-style-name="Обычный-backgroundobjects">
      <style:graphic-properties draw:stroke="none" draw:fill-color="#ffffff" draw:opacity="100%" draw:opacity-name="Transparency_20_9" draw:textarea-horizontal-align="justify" draw:textarea-vertical-align="middle" draw:auto-grow-height="false" draw:shadow-opacity="100%"/>
    </style:style>
    <style:style style:name="Mpr9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44pt" style:font-size-asian="44pt" style:font-size-complex="44pt"/>
    </style:style>
    <style:style style:name="MP5" style:family="paragraph">
      <style:paragraph-properties fo:text-align="center"/>
      <style:text-properties fo:color="#000000"/>
    </style:style>
    <style:style style:name="MP6" style:family="paragraph">
      <style:paragraph-properties fo:text-align="center"/>
    </style:style>
    <style:style style:name="MP7" style:family="paragraph">
      <style:text-properties fo:color="#4c4c4c" fo:font-size="36pt" style:font-size-asian="36pt" style:font-size-complex="36pt"/>
    </style:style>
    <style:style style:name="MP8" style:family="paragraph">
      <style:paragraph-properties fo:text-align="center"/>
      <style:text-properties fo:color="#4c4c4c" fo:font-size="36pt" style:font-size-asian="36pt" style:font-size-complex="36pt"/>
    </style:style>
    <style:style style:name="MP9" style:family="paragraph">
      <style:text-properties fo:color="#333333" fo:font-family="'Arial Black'" style:font-pitch="variable" fo:font-size="24pt" style:font-size-asian="24pt" style:font-size-complex="24pt" style:font-relief="embossed"/>
    </style:style>
    <style:style style:name="MP10" style:family="paragraph">
      <style:paragraph-properties fo:text-align="start">
        <style:tab-stops/>
      </style:paragraph-properties>
    </style:style>
    <style:style style:name="MP11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44pt" style:font-size-asian="44pt" style:font-size-complex="44pt"/>
    </style:style>
    <style:style style:name="MT3" style:family="text">
      <style:text-properties fo:color="#666666" style:text-position="sub 58%" fo:font-size="66pt" style:font-size-asian="66pt" style:font-size-complex="66pt"/>
    </style:style>
    <style:style style:name="MT4" style:family="text">
      <style:text-properties fo:color="#cccccc" fo:font-size="44pt" style:font-size-asian="44pt" style:font-size-complex="44pt"/>
    </style:style>
    <style:style style:name="MT5" style:family="text">
      <style:text-properties fo:color="#4c4c4c" fo:font-size="36pt" style:font-size-asian="36pt" style:font-size-complex="36pt"/>
    </style:style>
    <style:style style:name="MT6" style:family="text">
      <style:text-properties fo:color="#333333" fo:font-family="'Arial Black'" style:font-pitch="variable" fo:font-size="24pt" style:font-size-asian="24pt" style:font-size-complex="24pt" style:font-relief="embossed"/>
    </style:style>
    <style:style style:name="MT7" style:family="text">
      <style:text-properties fo:color="#333333" style:text-outline="true" fo:font-family="'Arial Black'" style:font-pitch="variable" fo:font-size="24pt" fo:text-shadow="none" style:font-size-asian="24pt" style:font-size-complex="24pt" style:font-relief="embossed"/>
    </style:style>
    <style:style style:name="MT8" style:family="text">
      <style:text-properties fo:font-family="'Courier New'" style:font-family-generic="modern" style:font-pitch="fixed" fo:font-size="24pt" style:text-underline-style="none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outline1" draw:layer="backgroundobjects" svg:width="28cm" svg:height="13.86cm" svg:x="0cm" svg:y="4.641cm" presentation:class="outline" presentation:placeholder="true">
        <draw:text-box/>
      </draw:frame>
      <draw:frame presentation:style-name="Mpr1" draw:text-style-name="MP1" draw:layer="backgroundobjects" svg:width="6.523cm" svg:height="1.448cm" svg:x="-7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22.3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1.376cm" svg:y="22.531cm" presentation:class="page-number">
        <draw:text-box>
          <text:p text:style-name="MP2"><text:span text:style-name="MT1"><text:page-number>&lt;номер&gt;</text:page-number></text:span></text:p>
        </draw:text-box>
      </draw:frame>
      <draw:frame draw:style-name="Mgr3" draw:text-style-name="MP4" draw:layer="backgroundobjects" svg:width="2.979cm" svg:height="3.623cm" svg:x="0.2cm" svg:y="-0.7cm">
        <draw:text-box>
          <text:p><text:span text:style-name="MT2">#</text:span><text:span text:style-name="MT3">#</text:span><text:span text:style-name="MT4">#</text:span></text:p>
        </draw:text-box>
      </draw:frame>
      <draw:line presentation:style-name="Mpr2" draw:text-style-name="MP5" draw:layer="backgroundobjects" svg:x1="2.7cm" svg:y1="2.2cm" svg:x2="11.2cm" svg:y2="2.2cm">
        <text:p/>
      </draw:line>
      <draw:line presentation:style-name="Mpr3" draw:text-style-name="MP6" draw:layer="backgroundobjects" svg:x1="2.7cm" svg:y1="2.1cm" svg:x2="15.2cm" svg:y2="2.1cm">
        <text:p/>
      </draw:line>
      <draw:line presentation:style-name="Mpr4" draw:text-style-name="MP6" draw:layer="backgroundobjects" svg:x1="2.7cm" svg:y1="2cm" svg:x2="19.2cm" svg:y2="2cm">
        <text:p/>
      </draw:line>
      <draw:line presentation:style-name="Mpr5" draw:text-style-name="MP6" draw:layer="backgroundobjects" svg:x1="2.7cm" svg:y1="1.9cm" svg:x2="23.2cm" svg:y2="1.9cm">
        <text:p/>
      </draw:line>
      <draw:line presentation:style-name="Mpr6" draw:text-style-name="MP6" draw:layer="backgroundobjects" svg:x1="2.7cm" svg:y1="1.8cm" svg:x2="26.7cm" svg:y2="1.8cm">
        <text:p/>
      </draw:line>
      <draw:frame draw:style-name="Mgr4" draw:layer="backgroundobjects" svg:width="24.634cm" svg:height="2.957cm" svg:x="1.348cm" svg:y="10.4cm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Mgr5" draw:text-style-name="MP7" draw:layer="backgroundobjects" svg:width="17.097cm" svg:height="1.673cm" svg:x="7.4cm" svg:y="8.3cm">
        <draw:text-box>
          <text:p><text:span text:style-name="MT5">fvm::ddt(rho) + fvc::div(phi)=0</text:span></text:p>
        </draw:text-box>
      </draw:frame>
      <draw:frame draw:style-name="Mgr6" draw:text-style-name="MP8" draw:layer="backgroundobjects" svg:width="20.585cm" svg:height="5.94cm" svg:x="3.004cm" svg:y="12.513cm">
        <draw:text-box>
          <text:p text:style-name="MP6"><text:span text:style-name="MT5">fvm::ddt(rho, U) + fvm::div(phi,U) - fvm::laplacian(mu,U)</text:span></text:p>
          <text:p text:style-name="MP6"><text:span text:style-name="MT5">=</text:span></text:p>
          <text:p text:style-name="MP6"><text:span text:style-name="MT5">-fvc::grad(p)</text:span></text:p>
        </draw:text-box>
      </draw:frame>
      <draw:frame draw:style-name="Mgr4" draw:layer="backgroundobjects" svg:width="11.083cm" svg:height="3.872cm" svg:x="17cm" svg:y="4.43cm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Mgr4" draw:layer="backgroundobjects" svg:width="7.846cm" svg:height="1.794cm" svg:x="4cm" svg:y="5.53cm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Mgr7" draw:text-style-name="MP9" draw:layer="backgroundobjects" svg:width="23cm" svg:height="1.445cm" svg:x="0cm" svg:y="19.5cm">
        <draw:text-box>
          <text:p><text:span text:style-name="MT6">Институт системного программирования РАН</text:span></text:p>
        </draw:text-box>
      </draw:frame>
      <draw:frame draw:style-name="Mgr3" draw:layer="backgroundobjects" svg:width="5.769cm" svg:height="1.445cm" svg:x="24.8cm" svg:y="18.9cm">
        <draw:text-box>
          <text:p><text:span text:style-name="MT7">№</text:span><text:span text:style-name="MT7"><text:page-number>&lt;номер&gt;</text:page-number></text:span></text:p>
        </draw:text-box>
      </draw:frame>
      <draw:custom-shape presentation:style-name="Mpr7" draw:layer="backgroundobjects" svg:width="4cm" svg:height="2.5cm" svg:x="23.9cm" svg:y="18.4cm">
        <text:p/>
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left+$0"/>
          <draw:equation draw:name="f5" draw:formula="right-$0"/>
          <draw:equation draw:name="f6" draw:formula="top+$0"/>
          <draw:equation draw:name="f7" draw:formula="bottom-$0"/>
          <draw:handle draw:handle-position="left $0" draw:handle-switched="true" draw:handle-range-y-minimum="0" draw:handle-range-y-maximum="10800"/>
        </draw:enhanced-geometry>
      </draw:custom-shape>
      <draw:line presentation:style-name="Mpr2" draw:text-style-name="MP5" draw:layer="backgroundobjects" svg:x1="27.9cm" svg:y1="2.1cm" svg:x2="19.4cm" svg:y2="2.1cm">
        <text:p/>
      </draw:line>
      <draw:line presentation:style-name="Mpr3" draw:text-style-name="MP6" draw:layer="backgroundobjects" svg:x1="27.9cm" svg:y1="2.2cm" svg:x2="15.4cm" svg:y2="2.2cm">
        <text:p/>
      </draw:line>
      <draw:line presentation:style-name="Mpr4" draw:text-style-name="MP6" draw:layer="backgroundobjects" svg:x1="27.9cm" svg:y1="2.3cm" svg:x2="11.4cm" svg:y2="2.3cm">
        <text:p/>
      </draw:line>
      <draw:line presentation:style-name="Mpr5" draw:text-style-name="MP6" draw:layer="backgroundobjects" svg:x1="27.9cm" svg:y1="2.4cm" svg:x2="7.4cm" svg:y2="2.4cm">
        <text:p/>
      </draw:line>
      <draw:line presentation:style-name="Mpr6" draw:text-style-name="MP6" draw:layer="backgroundobjects" svg:x1="27.9cm" svg:y1="2.5cm" svg:x2="3.9cm" svg:y2="2.5cm">
        <text:p/>
      </draw:line>
      <draw:frame draw:style-name="Mgr3" draw:text-style-name="MP11" draw:layer="backgroundobjects" svg:width="14.726cm" svg:height="1.212cm" svg:x="13.3cm" svg:y="0.4cm">
        <draw:text-box>
          <text:p text:style-name="MP10"><text:span text:style-name="MT8">СТРУКТУРНЫЕ ЕДИНИЦЫ OPENFOAM</text:span></text:p>
        </draw:text-box>
      </draw:frame>
      <draw:custom-shape presentation:style-name="Mpr8" draw:text-style-name="MP6" draw:layer="backgroundobjects" svg:width="33cm" svg:height="15.5cm" svg:x="-1.5cm" svg:y="2.9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8cm" svg:height="1.843cm" svg:x="0cm" svg:y="2.5cm" presentation:class="titl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6T19:23:30</meta:creation-date>
    <meta:editing-duration>P2DT11H7M36S</meta:editing-duration>
    <meta:editing-cycles>304</meta:editing-cycles>
    <dc:date>2012-02-19T12:53:00</dc:date>
    <meta:generator>OpenOffice.org/3.3$Unix OpenOffice.org_project/330m20$Build-9567</meta:generator>
    <meta:document-statistic meta:object-count="430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∂</mo>
            <mo stretchy="false">ρ</mo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o stretchy="false">ρ</mo>
        </mrow>
      </mrow>
      <mstyle mathvariant="bold">
        <mrow>
          <mi>U</mi>
        </mrow>
      </mstyle>
      <mrow>
        <mi/>
        <mo stretchy="false">=</mo>
        <mi/>
      </mrow>
      <mn>0</mn>
    </mrow>
    <annotation encoding="StarMath 5.0">{partial %rho} over {partial t} + nabla cdot %rho bold{U}`=` 0</annotation>
  </semantics>
</math>
</file>

<file path=Object 10/content.xml><?xml version="1.0" encoding="utf-8"?>
<math xmlns="http://www.w3.org/1998/Math/MathML">
  <semantics>
    <mrow>
      <msub>
        <mi>A</mi>
        <mi mathvariant="italic">ii</mi>
      </msub>
      <msub>
        <mo stretchy="false">ψ</mo>
        <mi>i</mi>
      </msub>
      <mrow>
        <mi/>
        <mo stretchy="false">+</mo>
        <mi/>
      </mrow>
      <mrow>
        <munder>
          <mo stretchy="false">∑</mo>
          <mi>j</mi>
        </munder>
        <mrow>
          <msub>
            <mi>A</mi>
            <mi mathvariant="italic">ij</mi>
          </msub>
          <msub>
            <mo stretchy="false">ψ</mo>
            <mi>j</mi>
          </msub>
        </mrow>
      </mrow>
      <mrow>
        <mi/>
        <mo stretchy="false">=</mo>
        <mi/>
      </mrow>
      <msub>
        <mi>S</mi>
        <mi>i</mi>
      </msub>
    </mrow>
    <annotation encoding="StarMath 5.0">A_{ii} %psi_i`+`sum csub{j} {A_{ij} %psi_j}`=` S_i</annotation>
  </semantics>
</math>
</file>

<file path=Object 11/content.xml><?xml version="1.0" encoding="utf-8"?>
<math xmlns="http://www.w3.org/1998/Math/MathML">
  <semantics>
    <mrow>
      <msub>
        <mi>A</mi>
        <mi>P</mi>
      </msub>
      <msub>
        <mo stretchy="false">ψ</mo>
        <mi>P</mi>
      </msub>
      <mrow>
        <mi/>
        <mo stretchy="false">+</mo>
        <mi/>
      </mrow>
      <msub>
        <mi>H</mi>
        <mi>P</mi>
      </msub>
      <mrow>
        <mi/>
        <mo stretchy="false">=</mo>
        <mi/>
      </mrow>
      <msub>
        <mi>S</mi>
        <mi>P</mi>
      </msub>
    </mrow>
    <annotation encoding="StarMath 5.0">A_P %psi_P`+`H_P`=`S_P</annotation>
  </semantics>
</math>
</file>

<file path=Object 12/content.xml><?xml version="1.0" encoding="utf-8"?>
<math xmlns="http://www.w3.org/1998/Math/MathML">
  <semantics>
    <mrow>
      <mi mathvariant="italic">LA</mi>
      <mrow>
        <mi/>
        <mo stretchy="false">=</mo>
        <mi/>
      </mrow>
      <msub>
        <mi>L</mi>
        <mn>1</mn>
      </msub>
      <mrow>
        <mi>A</mi>
        <mo stretchy="false">+</mo>
        <msub>
          <mi>L</mi>
          <mn>2</mn>
        </msub>
      </mrow>
      <mi>A</mi>
      <mrow>
        <mi/>
        <mo stretchy="false">=</mo>
        <mi/>
      </mrow>
      <msub>
        <mi>L</mi>
        <mn>2</mn>
      </msub>
      <mrow>
        <mi>A</mi>
        <mo stretchy="false">+</mo>
        <msub>
          <mi>L</mi>
          <mn>1</mn>
        </msub>
      </mrow>
      <mi>A</mi>
      <mrow>
        <mi/>
        <mo stretchy="false">=</mo>
        <mi/>
      </mrow>
      <mrow>
        <mo stretchy="false">(</mo>
        <mrow>
          <msub>
            <mi>L</mi>
            <mn>1</mn>
          </msub>
          <mrow>
            <mi/>
            <mo stretchy="false">+</mo>
            <mi/>
          </mrow>
          <msub>
            <mi>L</mi>
            <mn>2</mn>
          </msub>
        </mrow>
        <mo stretchy="false">)</mo>
      </mrow>
      <mi>A</mi>
    </mrow>
    <annotation encoding="StarMath 5.0">LA`=`L_1 A + L_2 A`=` L_2 A + L_1 A`=` (L_1 `+` L_2) A</annotation>
  </semantics>
</math>
</file>

<file path=Object 13/content.xml><?xml version="1.0" encoding="utf-8"?>
<math xmlns="http://www.w3.org/1998/Math/MathML">
  <semantics>
    <mrow>
      <mi>A</mi>
      <mo stretchy="false">ψ</mo>
      <mrow>
        <mi/>
        <mo stretchy="false">=</mo>
        <mi/>
      </mrow>
      <mi>b</mi>
    </mrow>
    <annotation encoding="StarMath 5.0">A %psi`=`b</annotation>
  </semantics>
</math>
</file>

<file path=Object 14/content.xml><?xml version="1.0" encoding="utf-8"?>
<math xmlns="http://www.w3.org/1998/Math/MathML">
  <semantics>
    <mrow>
      <mi>A</mi>
      <mo stretchy="false">ψ</mo>
      <mrow>
        <mi/>
        <mo stretchy="false">=</mo>
        <mi/>
      </mrow>
      <mi>b</mi>
    </mrow>
    <annotation encoding="StarMath 5.0">A %psi`=`b</annotation>
  </semantics>
</math>
</file>

<file path=Object 15/content.xml><?xml version="1.0" encoding="utf-8"?>
<math xmlns="http://www.w3.org/1998/Math/MathML">
  <semantics>
    <mo stretchy="false">ψ</mo>
    <annotation encoding="StarMath 5.0">%psi</annotation>
  </semantics>
</math>
</file>

<file path=Object 16/content.xml><?xml version="1.0" encoding="utf-8"?>
<math xmlns="http://www.w3.org/1998/Math/MathML">
  <semantics>
    <mrow>
      <mrow>
        <mrow>
          <msub>
            <mo stretchy="false">∫</mo>
            <mi>V</mi>
          </msub>
          <mo stretchy="false">∇</mo>
        </mrow>
        <mo stretchy="false">⋅</mo>
        <mrow>
          <mo stretchy="false">(</mo>
          <mrow>
            <mo stretchy="false">ρ</mo>
            <mstyle mathvariant="bold">
              <mrow>
                <mi>U</mi>
              </mrow>
            </mstyle>
            <mo stretchy="false">ψ</mo>
          </mrow>
          <mo stretchy="false">)</mo>
        </mrow>
      </mrow>
      <mi mathvariant="italic">dV</mi>
      <mrow>
        <mi/>
        <mo stretchy="false">=</mo>
        <mi/>
      </mrow>
      <mrow>
        <msub>
          <mo stretchy="false">∫</mo>
          <mi>S</mi>
        </msub>
        <mi>d</mi>
      </mrow>
      <mrow>
        <mstyle mathvariant="bold">
          <mrow>
            <mi>S</mi>
          </mrow>
        </mstyle>
        <mo stretchy="false">⋅</mo>
        <mfenced open="(" close=")">
          <mrow>
            <mo stretchy="false">ρ</mo>
            <mstyle mathvariant="bold">
              <mrow>
                <mi>U</mi>
              </mrow>
            </mstyle>
            <mo stretchy="false">ψ</mo>
          </mrow>
        </mfenced>
      </mrow>
      <mrow>
        <mi/>
        <mo stretchy="false">=</mo>
        <mi/>
      </mrow>
      <mrow>
        <munder>
          <mo stretchy="false">∑</mo>
          <mi>f</mi>
        </munder>
        <mrow>
          <mrow>
            <msub>
              <mi>S</mi>
              <mi>f</mi>
            </msub>
            <mo stretchy="false">⋅</mo>
            <msub>
              <mrow>
                <mo stretchy="false">(</mo>
                <mrow>
                  <mo stretchy="false">ρ</mo>
                  <mstyle mathvariant="bold">
                    <mrow>
                      <mi>U</mi>
                    </mrow>
                  </mstyle>
                </mrow>
                <mo stretchy="false">)</mo>
              </mrow>
              <mi>f</mi>
            </msub>
          </mrow>
          <msub>
            <mo stretchy="false">ψ</mo>
            <mi>f</mi>
          </msub>
        </mrow>
      </mrow>
    </mrow>
    <annotation encoding="StarMath 5.0">int_V nabla cdot (%rho bold{U} %psi)dV`=`int_S d{bold S} cdot left ( {%rho bold{U} %psi} right )`=`sum csub f {S_f cdot (%rho bold{U})_f %psi_f}</annotation>
  </semantics>
</math>
</file>

<file path=Object 17/content.xml><?xml version="1.0" encoding="utf-8"?>
<math xmlns="http://www.w3.org/1998/Math/MathML">
  <semantics>
    <mrow>
      <mrow>
        <mrow>
          <msub>
            <mo stretchy="false">∫</mo>
            <mi>V</mi>
          </msub>
          <mo stretchy="false">∇</mo>
        </mrow>
        <mo stretchy="false">⋅</mo>
        <mo stretchy="false">ψ</mo>
      </mrow>
      <mi mathvariant="italic">dV</mi>
      <mrow>
        <mi/>
        <mo stretchy="false">=</mo>
        <mi/>
      </mrow>
      <mrow>
        <msub>
          <mo stretchy="false">∫</mo>
          <mi>S</mi>
        </msub>
        <mi>d</mi>
      </mrow>
      <mrow>
        <mstyle mathvariant="bold">
          <mrow>
            <mi>S</mi>
          </mrow>
        </mstyle>
        <mo stretchy="false">⋅</mo>
        <mfenced open="(" close=")">
          <mo stretchy="false">ψ</mo>
        </mfenced>
      </mrow>
      <mrow>
        <mi/>
        <mo stretchy="false">=</mo>
        <mi/>
      </mrow>
      <mrow>
        <munder>
          <mo stretchy="false">∑</mo>
          <mi>f</mi>
        </munder>
        <mrow>
          <msub>
            <mi>S</mi>
            <mi>f</mi>
          </msub>
          <mo stretchy="false">⋅</mo>
          <msub>
            <mrow>
              <mo stretchy="false">(</mo>
              <mo stretchy="false">ψ</mo>
              <mo stretchy="false">)</mo>
            </mrow>
            <mi>f</mi>
          </msub>
        </mrow>
      </mrow>
    </mrow>
    <annotation encoding="StarMath 5.0">int_V nabla cdot %psi dV`=`int_S d{bold S} cdot left (%psi right )`=`sum csub f {S_f cdot (%psi)_f}</annotation>
  </semantics>
</math>
</file>

<file path=Object 18/content.xml><?xml version="1.0" encoding="utf-8"?>
<math xmlns="http://www.w3.org/1998/Math/MathML">
  <semantics>
    <mrow>
      <mrow>
        <msub>
          <mo stretchy="false">∫</mo>
          <mi>V</mi>
        </msub>
        <mo stretchy="false">∇</mo>
      </mrow>
      <mrow>
        <mo stretchy="false">(</mo>
        <mo stretchy="false">ψ</mo>
        <mo stretchy="false">)</mo>
      </mrow>
      <mi mathvariant="italic">dV</mi>
      <mrow>
        <mi/>
        <mo stretchy="false">=</mo>
        <mi/>
      </mrow>
      <mrow>
        <msub>
          <mo stretchy="false">∫</mo>
          <mi>S</mi>
        </msub>
        <mrow>
          <mo stretchy="false">(</mo>
          <mrow>
            <mi>d</mi>
            <mstyle mathvariant="bold">
              <mrow>
                <mi>S</mi>
              </mrow>
            </mstyle>
          </mrow>
          <mo stretchy="false">)</mo>
        </mrow>
      </mrow>
      <mi/>
      <mo stretchy="false">ψ</mo>
      <mrow>
        <mi/>
        <mo stretchy="false">=</mo>
        <mi/>
      </mrow>
      <mrow>
        <munder>
          <mo stretchy="false">∑</mo>
          <mi>f</mi>
        </munder>
        <msub>
          <mstyle mathvariant="bold">
            <mrow>
              <mi>S</mi>
            </mrow>
          </mstyle>
          <mi>f</mi>
        </msub>
      </mrow>
      <msub>
        <mo stretchy="false">ψ</mo>
        <mi>f</mi>
      </msub>
    </mrow>
    <annotation encoding="StarMath 5.0">int_V nabla (%psi) dV`=`int_S (d  {bold S}) ` %psi`=`sum csub f {{bold{S}}_f}%psi_f</annotation>
  </semantics>
</math>
</file>

<file path=Object 19/content.xml><?xml version="1.0" encoding="utf-8"?>
<math xmlns="http://www.w3.org/1998/Math/MathML">
  <semantics>
    <mrow>
      <mrow>
        <mrow>
          <msub>
            <mo stretchy="false">∫</mo>
            <mi>V</mi>
          </msub>
          <mo stretchy="false">∇</mo>
        </mrow>
        <mo stretchy="false">⋅</mo>
        <mrow>
          <mo stretchy="false">(</mo>
          <mrow>
            <msub>
              <mo stretchy="false">Γ</mo>
              <mo stretchy="false">ψ</mo>
            </msub>
            <mo stretchy="false">∇</mo>
            <mo stretchy="false">ψ</mo>
          </mrow>
          <mo stretchy="false">)</mo>
        </mrow>
      </mrow>
      <mi mathvariant="italic">dV</mi>
      <mrow>
        <mi/>
        <mo stretchy="false">=</mo>
        <mi/>
      </mrow>
      <mrow>
        <msub>
          <mo stretchy="false">∫</mo>
          <mi>S</mi>
        </msub>
        <mi>d</mi>
      </mrow>
      <mrow>
        <mrow>
          <mstyle mathvariant="bold">
            <mrow>
              <mi>S</mi>
            </mrow>
          </mstyle>
          <mo stretchy="false">⋅</mo>
          <mfenced open="(" close=")">
            <mrow>
              <msub>
                <mo stretchy="false">Γ</mo>
                <mo stretchy="false">ψ</mo>
              </msub>
              <mo stretchy="false">∇</mo>
              <mo stretchy="false">ψ</mo>
            </mrow>
          </mfenced>
        </mrow>
        <mo stretchy="false">=</mo>
        <mrow>
          <munder>
            <mo stretchy="false">∑</mo>
            <mi>f</mi>
          </munder>
          <mrow>
            <msub>
              <mstyle mathvariant="bold">
                <mrow>
                  <mi>S</mi>
                </mrow>
              </mstyle>
              <mi>f</mi>
            </msub>
            <mo stretchy="false">⋅</mo>
            <msub>
              <mrow>
                <mo stretchy="false">(</mo>
                <mrow>
                  <msub>
                    <mo stretchy="false">Γ</mo>
                    <mo stretchy="false">ψ</mo>
                  </msub>
                  <mo stretchy="false">∇</mo>
                  <mo stretchy="false">ψ</mo>
                </mrow>
                <mo stretchy="false">)</mo>
              </mrow>
              <mi>f</mi>
            </msub>
          </mrow>
        </mrow>
      </mrow>
    </mrow>
    <annotation encoding="StarMath 5.0">int_V nabla cdot (%GAMMA_%psi nabla %psi)dV`=`int_S d{bold S} cdot left (%GAMMA_%psi nabla %psi right )=sum csub f {{bold{S}}_f cdot (%GAMMA_%psi nabla %psi)_f}</annotation>
  </semantics>
</math>
</file>

<file path=Object 2/content.xml><?xml version="1.0" encoding="utf-8"?>
<math xmlns="http://www.w3.org/1998/Math/MathML">
  <semantics>
    <mrow>
      <mrow>
        <mfrac>
          <mrow>
            <mo stretchy="false">∂</mo>
            <mo stretchy="false">ρ</mo>
            <mstyle mathvariant="bold">
              <mrow>
                <mi>U</mi>
              </mrow>
            </mstyle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fenced open="(" close=")">
            <mrow>
              <mo stretchy="false">ρ</mo>
              <mstyle mathvariant="bold">
                <mrow>
                  <mi>U</mi>
                </mrow>
              </mstyle>
              <mstyle mathvariant="bold">
                <mrow>
                  <mi>U</mi>
                </mrow>
              </mstyle>
            </mrow>
          </mfenced>
        </mrow>
      </mrow>
      <mrow>
        <mi/>
        <mo stretchy="false">−</mo>
        <mi/>
      </mrow>
      <mrow>
        <mrow>
          <mo stretchy="false">∇</mo>
          <mo stretchy="false">⋅</mo>
          <mfenced open="(" close=")">
            <mrow>
              <mo stretchy="false">μ</mo>
              <mfrac>
                <mn>1</mn>
                <mn>2</mn>
              </mfrac>
              <mfenced open="(" close=")">
                <mrow>
                  <mo stretchy="false">∇</mo>
                  <mrow>
                    <mstyle mathvariant="bold">
                      <mrow>
                        <mi>U</mi>
                      </mrow>
                    </mstyle>
                    <mo stretchy="false">+</mo>
                    <msup>
                      <mfenced open="(" close=")">
                        <mrow>
                          <mo stretchy="false">∇</mo>
                          <mstyle mathvariant="bold">
                            <mrow>
                              <mi>U</mi>
                            </mrow>
                          </mstyle>
                        </mrow>
                      </mfenced>
                      <mi>T</mi>
                    </msup>
                  </mrow>
                </mrow>
              </mfenced>
            </mrow>
          </mfenced>
        </mrow>
        <mo stretchy="false">=</mo>
        <mrow>
          <mi/>
          <mo stretchy="false">−</mo>
          <mo stretchy="false">∇</mo>
        </mrow>
      </mrow>
      <mi>p</mi>
    </mrow>
    <annotation encoding="StarMath 5.0">{partial %rho bold{U}} over {partial t} + nabla cdot left( %rho bold{U} bold{U} right)`-`nabla cdot left (%mu 1 over 2 left( nabla bold{U} + left ( nabla bold{U} right )^T right) right )=` - nabla p</annotation>
  </semantics>
</math>
</file>

<file path=Object 20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>
          <mo stretchy="false">∫</mo>
          <mi>V</mi>
        </msub>
        <mo stretchy="false">ρ</mo>
      </mrow>
      <mo stretchy="false">ψ</mo>
      <mi mathvariant="italic">dV</mi>
    </mrow>
    <annotation encoding="StarMath 5.0">partial over {partial t} int_V %rho %psi dV</annotation>
  </semantics>
</math>
</file>

<file path=Object 21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>
          <mo stretchy="false">∫</mo>
          <mi>V</mi>
        </msub>
        <mo stretchy="false">ρ</mo>
      </mrow>
      <mfrac>
        <mrow>
          <mo stretchy="false">∂</mo>
          <mo stretchy="false">ψ</mo>
        </mrow>
        <mrow>
          <mo stretchy="false">∂</mo>
          <mi>t</mi>
        </mrow>
      </mfrac>
      <mi mathvariant="italic">dV</mi>
    </mrow>
    <annotation encoding="StarMath 5.0">partial over {partial t} int_V %rho {partial %psi} over {partial t} dV</annotation>
  </semantics>
</math>
</file>

<file path=Object 22/content.xml><?xml version="1.0" encoding="utf-8"?>
<math xmlns="http://www.w3.org/1998/Math/MathML">
  <semantics>
    <mfrac>
      <mrow>
        <mo stretchy="false">∂</mo>
        <mo stretchy="false">ψ</mo>
      </mrow>
      <mrow>
        <mo stretchy="false">∂</mo>
        <mstyle mathvariant="bold">
          <mrow>
            <mi>n</mi>
          </mrow>
        </mstyle>
      </mrow>
    </mfrac>
    <annotation encoding="StarMath 5.0">{{partial %psi} over {partial bold{n}}}</annotation>
  </semantics>
</math>
</file>

<file path=Object 23/content.xml><?xml version="1.0" encoding="utf-8"?>
<math xmlns="http://www.w3.org/1998/Math/MathML">
  <semantics>
    <msub>
      <mo stretchy="false">ψ</mo>
      <mi>P</mi>
    </msub>
    <annotation encoding="StarMath 5.0">%psi_P</annotation>
  </semantics>
</math>
</file>

<file path=Object 24/content.xml><?xml version="1.0" encoding="utf-8"?>
<math xmlns="http://www.w3.org/1998/Math/MathML">
  <semantics>
    <msub>
      <mo stretchy="false">ψ</mo>
      <mi>f</mi>
    </msub>
    <annotation encoding="StarMath 5.0">%psi_f</annotation>
  </semantics>
</math>
</file>

<file path=Object 25/content.xml><?xml version="1.0" encoding="utf-8"?>
<math xmlns="http://www.w3.org/1998/Math/MathML">
  <semantics>
    <mrow>
      <msup>
        <mi>R</mi>
        <mi mathvariant="italic">Eff</mi>
      </msup>
      <mrow>
        <mi/>
        <mo stretchy="false">=</mo>
        <mi/>
      </mrow>
      <mrow>
        <mo stretchy="false">(</mo>
        <mrow>
          <mo stretchy="false">μ</mo>
          <mo stretchy="false">+</mo>
          <msup>
            <mo stretchy="false">μ</mo>
            <mi>t</mi>
          </msup>
        </mrow>
        <mo stretchy="false">)</mo>
      </mrow>
      <mfenced open="[" close="]">
        <mrow>
          <mo stretchy="false">∇</mo>
          <mstyle mathvariant="bold">
            <mrow>
              <mi>U</mi>
            </mrow>
          </mstyle>
          <mrow>
            <mi/>
            <mo stretchy="false">+</mo>
            <mi/>
          </mrow>
          <msup>
            <mfenced open="(" close=")">
              <mrow>
                <mo stretchy="false">∇</mo>
                <mstyle mathvariant="bold">
                  <mrow>
                    <mi>U</mi>
                  </mrow>
                </mstyle>
              </mrow>
            </mfenced>
            <mi>T</mi>
          </msup>
        </mrow>
      </mfenced>
    </mrow>
    <annotation encoding="StarMath 5.0">R^Eff`=` (%mu + %mu^t) left [ nabla bold{U}`+` left({nabla bold{U}}right)^T right ] </annotation>
  </semantics>
</math>
</file>

<file path=Object 3/content.xml><?xml version="1.0" encoding="utf-8"?>
<math xmlns="http://www.w3.org/1998/Math/MathML">
  <semantics>
    <mrow>
      <mi mathvariant="italic">pV</mi>
      <mrow>
        <mi/>
        <mo stretchy="false">=</mo>
        <mi/>
      </mrow>
      <mo stretchy="false">ν</mo>
      <mi>R</mi>
      <mi>T</mi>
    </mrow>
    <annotation encoding="StarMath 5.0">pV`=`%nu R T</annotation>
  </semantics>
</math>
</file>

<file path=Object 4/content.xml><?xml version="1.0" encoding="utf-8"?>
<math xmlns="http://www.w3.org/1998/Math/MathML">
  <semantics>
    <mrow>
      <mi mathvariant="italic">Ax</mi>
      <mo stretchy="false">=</mo>
      <mi>b</mi>
    </mrow>
    <annotation encoding="StarMath 5.0">Ax=b</annotation>
  </semantics>
</math>
</file>

<file path=Object 5/content.xml><?xml version="1.0" encoding="utf-8"?>
<math xmlns="http://www.w3.org/1998/Math/MathML">
  <semantics>
    <mrow>
      <msub>
        <mi>A</mi>
        <mi mathvariant="italic">ii</mi>
      </msub>
      <msub>
        <mo stretchy="false">ψ</mo>
        <mi>i</mi>
      </msub>
      <mrow>
        <mi/>
        <mo stretchy="false">+</mo>
        <mi/>
      </mrow>
      <mrow>
        <munder>
          <mo stretchy="false">∑</mo>
          <mi>j</mi>
        </munder>
        <mrow>
          <msub>
            <mi>A</mi>
            <mi mathvariant="italic">ij</mi>
          </msub>
          <msub>
            <mo stretchy="false">ψ</mo>
            <mi>j</mi>
          </msub>
        </mrow>
      </mrow>
      <mrow>
        <mi/>
        <mo stretchy="false">=</mo>
        <mi/>
      </mrow>
      <msub>
        <mi>S</mi>
        <mi>i</mi>
      </msub>
    </mrow>
    <annotation encoding="StarMath 5.0">A_{ii} %psi_i`+`sum csub{j} {A_{ij} %psi_j}`=` S_i</annotation>
  </semantics>
</math>
</file>

<file path=Object 6/content.xml><?xml version="1.0" encoding="utf-8"?>
<math xmlns="http://www.w3.org/1998/Math/MathML">
  <semantics>
    <msub>
      <mi>A</mi>
      <mi mathvariant="italic">ii</mi>
    </msub>
    <annotation encoding="StarMath 5.0">A_ii</annotation>
  </semantics>
</math>
</file>

<file path=Object 7/content.xml><?xml version="1.0" encoding="utf-8"?>
<math xmlns="http://www.w3.org/1998/Math/MathML">
  <semantics>
    <msub>
      <mo stretchy="false">ψ</mo>
      <mi>j</mi>
    </msub>
    <annotation encoding="StarMath 5.0">%psi_j</annotation>
  </semantics>
</math>
</file>

<file path=Object 8/content.xml><?xml version="1.0" encoding="utf-8"?>
<math xmlns="http://www.w3.org/1998/Math/MathML">
  <semantics>
    <mrow>
      <munder>
        <mo stretchy="false">∑</mo>
        <mi>j</mi>
      </munder>
      <mrow>
        <msub>
          <mi>A</mi>
          <mi mathvariant="italic">ij</mi>
        </msub>
        <msub>
          <mo stretchy="false">ψ</mo>
          <mi>j</mi>
        </msub>
      </mrow>
    </mrow>
    <annotation encoding="StarMath 5.0">sum csub {j} {A_ij %psi_j}</annotation>
  </semantics>
</math>
</file>

<file path=Object 9/content.xml><?xml version="1.0" encoding="utf-8"?>
<math xmlns="http://www.w3.org/1998/Math/MathML">
  <semantics>
    <msub>
      <mi>S</mi>
      <mi>i</mi>
    </msub>
    <annotation encoding="StarMath 5.0">S_i</annotation>
  </semantics>
</math>
</file>